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1cm" svg:stroke-color="#ffffff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1cm" svg:stroke-color="#accfcc" draw:stroke-linejoin="round" svg:stroke-linecap="round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0.656cm" svg:height="0.542cm" svg:x="4.869cm" svg:y="19.02cm" svg:viewBox="0 0 657 543" draw:points="0,0 657,0 657,543 0,543">
          <text:p/>
        </draw:polygon>
        <draw:polygon draw:style-name="gr2" draw:text-style-name="P2" draw:layer="layout" svg:width="0.654cm" svg:height="0.543cm" svg:x="4.867cm" svg:y="19.02cm" svg:viewBox="0 0 655 544" draw:points="0,544 655,544 655,0 0,0">
          <text:p/>
        </draw:polygon>
        <draw:polygon draw:style-name="gr1" draw:text-style-name="P1" draw:layer="layout" svg:width="1.028cm" svg:height="0.542cm" svg:x="6.643cm" svg:y="19.02cm" svg:viewBox="0 0 1029 543" draw:points="0,0 1029,0 1029,543 0,543">
          <text:p/>
        </draw:polygon>
        <draw:polygon draw:style-name="gr2" draw:text-style-name="P2" draw:layer="layout" svg:width="1.027cm" svg:height="0.543cm" svg:x="6.646cm" svg:y="19.02cm" svg:viewBox="0 0 1028 544" draw:points="0,544 1028,544 1028,0 0,0">
          <text:p/>
        </draw:polygon>
        <draw:polygon draw:style-name="gr1" draw:text-style-name="P1" draw:layer="layout" svg:width="0.661cm" svg:height="0.542cm" svg:x="8.793cm" svg:y="19.02cm" svg:viewBox="0 0 662 543" draw:points="0,0 662,0 662,543 0,543">
          <text:p/>
        </draw:polygon>
        <draw:polygon draw:style-name="gr2" draw:text-style-name="P2" draw:layer="layout" svg:width="0.658cm" svg:height="0.543cm" svg:x="8.794cm" svg:y="19.02cm" svg:viewBox="0 0 659 544" draw:points="0,544 659,544 659,0 0,0">
          <text:p/>
        </draw:polygon>
        <draw:polygon draw:style-name="gr1" draw:text-style-name="P1" draw:layer="layout" svg:width="1.219cm" svg:height="0.542cm" svg:x="10.478cm" svg:y="19.02cm" svg:viewBox="0 0 1220 543" draw:points="0,0 1220,0 1220,543 0,543">
          <text:p/>
        </draw:polygon>
        <draw:polygon draw:style-name="gr2" draw:text-style-name="P2" draw:layer="layout" svg:width="1.214cm" svg:height="0.543cm" svg:x="10.479cm" svg:y="19.02cm" svg:viewBox="0 0 1215 544" draw:points="0,544 1215,544 1215,0 0,0">
          <text:p/>
        </draw:polygon>
        <draw:polygon draw:style-name="gr1" draw:text-style-name="P1" draw:layer="layout" svg:width="0.656cm" svg:height="0.546cm" svg:x="12.722cm" svg:y="20.002cm" svg:viewBox="0 0 657 547" draw:points="0,0 657,0 657,547 0,547">
          <text:p/>
        </draw:polygon>
        <draw:polygon draw:style-name="gr2" draw:text-style-name="P2" draw:layer="layout" svg:width="0.658cm" svg:height="0.543cm" svg:x="12.721cm" svg:y="20.004cm" svg:viewBox="0 0 659 544" draw:points="0,544 659,544 659,0 0,0">
          <text:p/>
        </draw:polygon>
        <draw:polygon draw:style-name="gr1" draw:text-style-name="P1" draw:layer="layout" svg:width="0.846cm" svg:height="0.546cm" svg:x="14.593cm" svg:y="20.002cm" svg:viewBox="0 0 847 547" draw:points="0,0 847,0 847,547 0,547">
          <text:p/>
        </draw:polygon>
        <draw:polygon draw:style-name="gr2" draw:text-style-name="P2" draw:layer="layout" svg:width="0.845cm" svg:height="0.543cm" svg:x="14.593cm" svg:y="20.004cm" svg:viewBox="0 0 846 544" draw:points="0,544 846,544 846,0 0,0">
          <text:p/>
        </draw:polygon>
        <draw:polygon draw:style-name="gr1" draw:text-style-name="P1" draw:layer="layout" svg:width="1.625cm" svg:height="0.542cm" svg:x="9.293cm" svg:y="16.078cm" svg:viewBox="0 0 1626 543" draw:points="0,0 1626,0 1626,543 0,543">
          <text:p/>
        </draw:polygon>
        <draw:polygon draw:style-name="gr2" draw:text-style-name="P2" draw:layer="layout" svg:width="1.625cm" svg:height="0.543cm" svg:x="9.291cm" svg:y="16.076cm" svg:viewBox="0 0 1626 544" draw:points="0,544 1626,544 1626,0 0,0">
          <text:p/>
        </draw:polygon>
        <draw:polygon draw:style-name="gr1" draw:text-style-name="P1" draw:layer="layout" svg:width="2.231cm" svg:height="0.542cm" svg:x="7.024cm" svg:y="17.06cm" svg:viewBox="0 0 2232 543" draw:points="0,0 2232,0 2232,543 0,543">
          <text:p/>
        </draw:polygon>
        <draw:polygon draw:style-name="gr2" draw:text-style-name="P2" draw:layer="layout" svg:width="2.228cm" svg:height="0.543cm" svg:x="7.028cm" svg:y="17.06cm" svg:viewBox="0 0 2229 544" draw:points="0,544 2229,544 2229,0 0,0">
          <text:p/>
        </draw:polygon>
        <draw:polygon draw:style-name="gr1" draw:text-style-name="P1" draw:layer="layout" svg:width="2.231cm" svg:height="0.542cm" svg:x="12.916cm" svg:y="18.042cm" svg:viewBox="0 0 2232 543" draw:points="0,0 2232,0 2232,543 0,543">
          <text:p/>
        </draw:polygon>
        <draw:polygon draw:style-name="gr2" draw:text-style-name="P2" draw:layer="layout" svg:width="2.233cm" svg:height="0.543cm" svg:x="12.916cm" svg:y="18.04cm" svg:viewBox="0 0 2234 544" draw:points="0,544 2234,544 2234,0 0,0">
          <text:p/>
        </draw:polygon>
        <draw:polygon draw:style-name="gr1" draw:text-style-name="P1" draw:layer="layout" svg:width="2.095cm" svg:height="0.542cm" svg:x="11.02cm" svg:y="17.06cm" svg:viewBox="0 0 2096 543" draw:points="0,0 2096,0 2096,543 0,543">
          <text:p/>
        </draw:polygon>
        <draw:polygon draw:style-name="gr2" draw:text-style-name="P2" draw:layer="layout" svg:width="2.093cm" svg:height="0.543cm" svg:x="11.023cm" svg:y="17.06cm" svg:viewBox="0 0 2094 544" draw:points="0,544 2094,544 2094,0 0,0">
          <text:p/>
        </draw:polygon>
        <draw:polygon draw:style-name="gr1" draw:text-style-name="P1" draw:layer="layout" svg:width="1.325cm" svg:height="0.542cm" svg:x="4.53cm" svg:y="18.042cm" svg:viewBox="0 0 1326 543" draw:points="0,0 1326,0 1326,543 0,543">
          <text:p/>
        </draw:polygon>
        <draw:polygon draw:style-name="gr2" draw:text-style-name="P2" draw:layer="layout" svg:width="1.325cm" svg:height="0.543cm" svg:x="4.531cm" svg:y="18.04cm" svg:viewBox="0 0 1326 544" draw:points="0,544 1326,544 1326,0 0,0">
          <text:p/>
        </draw:polygon>
        <draw:polygon draw:style-name="gr1" draw:text-style-name="P1" draw:layer="layout" svg:width="1.321cm" svg:height="0.542cm" svg:x="12.391cm" svg:y="19.02cm" svg:viewBox="0 0 1322 543" draw:points="0,0 1322,0 1322,543 0,543">
          <text:p/>
        </draw:polygon>
        <draw:polygon draw:style-name="gr2" draw:text-style-name="P2" draw:layer="layout" svg:width="1.324cm" svg:height="0.543cm" svg:x="12.39cm" svg:y="19.02cm" svg:viewBox="0 0 1325 544" draw:points="0,544 1325,544 1325,0 0,0">
          <text:p/>
        </draw:polygon>
        <draw:polygon draw:style-name="gr1" draw:text-style-name="P1" draw:layer="layout" svg:width="1.672cm" svg:height="0.542cm" svg:x="6.325cm" svg:y="18.042cm" svg:viewBox="0 0 1673 543" draw:points="0,0 1673,0 1673,543 0,543">
          <text:p/>
        </draw:polygon>
        <draw:polygon draw:style-name="gr2" draw:text-style-name="P2" draw:layer="layout" svg:width="1.673cm" svg:height="0.543cm" svg:x="6.323cm" svg:y="18.04cm" svg:viewBox="0 0 1674 544" draw:points="0,544 1674,544 1674,0 0,0">
          <text:p/>
        </draw:polygon>
        <draw:polygon draw:style-name="gr1" draw:text-style-name="P1" draw:layer="layout" svg:width="1.029cm" svg:height="0.542cm" svg:x="10.571cm" svg:y="18.042cm" svg:viewBox="0 0 1030 543" draw:points="0,0 1030,0 1030,543 0,543">
          <text:p/>
        </draw:polygon>
        <draw:polygon draw:style-name="gr2" draw:text-style-name="P2" draw:layer="layout" svg:width="1.023cm" svg:height="0.543cm" svg:x="10.577cm" svg:y="18.04cm" svg:viewBox="0 0 1024 544" draw:points="0,544 1024,544 1024,0 0,0">
          <text:p/>
        </draw:polygon>
        <draw:polygon draw:style-name="gr1" draw:text-style-name="P1" draw:layer="layout" svg:width="1.16cm" svg:height="0.542cm" svg:x="8.543cm" svg:y="18.042cm" svg:viewBox="0 0 1161 543" draw:points="0,0 1161,0 1161,543 0,543">
          <text:p/>
        </draw:polygon>
        <draw:polygon draw:style-name="gr2" draw:text-style-name="P2" draw:layer="layout" svg:width="1.159cm" svg:height="0.543cm" svg:x="8.543cm" svg:y="18.04cm" svg:viewBox="0 0 1160 544" draw:points="0,544 1160,544 1160,0 0,0">
          <text:p/>
        </draw:polygon>
        <draw:polygon draw:style-name="gr1" draw:text-style-name="P1" draw:layer="layout" svg:width="1.16cm" svg:height="0.542cm" svg:x="14.436cm" svg:y="19.02cm" svg:viewBox="0 0 1161 543" draw:points="0,0 1161,0 1161,543 0,543">
          <text:p/>
        </draw:polygon>
        <draw:polygon draw:style-name="gr2" draw:text-style-name="P2" draw:layer="layout" svg:width="1.159cm" svg:height="0.543cm" svg:x="14.436cm" svg:y="19.02cm" svg:viewBox="0 0 1160 544" draw:points="0,544 1160,544 1160,0 0,0">
          <text:p/>
        </draw:polygon>
        <draw:line draw:style-name="gr3" draw:text-style-name="P2" draw:layer="layout" svg:x1="9.563cm" svg:y1="16.619cm" svg:x2="8.683cm" svg:y2="17.061cm">
          <text:p/>
        </draw:line>
        <draw:line draw:style-name="gr3" draw:text-style-name="P2" draw:layer="layout" svg:x1="10.649cm" svg:y1="16.619cm" svg:x2="11.525cm" svg:y2="17.061cm">
          <text:p/>
        </draw:line>
        <draw:line draw:style-name="gr3" draw:text-style-name="P2" draw:layer="layout" svg:x1="7.326cm" svg:y1="17.603cm" svg:x2="5.856cm" svg:y2="18.092cm">
          <text:p/>
        </draw:line>
        <draw:line draw:style-name="gr3" draw:text-style-name="P2" draw:layer="layout" svg:x1="7.869cm" svg:y1="17.603cm" svg:x2="7.431cm" svg:y2="18.041cm">
          <text:p/>
        </draw:line>
        <draw:line draw:style-name="gr3" draw:text-style-name="P2" draw:layer="layout" svg:x1="8.412cm" svg:y1="17.603cm" svg:x2="8.85cm" svg:y2="18.041cm">
          <text:p/>
        </draw:line>
        <draw:line draw:style-name="gr3" draw:text-style-name="P2" draw:layer="layout" svg:x1="11.796cm" svg:y1="17.603cm" svg:x2="11.358cm" svg:y2="18.041cm">
          <text:p/>
        </draw:line>
        <draw:line draw:style-name="gr3" draw:text-style-name="P2" draw:layer="layout" svg:x1="12.61cm" svg:y1="17.603cm" svg:x2="13.49cm" svg:y2="18.041cm">
          <text:p/>
        </draw:line>
        <draw:line draw:style-name="gr3" draw:text-style-name="P2" draw:layer="layout" svg:x1="5.194cm" svg:y1="18.583cm" svg:x2="5.194cm" svg:y2="19.02cm">
          <text:p/>
        </draw:line>
        <draw:line draw:style-name="gr3" draw:text-style-name="P2" draw:layer="layout" svg:x1="7.159cm" svg:y1="18.583cm" svg:x2="7.159cm" svg:y2="19.02cm">
          <text:p/>
        </draw:line>
        <draw:line draw:style-name="gr3" draw:text-style-name="P2" draw:layer="layout" svg:x1="9.121cm" svg:y1="18.583cm" svg:x2="9.121cm" svg:y2="19.02cm">
          <text:p/>
        </draw:line>
        <draw:line draw:style-name="gr3" draw:text-style-name="P2" draw:layer="layout" svg:x1="11.086cm" svg:y1="18.583cm" svg:x2="11.086cm" svg:y2="19.02cm">
          <text:p/>
        </draw:line>
        <draw:line draw:style-name="gr3" draw:text-style-name="P2" draw:layer="layout" svg:x1="13.762cm" svg:y1="18.583cm" svg:x2="13.324cm" svg:y2="19.021cm">
          <text:p/>
        </draw:line>
        <draw:line draw:style-name="gr3" draw:text-style-name="P2" draw:layer="layout" svg:x1="14.304cm" svg:y1="18.583cm" svg:x2="14.742cm" svg:y2="19.021cm">
          <text:p/>
        </draw:line>
        <draw:line draw:style-name="gr3" draw:text-style-name="P2" draw:layer="layout" svg:x1="13.052cm" svg:y1="19.563cm" svg:x2="13.052cm" svg:y2="20.004cm">
          <text:p/>
        </draw:line>
        <draw:line draw:style-name="gr3" draw:text-style-name="P2" draw:layer="layout" svg:x1="15.013cm" svg:y1="19.563cm" svg:x2="15.013cm" svg:y2="20.004cm">
          <text:p/>
        </draw:line>
        <draw:path draw:style-name="gr4" draw:text-style-name="P3" draw:layer="layout" svg:width="0.136cm" svg:height="0.224cm" svg:x="4.943cm" svg:y="19.16cm" svg:viewBox="0 0 137 225" svg:d="M43 4l-4 46h-39v22h39c0 21-5 38-5 51 0 12 0 25 0 33 0 26 5 43 13 51 8 14 21 18 38 18s34-4 52-18l-8-21c-14 9-27 13-35 13-9 0-13 0-17-4-5 0-9-5-9-9-4-4-4-13-4-21 0-9-4-17-4-30 0-21 4-42 4-63h55v-22h-55l4-38c0-4 0-4 4-4 0-4 0-4 0-8z">
          <text:p/>
        </draw:path>
        <draw:path draw:style-name="gr4" draw:text-style-name="P3" draw:layer="layout" svg:width="0.136cm" svg:height="0.246cm" svg:x="5.13cm" svg:y="19.134cm" svg:viewBox="0 0 137 247" svg:d="M0 247h25v-97c0-9 0-17 5-22 4-8 8-13 13-17 4-4 12-8 17-8 4-5 13-5 17-5 9 0 17 5 22 9 8 8 8 21 8 38v102h30v-102c0-12-4-25-4-34-4-8-9-18-13-22s-9-8-17-13c-4-4-13-4-21-4-9 0-22 4-31 9-8 8-17 17-26 26v-98c0-5 0-5 5-5 0-4 0-4 0-4h-30z">
          <text:p/>
        </draw:path>
        <draw:path draw:style-name="gr4" draw:text-style-name="P3" draw:layer="layout" svg:width="0.149cm" svg:height="0.178cm" svg:x="5.308cm" svg:y="19.206cm" svg:viewBox="0 0 150 179" svg:d="M77 0c-9 0-21 4-30 9-9 4-17 8-26 17-4 4-12 16-16 25-5 13-5 26-5 38 0 17 0 31 5 39 4 13 12 22 16 30 9 8 17 13 26 17 13 4 26 4 34 4 26 0 48-8 61-25l-13-13c-13 13-26 17-44 17-8 0-17 0-21-4-8 0-13-4-17-9-9-4-13-12-17-21-4-8-4-18-4-30h120c4 0 4-5 4-5 0-4 0-4 0-8 0-13-4-26-8-34-5-13-9-21-13-26-9-8-17-12-26-17-9-4-18-4-26-4zM26 72c4-17 8-30 17-38 13-8 21-13 34-13 4 0 12 0 17 5 5 0 9 4 13 8 5 4 9 8 13 17 0 4 0 9 0 17v4z">
          <text:p/>
        </draw:path>
        <draw:path draw:style-name="gr4" draw:text-style-name="P3" draw:layer="layout" svg:width="0.165cm" svg:height="0.238cm" svg:x="6.701cm" svg:y="19.21cm" svg:viewBox="0 0 166 239" svg:d="M13 13l63 158-4 13c-4 13-8 21-17 25-4 5-13 5-17 5s-9 0-9 0c-4 0-4 0-8-5h-4v-4-4h-4l-13 21c8 8 21 17 38 17 13 0 26-4 34-13 9-4 17-17 21-34l9-17 48-124c4-13 4-21 8-29 4-9 4-13 8-22h-30c0 9-5 13-5 22 0 8-4 16-8 25l-30 90-51-124v-4-4-5h-34z">
          <text:p/>
        </draw:path>
        <draw:path draw:style-name="gr4" draw:text-style-name="P3" draw:layer="layout" svg:width="0.157cm" svg:height="0.178cm" svg:x="6.896cm" svg:y="19.206cm" svg:viewBox="0 0 158 179" svg:d="M77 0c-9 0-17 4-30 9-9 4-17 8-26 17-4 8-12 16-17 29-4 13-4 22-4 34 0 13 0 27 4 39 5 9 9 22 17 26 9 8 17 17 26 21 8 4 21 4 30 4 12 0 22 0 30-4 13-4 21-9 26-17 8-8 13-17 17-30 4-8 8-22 8-39 0-12-4-25-8-38-4-9-9-17-17-25-5-9-13-13-26-17-8-5-18-9-30-9zM128 89c0 13 0 22-4 31 0 8-4 17-8 21-5 4-13 9-17 13-5 4-14 4-22 4-5 0-13 0-17-4-9-4-13-9-17-13-5-8-9-17-13-21 0-9-5-22-5-31 0-8 5-17 5-25 4-9 8-17 13-22 4-8 8-12 17-12 4-4 12-4 17-4 8 0 12 0 22 4 4 0 8 4 17 12 4 5 8 13 8 22 4 8 4 17 4 25z">
          <text:p/>
        </draw:path>
        <draw:path draw:style-name="gr4" draw:text-style-name="P3" draw:layer="layout" svg:width="0.141cm" svg:height="0.174cm" svg:x="7.091cm" svg:y="19.21cm" svg:viewBox="0 0 142 175" svg:d="M0 0v99c0 13 0 25 5 34 0 8 4 17 12 25 5 4 9 9 17 13 9 4 17 4 26 4 8 0 21 0 29-8 9-5 17-13 22-21v12c0 4 0 4 0 9v4h31c0-4-5-9-5-13v-158h-26v95c0 12 0 21-5 25 0 9-4 17-8 21-4 5-9 9-17 9-4 4-8 4-17 4-4 0-8 0-13 0-4-4-8-8-12-13-5-4-9-8-9-17-4-8-4-17-4-25v-99z">
          <text:p/>
        </draw:path>
        <draw:path draw:style-name="gr4" draw:text-style-name="P3" draw:layer="layout" svg:width="0.136cm" svg:height="0.174cm" svg:x="7.278cm" svg:y="19.206cm" svg:viewBox="0 0 137 175" svg:d="M0 175h30v-98c0-9 0-13 4-22 4-8 9-13 13-17s8-8 13-8c8-4 12-4 22-4 8 0 13 4 21 8 4 8 8 21 8 38v103h26v-103c0-12 0-25-4-34 0-8-4-17-9-21-4-4-13-8-17-13-8-4-12-4-21-4-14 0-22 4-31 9-12 8-21 17-25 25v-30h-30z">
          <text:p/>
        </draw:path>
        <draw:path draw:style-name="gr4" draw:text-style-name="P3" draw:layer="layout" svg:width="0.162cm" svg:height="0.238cm" svg:x="7.456cm" svg:y="19.206cm" svg:viewBox="0 0 163 239" svg:d="M44 30c9-4 17-9 25-9 5 0 9 0 17 5 5 0 9 4 9 4 4 4 8 8 8 12 5 5 5 13 5 18 0 4 0 8-5 12 0 5-4 9-8 13 0 4-4 4-9 9-4 0-12 0-17 0-4 0-8 0-12 0-4-5-9-5-13-9s-4-8-8-13c0-4-6-8-6-12 0-5 6-13 6-18 0-4 4-8 8-12zM112 17c-9-13-26-17-43-17-4 0-12 0-21 4-8 5-18 9-22 13s-9 13-13 17c-4 8-4 17-4 26 0 8 0 17 4 25 4 9 13 17 23 21-19 14-23 22-23 35 0 9 4 17 13 21-17 13-26 26-26 39 0 4 0 8 5 17 4 4 8 8 12 12 5 4 13 4 23 9 13 0 25 0 38 0s25 0 34-5c8 0 17-4 25-8 5-4 9-13 13-17 4-8 4-13 4-21 0-5 0-13-4-17 0-5-4-9-8-13-5-4-13-8-22-8-8-5-17-5-29-5-5 0-9 0-13 0s-9 0-13 0c-8 0-17 0-21 0-4-4-8-8-8-12 0-5 4-13 12-17 9 0 17 4 21 4 9 0 17-4 26-4 8-5 13-10 21-14 4-8 8-13 13-21 0-9 4-13 4-21 0-13-4-22-9-30 9-4 18-9 30-9h5 4l-4-21h-5c-17 0-30 4-42 17zM44 166c9 0 13 0 21 5 9 0 17 0 26 0h4 4c9 0 17 0 25 4 5 4 5 8 9 17 0 9-9 13-17 21-8 5-21 9-38 9-9 0-13 0-21-4-4 0-13 0-17-5-4 0-10-4-10-8-4-4-8-4-8-13s8-17 22-26z">
          <text:p/>
        </draw:path>
        <draw:path draw:style-name="gr4" draw:text-style-name="P3" draw:layer="layout" svg:width="0.162cm" svg:height="0.174cm" svg:x="8.857cm" svg:y="19.206cm" svg:viewBox="0 0 163 175" svg:d="M0 175h26v-111c0-17 4-26 9-30 4-8 12-13 16-13 9 0 13 5 13 9 4 4 4 12 4 25v120h27v-111c0-4 0-13 4-17 0-5 0-9 4-13 5-4 5-8 9-8 4-5 8-5 8-5 5 0 5 0 9 0l4 5c4 4 4 4 4 12 0 4 0 9 0 17v120h26v-133c0-8 0-21-9-29-4-9-12-13-25-13-9 0-13 4-21 9-9 4-13 8-17 17 0-9-5-13-9-17-9-5-14-9-22-9-4 0-13 4-17 9-8 0-13 8-17 12v-17h-26z">
          <text:p/>
        </draw:path>
        <draw:path draw:style-name="gr4" draw:text-style-name="P3" draw:layer="layout" svg:width="0.145cm" svg:height="0.178cm" svg:x="9.048cm" svg:y="19.206cm" svg:viewBox="0 0 146 179" svg:d="M17 26l13 16c13-12 30-21 47-21 13 0 26 5 35 13 4 4 9 17 9 34v9h-31c-30 0-51 4-68 17-13 8-22 22-22 39 0 4 0 12 5 17 4 8 8 12 12 16 5 5 9 9 18 9 8 4 17 4 25 4 21 0 43-4 61-21v17h25v-107c0-21-4-42-17-51-13-13-30-17-52-17-25 0-42 9-60 26zM121 94v12c0 10 0 18-5 22 0 5 0 5-4 9s-4 8-9 13c-9 0-13 4-18 8-8 0-12 0-21 0-8 0-17 0-25-8-9-5-9-13-9-17 0-9 0-13 0-17 5 0 5-5 13-10 4-4 9-4 17-8 8 0 21-4 34-4 5 0 9 0 14 0h8z">
          <text:p/>
        </draw:path>
        <draw:path draw:style-name="gr4" draw:text-style-name="P3" draw:layer="layout" svg:width="0.136cm" svg:height="0.174cm" svg:x="9.244cm" svg:y="19.206cm" svg:viewBox="0 0 137 175" svg:d="M0 175h26v-98c0-9 5-13 9-22 0-8 4-13 8-17 9-4 13-8 17-8 9-4 13-4 17-4 9 0 17 4 26 8 4 8 8 21 8 38v103h26v-103c0-12 0-25-5-34-4-8-4-17-12-21-4-4-9-8-13-13-9-4-17-4-21-4-13 0-22 4-34 9-9 8-17 17-26 25v-30h-26z">
          <text:p/>
        </draw:path>
        <draw:path draw:style-name="gr4" draw:text-style-name="P3" draw:layer="layout" svg:width="0.153cm" svg:height="0.178cm" svg:x="10.547cm" svg:y="19.206cm" svg:viewBox="0 0 154 179" svg:d="M154 34c-8-13-17-17-30-25-8-5-21-9-34-9-12 0-25 4-34 9-12 4-21 8-29 17-10 8-14 16-18 29-5 9-9 22-9 34 0 13 4 27 9 39 4 9 8 17 18 26 8 8 17 17 25 21 13 4 21 4 34 4 26 0 47-8 64-25l-17-17c-13 13-26 21-43 21-8 0-17-4-25-8-4 0-13-9-17-13s-9-13-13-21c-4-10-4-18-4-27 0-12 0-21 4-25 4-9 9-17 13-22 4-8 8-12 17-12 4-4 13-4 21-4 13 0 26 0 34 8 4 4 9 8 9 8 0 5 4 5 4 9s0 4 0 4z">
          <text:p/>
        </draw:path>
        <draw:path draw:style-name="gr4" draw:text-style-name="P3" draw:layer="layout" svg:width="0.144cm" svg:height="0.178cm" svg:x="10.734cm" svg:y="19.206cm" svg:viewBox="0 0 145 179" svg:d="M17 26l13 16c12-12 25-21 42-21s30 5 34 13c9 4 13 17 13 34v9h-34c-26 0-47 4-64 17-13 8-21 22-21 39 0 4 0 12 4 17 0 8 4 12 9 16 8 5 13 9 21 9 4 4 13 4 21 4 26 0 47-4 64-21v17h26v-107c0-21-9-42-18-51-12-13-30-17-51-17-25 0-46 9-59 26zM119 94v12c0 10 0 18-4 22 0 5-5 5-5 9-4 4-8 8-13 13-4 0-8 4-16 8-5 0-13 0-17 0-13 0-22 0-26-8-8-5-12-13-12-17 0-9 0-13 4-17 0 0 4-5 8-10 4-4 13-4 21-8 9 0 22-4 34-4 4 0 4 0 9 0h13z">
          <text:p/>
        </draw:path>
        <draw:path draw:style-name="gr4" draw:text-style-name="P3" draw:layer="layout" svg:width="0.14cm" svg:height="0.174cm" svg:x="10.925cm" svg:y="19.21cm" svg:viewBox="0 0 141 175" svg:d="M0 0v99c0 13 0 25 4 34 4 8 9 17 13 25 4 4 13 9 21 13 4 4 13 4 21 4 14 0 23 0 31-8 9-5 17-13 26-21l-5 12c0 4 0 4 0 9 5 0 5 4 5 4h25c0-4 0-9 0-13v-158h-30v95c0 12 0 21 0 25-4 9-8 17-12 21-5 5-9 9-13 9-9 4-13 4-17 4-10 0-14 0-18 0-4-4-9-8-13-13-4-4-4-8-8-17 0-8 0-17 0-25v-99z">
          <text:p/>
        </draw:path>
        <draw:path draw:style-name="gr4" draw:text-style-name="P3" draw:layer="layout" svg:width="0.162cm" svg:height="0.238cm" svg:x="11.103cm" svg:y="19.206cm" svg:viewBox="0 0 163 239" svg:d="M43 30c8-4 17-9 29-9 5 0 9 0 13 5 5 0 10 4 14 4 4 4 4 8 8 12 0 5 0 13 0 18 0 4 0 8 0 12-4 5-4 9-8 13s-9 4-14 9c-4 0-8 0-13 0-8 0-12 0-16 0-5-5-9-5-13-9 0-4-4-8-9-13 0-4 0-8 0-12 0-5 0-13 0-18 5-4 5-8 9-12zM116 17c-13-13-26-17-44-17-8 0-16 0-25 4-8 5-13 9-17 13-8 4-13 13-17 17-4 8-4 17-4 26 0 8 0 17 8 25 5 9 9 17 17 21-12 14-21 22-21 35 0 9 4 17 17 21-21 13-30 26-30 39 0 4 0 8 4 17 5 4 9 8 13 12 9 4 17 4 26 9 8 0 21 0 34 0s26 0 35-5c13 0 21-4 25-8 9-4 13-13 17-17 0-8 4-13 4-21 0-5-4-13-4-17-4-5-8-9-13-13-4-4-12-8-16-8-9-5-22-5-30-5-5 0-10 0-14 0-9 0-13 0-17 0-8 0-13 0-21 0-4-4-4-8-4-12 0-5 4-13 12-17 5 0 13 4 21 4 9 0 18-4 23-4 8-5 17-10 21-14 4-8 9-13 13-21 4-9 4-13 4-21 0-13-4-22-8-30 8-4 21-9 29-9h4c5 0 5 0 5 0v-21h-5c-17 0-33 4-42 17zM47 166c4 0 13 0 21 5 4 0 13 0 27 0h4c13 0 21 0 26 4 4 4 8 8 8 17s-4 13-17 21c-9 5-21 9-35 9-9 0-17 0-21-4-9 0-13 0-17-5-9 0-9-4-13-8s-4-4-4-13 8-17 21-26z">
          <text:p/>
        </draw:path>
        <draw:path draw:style-name="gr4" draw:text-style-name="P3" draw:layer="layout" svg:width="0.136cm" svg:height="0.246cm" svg:x="11.303cm" svg:y="19.134cm" svg:viewBox="0 0 137 247" svg:d="M0 247h25v-97c0-9 5-17 5-22 4-8 8-13 12-17 9-4 13-8 17-8 9-5 13-5 17-5 9 0 17 5 22 9 9 8 13 21 13 38v102h26v-102c0-12 0-25-5-34-4-8-4-18-12-22-4-4-9-8-13-13-9-4-18-4-22-4-13 0-22 4-34 9-9 8-17 17-26 26v-98c0-5 5-5 5-5 0-4 0-4 0-4h-30z">
          <text:p/>
        </draw:path>
        <draw:path draw:style-name="gr4" draw:text-style-name="P3" draw:layer="layout" svg:width="0.14cm" svg:height="0.224cm" svg:x="11.49cm" svg:y="19.16cm" svg:viewBox="0 0 141 225" svg:d="M42 4v46h-42v22h38c0 21 0 38 0 51 0 12 0 25 0 33-4 26 0 43 8 51 9 14 22 18 39 18 22 0 39-4 56-18l-9-21c-12 9-25 13-38 13-9 0-13 0-17-4-4 0-4-5-9-9 0-4-4-13-4-21 0-9 0-17 0-30 0-21 0-42 4-63h56v-22h-56l5-38c0-4 0-4 0-4 0-4 0-4 0-8z">
          <text:p/>
        </draw:path>
        <draw:path draw:style-name="gr4" draw:text-style-name="P3" draw:layer="layout" svg:width="0.14cm" svg:height="0.22cm" svg:x="12.797cm" svg:y="20.144cm" svg:viewBox="0 0 141 221" svg:d="M48 4l-4 42h-44v26h44c0 17-5 34-5 46 0 13 0 26 0 34 0 26 5 43 13 56 9 9 21 13 38 13s34-4 51-18l-8-21c-13 8-26 17-38 17-5 0-9-4-13-4-4-5-9-9-9-13-4-4-4-13-4-17 0-9-4-21-4-34 0-17 4-38 4-59h55v-26h-55l4-38c0 0 0-4 5-4v-4z">
          <text:p/>
        </draw:path>
        <draw:path draw:style-name="gr4" draw:text-style-name="P3" draw:layer="layout" svg:width="0.136cm" svg:height="0.25cm" svg:x="12.988cm" svg:y="20.114cm" svg:viewBox="0 0 137 251" svg:d="M0 251h26v-97c0-9 0-17 4-26 4-4 8-13 14-17 4-4 12-4 17-8 4-5 12-5 17-5 8 0 17 5 21 13 8 4 8 17 8 38v102h30v-106c0-13-4-21-4-30-4-12-9-17-13-25-4-4-8-9-17-13-4 0-12 0-21 0s-21 0-30 9c-8 4-18 12-26 25v-103c0 0 0-4 4-4v-4h-30z">
          <text:p/>
        </draw:path>
        <draw:path draw:style-name="gr4" draw:text-style-name="P3" draw:layer="layout" svg:width="0.149cm" svg:height="0.178cm" svg:x="13.166cm" svg:y="20.19cm" svg:viewBox="0 0 150 179" svg:d="M77 0c-9 0-21 0-30 4-8 5-17 10-25 18-4 9-13 17-17 30-5 9-5 21-5 38 0 13 0 26 5 38 4 9 8 17 17 26 8 8 17 12 25 17 13 4 26 8 35 8 26 0 47-8 60-29l-13-13c-13 13-25 17-43 17-9 0-18 0-22 0-8-4-13-9-17-13-8-4-12-13-17-17-4-8-4-21-4-29h120c4-5 4-5 4-9v-4c0-17-4-30-8-38-5-9-9-17-13-26-9-5-17-14-25-14-9-4-18-4-27-4zM26 73c4-21 9-34 17-42 13-9 21-13 34-13 5 0 14 4 18 4 4 5 9 9 13 13 4 0 8 9 12 13 0 4 0 13 0 17v4 4z">
          <text:p/>
        </draw:path>
        <draw:path draw:style-name="gr4" draw:text-style-name="P3" draw:layer="layout" svg:width="0.149cm" svg:height="0.254cm" svg:x="14.665cm" svg:y="20.114cm" svg:viewBox="0 0 150 255" svg:d="M0 0v251h17l13-25c4 8 13 16 21 21 9 4 18 8 26 8 13 0 22-4 30-8 9-5 13-9 22-17 8-4 12-17 16-26 5-12 5-25 5-42 0-13 0-25-5-38-4-9-8-21-16-26-5-8-13-12-22-17-8-5-17-5-25-5-13 0-22 0-31 5-8 9-17 13-21 26v-99-4c4 0 4 0 4-4zM47 226c-4-5-4-9-9-9-4-4-4-8-4-13-4-4-4-12-4-17 0-8 0-16 0-29 0-17 0-26 4-34 4-9 9-13 13-17 8-4 18-9 22-9 17 0 30 5 38 17 13 13 17 30 17 51 0 13-4 26-4 34-4 4-8 13-13 17-8 4-12 9-17 9-8 4-13 4-17 4s-8 0-13 0-9-4-13-4z">
          <text:p/>
        </draw:path>
        <draw:path draw:style-name="gr4" draw:text-style-name="P3" draw:layer="layout" svg:width="0.144cm" svg:height="0.178cm" svg:x="14.848cm" svg:y="20.19cm" svg:viewBox="0 0 145 179" svg:d="M17 22l12 17c13-12 31-17 48-17s26 5 34 9c4 8 9 21 9 38v4h-30c-30 0-52 9-65 17-17 9-25 21-25 38 0 9 4 13 4 22 4 4 9 8 13 12s12 9 17 13c8 0 17 4 26 4 21 0 43-8 60-25v21h25v-106c0-25-4-42-17-56-13-9-30-13-51-13-26 0-43 4-60 22zM124 95v12c0 9-4 13-4 17-5 4-5 9-9 13 0 0-4 4-8 8-5 5-13 5-17 9-5 4-13 4-22 4s-18-4-26-8c-4-9-9-13-9-22 0-4 0-8 0-12 5-5 9-9 13-13s13-4 22-8c9 0 17 0 34 0 0 0 5 0 9 0h8z">
          <text:p/>
        </draw:path>
        <draw:path draw:style-name="gr4" draw:text-style-name="P3" draw:layer="layout" svg:width="0.132cm" svg:height="0.254cm" svg:x="15.047cm" svg:y="20.114cm" svg:viewBox="0 0 133 255" svg:d="M81 255c18 0 35-8 52-21l-9-21c-12 13-25 17-33 17-31 0-36-26-31-51 0-47 4-107 8-179h-68v21h38c0 42-8 111-8 154v17c0 38 17 63 51 63z">
          <text:p/>
        </draw:path>
        <draw:path draw:style-name="gr4" draw:text-style-name="P3" draw:layer="layout" svg:width="0.132cm" svg:height="0.254cm" svg:x="15.234cm" svg:y="20.114cm" svg:viewBox="0 0 133 255" svg:d="M82 255c17 0 34-8 51-21l-9-21c-13 13-25 17-34 17-30 0-34-26-30-51 0-47 5-107 9-179h-69v21h39c0 42-4 111-8 154v17c0 38 17 63 51 63z">
          <text:p/>
        </draw:path>
        <draw:polygon draw:style-name="gr4" draw:text-style-name="P3" draw:layer="layout" svg:width="0.102cm" svg:height="0.348cm" svg:x="9.371cm" svg:y="16.165cm" svg:viewBox="0 0 103 349" draw:points="103,349 30,174 103,0 86,0 0,174 86,349">
          <text:p/>
        </draw:polygon>
        <draw:path draw:style-name="gr4" draw:text-style-name="P3" draw:layer="layout" svg:width="0.119cm" svg:height="0.174cm" svg:x="9.49cm" svg:y="16.267cm" svg:viewBox="0 0 120 175" svg:d="M99 42c12-4 21-8 21-21 0-8-13-21-34-21-34 0-60 25-60 55 0 17 13 31 35 44 12 12 21 21 21 33 0 17-9 30-30 30-13 0-21-4-26-13l5-17c-5-4-9-8-13-8-14 0-18 8-18 21 0 17 18 30 48 30 38 0 63-26 63-55 0-21-17-30-38-48-17-13-25-17-25-30 0-17 13-25 25-25 5 0 9 0 13 4z">
          <text:p/>
        </draw:path>
        <draw:path draw:style-name="gr4" draw:text-style-name="P3" draw:layer="layout" svg:width="0.123cm" svg:height="0.174cm" svg:x="9.635cm" svg:y="16.267cm" svg:viewBox="0 0 124 175" svg:d="M30 81c9-43 30-64 51-64 8 0 17 8 17 17 0 21-26 42-68 47zM30 94c59-4 94-26 94-60 0-21-13-34-35-34-17 0-42 13-59 30-22 21-30 51-30 81 0 43 16 64 51 64 26 0 47-13 68-30v-17c-21 17-38 26-55 26-21 0-38-17-38-43 0-8 0-12 4-17z">
          <text:p/>
        </draw:path>
        <draw:path draw:style-name="gr4" draw:text-style-name="P3" draw:layer="layout" svg:width="0.17cm" svg:height="0.174cm" svg:x="9.787cm" svg:y="16.267cm" svg:viewBox="0 0 171 175" svg:d="M51 0l-51 13v8l30 4-30 145h30l21-119c21-17 38-30 52-30 13 0 21 9 21 26 0 4 0 12-4 21l-17 64c0 9 0 17 0 22 0 12 9 21 26 21 8 0 21-5 42-13v-8c-8 0-17 4-21 4-13 0-17-9-17-17 0-9 0-13 4-26l13-56c0-12 4-21 4-29 0-17-13-30-30-30-21 0-43 13-69 34l5-34z">
          <text:p/>
        </draw:path>
        <draw:path draw:style-name="gr4" draw:text-style-name="P3" draw:layer="layout" svg:width="0.102cm" svg:height="0.208cm" svg:x="9.987cm" svg:y="16.233cm" svg:viewBox="0 0 103 209" svg:d="M42 0l-17 39-25 9v12l21-4-17 98c-4 8-4 17-4 21 0 21 8 34 30 34 12 0 29-5 56-17v-9c-17 5-27 5-35 5-13 0-21-9-21-22 0-4 0-8 0-17l21-93h52v-13h-52l8-43z">
          <text:p/>
        </draw:path>
        <draw:path draw:style-name="gr4" draw:text-style-name="P3" draw:layer="layout" svg:width="0.123cm" svg:height="0.174cm" svg:x="10.097cm" svg:y="16.267cm" svg:viewBox="0 0 124 175" svg:d="M30 81c8-43 31-64 52-64 8 0 17 8 17 17 0 21-26 42-69 47zM30 94c60-4 94-26 94-60 0-21-12-34-34-34-17 0-43 13-60 30-21 21-30 51-30 81 0 43 17 64 51 64 26 0 48-13 69-30v-17c-21 17-38 26-55 26-22 0-39-17-39-43 0-8 0-12 4-17z">
          <text:p/>
        </draw:path>
        <draw:path draw:style-name="gr4" draw:text-style-name="P3" draw:layer="layout" svg:width="0.17cm" svg:height="0.174cm" svg:x="10.25cm" svg:y="16.267cm" svg:viewBox="0 0 171 175" svg:d="M51 0l-51 13v8l30 4-30 145h30l21-119c21-17 38-30 51-30 12 0 21 9 21 26 0 4 0 12-4 21l-17 64c0 9 0 17 0 22 0 12 8 21 25 21 9 0 23-5 44-13v-8c-9 0-17 4-21 4-14 0-18-9-18-17 0-9 0-13 4-26l14-56c0-12 4-21 4-29 0-17-14-30-31-30-21 0-42 13-68 34l4-34z">
          <text:p/>
        </draw:path>
        <draw:path draw:style-name="gr4" draw:text-style-name="P3" draw:layer="layout" svg:width="0.123cm" svg:height="0.174cm" svg:x="10.437cm" svg:y="16.267cm" svg:viewBox="0 0 124 175" svg:d="M103 42c12 0 21-8 21-17 0-12-13-25-34-25-22 0-43 13-65 30-17 21-25 51-25 81 0 38 21 64 51 64 21 0 43-13 64-34v-17c-17 21-39 30-56 30-21 0-34-17-34-47 0-56 26-90 55-90z">
          <text:p/>
        </draw:path>
        <draw:path draw:style-name="gr4" draw:text-style-name="P3" draw:layer="layout" svg:width="0.127cm" svg:height="0.174cm" svg:x="10.577cm" svg:y="16.267cm" svg:viewBox="0 0 128 175" svg:d="M35 81c8-43 29-64 47-64 12 0 21 8 21 17 0 21-26 42-68 47zM31 94c63-4 97-26 97-60 0-21-17-34-38-34-17 0-38 13-55 30-22 21-35 51-35 81 0 43 21 64 56 64 21 0 47-13 68-30v-17c-21 17-42 26-60 26-21 0-33-17-33-43 0-8 0-12 0-17z">
          <text:p/>
        </draw:path>
        <draw:polygon draw:style-name="gr4" draw:text-style-name="P3" draw:layer="layout" svg:width="0.102cm" svg:height="0.348cm" svg:x="10.738cm" svg:y="16.165cm" svg:viewBox="0 0 103 349" draw:points="103,174 23,0 0,0 78,174 0,349 23,349">
          <text:p/>
        </draw:polygon>
        <draw:polygon draw:style-name="gr4" draw:text-style-name="P3" draw:layer="layout" svg:width="0.102cm" svg:height="0.344cm" svg:x="7.108cm" svg:y="17.149cm" svg:viewBox="0 0 103 345" draw:points="103,345 26,170 103,0 86,0 0,170 86,345">
          <text:p/>
        </draw:polygon>
        <draw:path draw:style-name="gr4" draw:text-style-name="P3" draw:layer="layout" svg:width="0.17cm" svg:height="0.169cm" svg:x="7.24cm" svg:y="17.251cm" svg:viewBox="0 0 171 170" svg:d="M55 0l-55 8v9l30 8-30 145h30l25-119c21-22 38-30 51-30 14 0 18 4 18 21 0 5 0 13 0 22l-18 68c0 5-4 13-4 17 0 13 8 21 26 21 13 0 26-4 43-8v-13c-9 5-13 5-17 5-13 0-21-5-21-17 0-5 4-13 4-22l12-56c5-12 5-25 5-34 0-17-9-25-30-25-18 0-39 8-69 34l9-34z">
          <text:p/>
        </draw:path>
        <draw:path draw:style-name="gr4" draw:text-style-name="P3" draw:layer="layout" svg:width="0.148cm" svg:height="0.169cm" svg:x="7.431cm" svg:y="17.251cm" svg:viewBox="0 0 149 170" svg:d="M90 0c-25 0-48 8-65 25-16 22-25 52-25 82 0 38 21 63 61 63 25 0 46-8 59-25 21-21 29-51 29-77 0-43-21-68-59-68zM86 13c21 0 34 16 34 51 0 56-26 94-55 94-23 0-35-17-35-51 0-56 26-94 56-94z">
          <text:p/>
        </draw:path>
        <draw:path draw:style-name="gr4" draw:text-style-name="P3" draw:layer="layout" svg:width="0.17cm" svg:height="0.169cm" svg:x="7.605cm" svg:y="17.251cm" svg:viewBox="0 0 171 170" svg:d="M55 0l-55 8v9l30 8-21 90c0 9 0 17 0 22 0 21 12 33 33 33 17 0 39-8 65-29 0 4 0 4 0 8 0 17 4 21 21 21 9 0 26-4 43-8v-13c-9 5-13 5-21 5-9 0-17-5-17-13 0-9 4-17 4-26l25-115h-29l-26 128c-22 17-39 26-52 26s-21-9-21-22c0-4 4-12 4-25l21-103z">
          <text:p/>
        </draw:path>
        <draw:path draw:style-name="gr4" draw:text-style-name="P3" draw:layer="layout" svg:width="0.17cm" svg:height="0.169cm" svg:x="7.805cm" svg:y="17.251cm" svg:viewBox="0 0 171 170" svg:d="M50 0l-50 8v9l25 8-25 145h29l21-119c23-22 40-30 53-30 12 0 21 4 21 21 0 5-5 13-5 22l-16 68c0 5 0 13 0 17 0 13 8 21 25 21 8 0 21-4 43-8v-13c-9 5-17 5-22 5-13 0-17-5-17-17 0-5 0-13 4-22l9-56c4-12 9-25 9-34 0-17-13-25-30-25-21 0-43 8-68 34l4-34z">
          <text:p/>
        </draw:path>
        <draw:path draw:style-name="gr4" draw:text-style-name="P3" draw:layer="layout" svg:width="0.183cm" svg:height="0.246cm" svg:x="8.059cm" svg:y="17.251cm" svg:viewBox="0 0 184 247" svg:d="M82 0l-52 8v9l31 4-39 205-5 4-17 4v13h82v-13l-30-4 9-68c8 4 21 8 30 8 21 0 46-12 63-29 21-26 30-52 30-82 0-38-13-59-43-59-17 0-33 4-55 21l5-21zM65 145l21-111c17-13 30-17 38-17 22 0 34 17 34 42 0 30-12 61-21 73-13 17-25 22-42 22-9 0-17 0-30-9z">
          <text:p/>
        </draw:path>
        <draw:path draw:style-name="gr4" draw:text-style-name="P3" draw:layer="layout" svg:width="0.17cm" svg:height="0.258cm" svg:x="8.272cm" svg:y="17.162cm" svg:viewBox="0 0 171 259" svg:d="M72 0l-55 8v9l29 4-46 238h29l21-123c22-18 43-26 57-26 12 0 17 4 17 21 0 5 0 13-5 22l-12 67c-4 5-4 13-4 17 0 18 8 22 25 22 8 0 26-4 43-9v-13c-9 5-13 5-22 5-8 0-17-5-17-17 0-9 4-13 4-22l13-55c5-12 5-25 5-34 0-17-13-25-30-25s-39 8-69 29l13-59c4-25 8-42 12-59z">
          <text:p/>
        </draw:path>
        <draw:path draw:style-name="gr4" draw:text-style-name="P3" draw:layer="layout" svg:width="0.127cm" svg:height="0.169cm" svg:x="8.467cm" svg:y="17.251cm" svg:viewBox="0 0 128 170" svg:d="M51 0l-51 8v9l30 8-30 145h30l12-84c4-35 17-52 51-65l9 17h4c14 0 22-9 22-21 0-13-4-17-17-17-18 0-43 13-65 47l13-47z">
          <text:p/>
        </draw:path>
        <draw:path draw:style-name="gr4" draw:text-style-name="P3" draw:layer="layout" svg:width="0.165cm" svg:height="0.169cm" svg:x="8.603cm" svg:y="17.251cm" svg:viewBox="0 0 166 170" svg:d="M137 0l-5 4c-12-4-21-4-33-4-35 0-65 17-82 42-13 22-17 44-17 69 0 38 17 59 46 59 18 0 35-8 57-29v4c0 17 4 25 21 25 8 0 21-4 42-12v-9c-8 0-17 5-21 5-13 0-17-5-17-17 0-5 0-13 4-26l13-64c4-26 9-43 13-47zM107 13l13 21-17 94c-17 13-30 21-44 21-21 0-29-12-29-42 0-56 29-94 73-94z">
          <text:p/>
        </draw:path>
        <draw:path draw:style-name="gr4" draw:text-style-name="P3" draw:layer="layout" svg:width="0.119cm" svg:height="0.169cm" svg:x="8.768cm" svg:y="17.251cm" svg:viewBox="0 0 120 170" svg:d="M98 38c14 0 22-9 22-17 0-13-13-21-35-21-29 0-59 21-59 51 0 22 13 31 34 47 17 9 25 17 25 30 0 21-13 30-34 30-8 0-17-4-25-13l8-17c-8-4-13-4-17-4-8 0-17 4-17 17 0 17 17 29 47 29 38 0 65-21 65-50 0-22-14-34-35-47-17-14-26-22-26-35s9-25 21-25c5 0 9 4 13 4z">
          <text:p/>
        </draw:path>
        <draw:path draw:style-name="gr4" draw:text-style-name="P3" draw:layer="layout" svg:width="0.123cm" svg:height="0.169cm" svg:x="8.913cm" svg:y="17.251cm" svg:viewBox="0 0 124 170" svg:d="M30 77c13-43 30-64 51-64 13 0 22 8 22 21 0 21-26 43-73 43zM30 90c64-4 94-26 94-56 0-21-13-34-34-34-17 0-38 8-60 25-17 22-30 52-30 82 0 42 22 63 52 63 25 0 46-8 72-29v-17c-21 17-43 30-60 30-21 0-34-17-34-47 0-4 0-13 0-17z">
          <text:p/>
        </draw:path>
        <draw:polygon draw:style-name="gr4" draw:text-style-name="P3" draw:layer="layout" svg:width="0.102cm" svg:height="0.344cm" svg:x="9.074cm" svg:y="17.149cm" svg:viewBox="0 0 103 345" draw:points="103,170 17,0 0,0 77,170 0,345 17,345">
          <text:p/>
        </draw:polygon>
        <draw:polygon draw:style-name="gr4" draw:text-style-name="P3" draw:layer="layout" svg:width="0.102cm" svg:height="0.343cm" svg:x="13.001cm" svg:y="18.129cm" svg:viewBox="0 0 103 344" draw:points="103,344 30,174 103,0 86,0 0,174 86,344">
          <text:p/>
        </draw:polygon>
        <draw:path draw:style-name="gr4" draw:text-style-name="P3" draw:layer="layout" svg:width="0.17cm" svg:height="0.169cm" svg:x="13.137cm" svg:y="18.231cm" svg:viewBox="0 0 171 170" svg:d="M51 0l-51 12v9l29 4-29 145h29l22-119c21-22 38-30 51-30 12 0 21 8 21 21 0 4-4 13-4 26l-17 64c0 9 0 13 0 17 0 17 8 21 25 21 10 0 22 0 44-8v-9c-9 0-17 0-22 0-12 0-16-4-16-17 0-4 0-12 4-21l8-56c4-13 9-21 9-30 0-17-13-29-31-29-21 0-43 12-68 33l4-33z">
          <text:p/>
        </draw:path>
        <draw:path draw:style-name="gr4" draw:text-style-name="P3" draw:layer="layout" svg:width="0.148cm" svg:height="0.173cm" svg:x="13.324cm" svg:y="18.231cm" svg:viewBox="0 0 149 174" svg:d="M90 0c-22 0-44 8-61 30-21 22-29 47-29 77 0 42 25 67 59 67 27 0 48-12 65-29 17-21 25-47 25-76 0-43-21-69-59-69zM86 12c21 0 33 18 33 57 0 50-25 89-56 89-21 0-34-17-34-51 0-55 26-95 57-95z">
          <text:p/>
        </draw:path>
        <draw:path draw:style-name="gr4" draw:text-style-name="P3" draw:layer="layout" svg:width="0.17cm" svg:height="0.173cm" svg:x="13.498cm" svg:y="18.231cm" svg:viewBox="0 0 171 174" svg:d="M55 0l-55 12v10l29 4-21 93c0 9 0 13 0 22 0 21 13 33 34 33 17 0 38-12 64-29v4c0 17 5 25 22 25 8 0 26-4 43-12v-9c-9 0-13 5-17 5-13 0-22-9-22-17 0-5 4-13 4-22l26-115h-30l-26 128c-17 13-38 21-51 21s-17-8-17-21c0-4 0-13 4-25l21-103z">
          <text:p/>
        </draw:path>
        <draw:path draw:style-name="gr4" draw:text-style-name="P3" draw:layer="layout" svg:width="0.17cm" svg:height="0.169cm" svg:x="13.697cm" svg:y="18.231cm" svg:viewBox="0 0 171 170" svg:d="M51 0l-51 12v9l30 4-30 145h30l21-119c21-22 39-30 52-30s21 8 21 21c0 4 0 13-4 26l-17 64c0 9 0 13 0 17 0 17 9 21 26 21 8 0 21 0 42-8v-9c-8 0-17 0-21 0-9 0-17-4-17-17 0-4 0-12 4-21l13-56c0-13 4-21 4-30 0-17-13-29-30-29-21 0-42 12-69 33l5-33z">
          <text:p/>
        </draw:path>
        <draw:path draw:style-name="gr4" draw:text-style-name="P3" draw:layer="layout" svg:width="0.187cm" svg:height="0.246cm" svg:x="13.952cm" svg:y="18.231cm" svg:viewBox="0 0 188 247" svg:d="M81 0l-47 8v13h26l-39 209v4l-21 4v9h85v-9l-34-8 13-64c8 4 17 4 25 4 27 0 48-8 69-29 17-22 30-48 30-82 0-38-17-59-47-59-13 0-34 8-52 21l5-21zM64 145l21-107c18-13 31-21 39-21 21 0 34 16 34 46 0 26-9 56-21 73-13 13-26 22-43 22-9 0-18-5-30-13z">
          <text:p/>
        </draw:path>
        <draw:path draw:style-name="gr4" draw:text-style-name="P3" draw:layer="layout" svg:width="0.17cm" svg:height="0.258cm" svg:x="14.164cm" svg:y="18.142cm" svg:viewBox="0 0 171 259" svg:d="M72 0l-55 12v9h34l-51 238h30l25-118c22-22 39-30 51-30 14 0 18 8 18 21 0 4 0 13-4 26l-14 63c-4 9-4 13-4 17 0 17 9 21 27 21 12 0 25 0 42-8v-9c-8 0-13 0-17 0-13 0-21-4-21-17 0-4 4-12 4-21l13-55c4-13 4-21 4-30 0-21-8-29-30-29-18 0-39 12-69 33l13-59c4-26 9-47 17-64z">
          <text:p/>
        </draw:path>
        <draw:path draw:style-name="gr4" draw:text-style-name="P3" draw:layer="layout" svg:width="0.132cm" svg:height="0.169cm" svg:x="14.359cm" svg:y="18.231cm" svg:viewBox="0 0 133 170" svg:d="M52 0l-52 12v9l30 4-30 145h30l13-85c9-30 17-52 51-64l13 21c18 0 26-13 26-25 0-9-8-17-22-17-17 0-38 17-64 46l13-46z">
          <text:p/>
        </draw:path>
        <draw:path draw:style-name="gr4" draw:text-style-name="P3" draw:layer="layout" svg:width="0.166cm" svg:height="0.173cm" svg:x="14.495cm" svg:y="18.231cm" svg:viewBox="0 0 167 174" svg:d="M141 0l-8 8c-13-4-21-8-31-8-38 0-63 17-85 47-8 22-17 43-17 64 0 38 17 63 51 63 17 0 30-12 51-29 0 21 5 29 22 29 9 0 26-4 43-12v-13c-9 4-17 4-21 4-13 0-17-4-17-17 0-4 0-12 4-21l13-63c4-26 8-44 12-52zM107 12l13 22-18 94c-12 17-29 25-42 25-21 0-30-17-30-42 0-55 30-99 72-99z">
          <text:p/>
        </draw:path>
        <draw:path draw:style-name="gr4" draw:text-style-name="P3" draw:layer="layout" svg:width="0.119cm" svg:height="0.173cm" svg:x="14.661cm" svg:y="18.231cm" svg:viewBox="0 0 120 174" svg:d="M103 39c13 0 17-9 17-17 0-14-13-22-30-22-34 0-65 26-65 56 0 17 18 25 35 42 17 13 26 21 26 34 0 17-13 30-30 30-13 0-21-4-26-13l5-17c-5-4-10-8-18-8s-17 8-17 17c0 21 17 33 48 33 38 0 63-25 63-55 0-21-12-29-34-46-17-13-25-21-25-34s8-22 25-22c0 0 4 0 9 5z">
          <text:p/>
        </draw:path>
        <draw:path draw:style-name="gr4" draw:text-style-name="P3" draw:layer="layout" svg:width="0.128cm" svg:height="0.173cm" svg:x="14.805cm" svg:y="18.231cm" svg:viewBox="0 0 129 174" svg:d="M34 81c9-42 30-69 47-69 13 0 21 10 21 22 0 22-25 43-68 47zM30 94c64-4 99-30 99-60 0-22-18-34-40-34-17 0-38 8-55 30-21 22-34 51-34 81 0 38 21 63 56 63 21 0 46-12 68-33v-17c-22 21-43 29-60 29-21 0-34-17-34-46 0-5 0-9 0-13z">
          <text:p/>
        </draw:path>
        <draw:polygon draw:style-name="gr4" draw:text-style-name="P3" draw:layer="layout" svg:width="0.102cm" svg:height="0.343cm" svg:x="14.967cm" svg:y="18.129cm" svg:viewBox="0 0 103 344" draw:points="103,174 21,0 0,0 77,174 0,344 21,344">
          <text:p/>
        </draw:polygon>
        <draw:polygon draw:style-name="gr4" draw:text-style-name="P3" draw:layer="layout" svg:width="0.102cm" svg:height="0.344cm" svg:x="11.103cm" svg:y="17.149cm" svg:viewBox="0 0 103 345" draw:points="103,345 26,170 103,0 86,0 0,170 86,345">
          <text:p/>
        </draw:polygon>
        <draw:path draw:style-name="gr4" draw:text-style-name="P3" draw:layer="layout" svg:width="0.157cm" svg:height="0.173cm" svg:x="11.222cm" svg:y="17.247cm" svg:viewBox="0 0 158 174" svg:d="M34 0l-34 12v9l26 4c8 4 8 13 12 30l9 80c0 6 0 10 0 14 0 9 0 17-4 25h17c64-77 98-128 98-153 0-13-8-21-21-21-4 0-13 4-17 8l9 43c-9 25-30 55-57 90l-8-99c-4-30-9-42-26-42z">
          <text:p/>
        </draw:path>
        <draw:path draw:style-name="gr4" draw:text-style-name="P3" draw:layer="layout" svg:width="0.124cm" svg:height="0.169cm" svg:x="11.383cm" svg:y="17.251cm" svg:viewBox="0 0 125 170" svg:d="M30 77c9-43 30-64 51-64 9 0 17 8 17 21 0 21-25 43-68 43zM30 90c60-4 95-26 95-56 0-21-14-34-35-34-17 0-43 8-60 25-21 22-30 52-30 82 0 42 18 63 51 63 26 0 47-8 69-29v-17c-22 17-39 30-56 30-21 0-38-17-38-47 0-4 0-13 4-17z">
          <text:p/>
        </draw:path>
        <draw:path draw:style-name="gr4" draw:text-style-name="P3" draw:layer="layout" svg:width="0.132cm" svg:height="0.169cm" svg:x="11.532cm" svg:y="17.251cm" svg:viewBox="0 0 133 170" svg:d="M55 0l-51 8v9l26 8-30 145h30l17-84c4-35 18-52 52-65l8 17h4c13 0 22-9 22-21 0-13-9-17-17-17-22 0-43 13-65 47l9-47z">
          <text:p/>
        </draw:path>
        <draw:path draw:style-name="gr4" draw:text-style-name="P3" draw:layer="layout" svg:width="0.153cm" svg:height="0.258cm" svg:x="11.672cm" svg:y="17.162cm" svg:viewBox="0 0 154 259" svg:d="M64 0l-51 8v9l30 4-43 225c17 9 34 13 55 13 26 0 51-9 69-34 17-22 30-47 30-77 0-38-21-63-48-63-13 0-29 12-51 29l13-84c4-13 4-22 9-30zM30 233l21-106c17-13 30-17 42-17 19 0 31 13 31 43 0 21-8 50-22 67-13 17-25 26-38 26s-21-4-34-13z">
          <text:p/>
        </draw:path>
        <draw:path draw:style-name="gr4" draw:text-style-name="P3" draw:layer="layout" svg:width="0.187cm" svg:height="0.246cm" svg:x="11.914cm" svg:y="17.251cm" svg:viewBox="0 0 188 247" svg:d="M86 0l-52 8v9l30 4-38 205-5 4-21 4v13h86v-13l-31-4 9-68c8 4 17 8 31 8 21 0 46-12 63-29 21-26 30-52 30-82 0-38-17-59-42-59-18 0-35 4-56 21l5-21zM68 145l22-111c17-13 30-17 38-17 22 0 35 17 35 42 0 30-13 61-26 73-9 17-21 22-38 22-9 0-18 0-31-9z">
          <text:p/>
        </draw:path>
        <draw:path draw:style-name="gr4" draw:text-style-name="P3" draw:layer="layout" svg:width="0.169cm" svg:height="0.258cm" svg:x="12.131cm" svg:y="17.162cm" svg:viewBox="0 0 170 259" svg:d="M72 0l-55 8v9l29 4-46 238h29l21-123c22-18 43-26 56-26 12 0 18 4 18 21 0 5 0 13-6 22l-12 67c-5 5-5 13-5 17 0 18 9 22 27 22 8 0 26-4 42-9v-13c-8 5-12 5-21 5-8 0-17-5-17-17 0-9 4-13 4-22l13-55c5-12 5-25 5-34 0-17-13-25-30-25-18 0-39 8-69 29l13-59c4-25 8-42 12-59z">
          <text:p/>
        </draw:path>
        <draw:path draw:style-name="gr4" draw:text-style-name="P3" draw:layer="layout" svg:width="0.127cm" svg:height="0.169cm" svg:x="12.326cm" svg:y="17.251cm" svg:viewBox="0 0 128 170" svg:d="M51 0l-51 8v9l29 8-29 145h29l13-84c4-35 18-52 52-65l9 17h4c13 0 21-9 21-21 0-13-4-17-17-17-17 0-42 13-65 47l14-47z">
          <text:p/>
        </draw:path>
        <draw:path draw:style-name="gr4" draw:text-style-name="P3" draw:layer="layout" svg:width="0.165cm" svg:height="0.169cm" svg:x="12.462cm" svg:y="17.251cm" svg:viewBox="0 0 166 170" svg:d="M136 0l-5 4c-12-4-21-4-34-4-34 0-63 17-80 42-13 22-17 44-17 69 0 38 17 59 46 59 17 0 34-8 56-29v4c0 17 4 25 21 25 8 0 21-4 43-12v-9c-9 0-18 5-22 5-13 0-17-5-17-17 0-5 0-13 4-26l13-64c4-26 9-43 13-47zM106 13l13 21-17 94c-17 13-30 21-43 21-21 0-30-12-30-42 0-56 30-94 73-94z">
          <text:p/>
        </draw:path>
        <draw:path draw:style-name="gr4" draw:text-style-name="P3" draw:layer="layout" svg:width="0.119cm" svg:height="0.169cm" svg:x="12.627cm" svg:y="17.251cm" svg:viewBox="0 0 120 170" svg:d="M99 38c13 0 21-9 21-17 0-13-12-21-34-21-35 0-60 21-60 51 0 22 13 31 35 47 17 9 25 17 25 30 0 21-13 30-35 30-8 0-17-4-25-13l8-17c-8-4-12-4-17-4-8 0-17 4-17 17 0 17 17 29 47 29 39 0 65-21 65-50 0-22-13-34-34-47-17-14-31-22-31-35s14-25 26-25c5 0 9 4 13 4z">
          <text:p/>
        </draw:path>
        <draw:path draw:style-name="gr4" draw:text-style-name="P3" draw:layer="layout" svg:width="0.123cm" svg:height="0.169cm" svg:x="12.772cm" svg:y="17.251cm" svg:viewBox="0 0 124 170" svg:d="M30 77c12-43 29-64 50-64 14 0 18 8 18 21 0 21-22 43-68 43zM30 90c64-4 94-26 94-56 0-21-13-34-34-34-18 0-43 8-60 25-18 22-30 52-30 82 0 42 21 63 51 63 25 0 47-8 69-29v-17c-17 17-40 30-57 30-21 0-33-17-33-47 0-4 0-13 0-17z">
          <text:p/>
        </draw:path>
        <draw:polygon draw:style-name="gr4" draw:text-style-name="P3" draw:layer="layout" svg:width="0.102cm" svg:height="0.344cm" svg:x="12.933cm" svg:y="17.149cm" svg:viewBox="0 0 103 345" draw:points="103,170 17,0 0,0 73,170 0,345 17,345">
          <text:p/>
        </draw:polygon>
        <draw:polygon draw:style-name="gr4" draw:text-style-name="P3" draw:layer="layout" svg:width="0.102cm" svg:height="0.343cm" svg:x="4.612cm" svg:y="18.129cm" svg:viewBox="0 0 103 344" draw:points="103,344 26,174 103,0 81,0 0,174 81,344">
          <text:p/>
        </draw:polygon>
        <draw:path draw:style-name="gr4" draw:text-style-name="P3" draw:layer="layout" svg:width="0.166cm" svg:height="0.173cm" svg:x="4.739cm" svg:y="18.231cm" svg:viewBox="0 0 167 174" svg:d="M137 0l-4 8c-14-4-22-8-35-8-34 0-64 17-81 47-12 22-17 43-17 64 0 38 17 63 47 63 17 0 34-12 55-29 0 21 5 29 21 29 10 0 23-4 44-12v-13c-8 4-17 4-21 4-13 0-18-4-18-17 0-4 0-12 5-21l13-63c4-26 8-44 13-52zM107 12l12 22-17 94c-17 17-29 25-42 25-21 0-30-17-30-42 0-55 30-99 68-99z">
          <text:p/>
        </draw:path>
        <draw:path draw:style-name="gr4" draw:text-style-name="P3" draw:layer="layout" svg:width="0.132cm" svg:height="0.169cm" svg:x="4.93cm" svg:y="18.231cm" svg:viewBox="0 0 133 170" svg:d="M52 0l-52 12v9l30 4-30 145h30l13-85c4-30 17-52 51-64l8 21h5c13 0 26-13 26-25 0-9-8-17-22-17-17 0-43 17-64 46l13-46z">
          <text:p/>
        </draw:path>
        <draw:path draw:style-name="gr4" draw:text-style-name="P3" draw:layer="layout" svg:width="0.102cm" svg:height="0.207cm" svg:x="5.075cm" svg:y="18.197cm" svg:viewBox="0 0 103 208" svg:d="M43 0l-18 34-25 12v9h21l-17 94c-4 13-4 21-4 26 0 21 8 33 31 33 12 0 29-8 55-16v-13c-13 4-26 8-34 8-13 0-21-8-21-21 0-4 0-8 0-17l21-94h51v-17h-51l8-38z">
          <text:p/>
        </draw:path>
        <draw:path draw:style-name="gr4" draw:text-style-name="P3" draw:layer="layout" svg:width="0.076cm" svg:height="0.25cm" svg:x="5.19cm" svg:y="18.154cm" svg:viewBox="0 0 77 251" svg:d="M60 0c-13 0-21 9-21 17 0 13 8 22 21 22 9 0 17-9 17-22 0-8-8-17-17-17zM51 77l-51 12v9l26 4-18 106c-4 9-4 14-4 18 0 17 8 25 22 25 17 0 34-4 51-12v-13c-8 4-17 4-26 4-12 0-17-4-17-13 0 0 0-5 0-9l26-131z">
          <text:p/>
        </draw:path>
        <draw:path draw:style-name="gr4" draw:text-style-name="P3" draw:layer="layout" svg:width="0.127cm" svg:height="0.173cm" svg:x="5.279cm" svg:y="18.231cm" svg:viewBox="0 0 128 174" svg:d="M106 43c12 0 22-9 22-17 0-18-14-26-35-26s-43 8-64 30c-17 22-29 47-29 81 0 38 21 63 55 63 21 0 42-12 63-33v-17c-16 21-38 29-55 29-21 0-34-17-34-46 0-55 26-90 51-90h5z">
          <text:p/>
        </draw:path>
        <draw:path draw:style-name="gr4" draw:text-style-name="P3" draw:layer="layout" svg:width="0.072cm" svg:height="0.262cm" svg:x="5.427cm" svg:y="18.142cm" svg:viewBox="0 0 73 263" svg:d="M65 0l-56 8v13h35l-35 175c-5 21-9 34-9 42 0 17 9 25 27 25 12 0 25-4 46-12v-13c-8 4-17 9-25 9-13 0-17-9-17-17 0-5 0-17 4-30l34-179c0 0 0-9 4-21z">
          <text:p/>
        </draw:path>
        <draw:path draw:style-name="gr4" draw:text-style-name="P3" draw:layer="layout" svg:width="0.128cm" svg:height="0.173cm" svg:x="5.516cm" svg:y="18.231cm" svg:viewBox="0 0 129 174" svg:d="M31 81c13-42 34-69 51-69 13 0 21 10 21 22 0 22-25 43-72 47zM31 94c64-4 98-30 98-60 0-22-17-34-39-34-16 0-38 8-59 30-17 22-31 51-31 81 0 38 23 63 57 63 21 0 42-12 68-33v-17c-22 21-43 29-60 29-21 0-34-17-34-46 0-5 0-9 0-13z">
          <text:p/>
        </draw:path>
        <draw:polygon draw:style-name="gr4" draw:text-style-name="P3" draw:layer="layout" svg:width="0.102cm" svg:height="0.343cm" svg:x="5.678cm" svg:y="18.129cm" svg:viewBox="0 0 103 344" draw:points="103,174 17,0 0,0 77,174 0,344 17,344">
          <text:p/>
        </draw:polygon>
        <draw:polygon draw:style-name="gr4" draw:text-style-name="P3" draw:layer="layout" svg:width="0.102cm" svg:height="0.347cm" svg:x="12.47cm" svg:y="19.109cm" svg:viewBox="0 0 103 348" draw:points="103,348 27,175 103,0 82,0 0,175 82,348">
          <text:p/>
        </draw:polygon>
        <draw:path draw:style-name="gr4" draw:text-style-name="P3" draw:layer="layout" svg:width="0.165cm" svg:height="0.174cm" svg:x="12.598cm" svg:y="19.21cm" svg:viewBox="0 0 166 175" svg:d="M137 0l-5 9c-12-4-21-9-34-9-34 0-63 17-81 47-13 21-17 44-17 69 0 38 17 59 47 59 17 0 34-8 55-29v4c0 17 5 25 22 25 8 0 21-4 42-13v-8c-8 0-17 4-21 4-13 0-17-8-17-17 0-4 0-12 4-25l13-65c4-25 9-42 13-51zM107 17l13 21-18 95c-16 13-29 21-42 21-21 0-30-13-30-42 0-56 30-95 68-95z">
          <text:p/>
        </draw:path>
        <draw:path draw:style-name="gr4" draw:text-style-name="P3" draw:layer="layout" svg:width="0.131cm" svg:height="0.17cm" svg:x="12.789cm" svg:y="19.21cm" svg:viewBox="0 0 132 171" svg:d="M51 0l-51 13v9l30 4-30 145h30l12-81c4-34 17-52 51-64l9 17h4c14 0 26-9 26-21 0-13-8-22-22-22-17 0-42 17-64 51l13-51z">
          <text:p/>
        </draw:path>
        <draw:path draw:style-name="gr4" draw:text-style-name="P3" draw:layer="layout" svg:width="0.102cm" svg:height="0.208cm" svg:x="12.933cm" svg:y="19.176cm" svg:viewBox="0 0 103 209" svg:d="M42 0l-17 39-25 8v13l21-4-17 97c-4 9-4 17-4 21 0 22 9 35 30 35 12 0 31-4 56-17v-8c-13 4-25 4-34 4-14 0-22-8-22-22 0-4 0-9 0-17l22-93h51v-13h-51l9-43z">
          <text:p/>
        </draw:path>
        <draw:path draw:style-name="gr4" draw:text-style-name="P3" draw:layer="layout" svg:width="0.076cm" svg:height="0.25cm" svg:x="13.048cm" svg:y="19.134cm" svg:viewBox="0 0 77 251" svg:d="M59 0c-13 0-21 9-21 17 0 13 8 21 21 21 10 0 18-8 18-21 0-8-8-17-18-17zM51 76l-51 13v9l25 4-17 106c-4 8-4 13-4 17 0 18 8 26 21 26 17 0 34-4 52-14v-12c-8 4-18 8-26 8-13 0-17-4-17-17 0 0 0-4 0-8l25-132z">
          <text:p/>
        </draw:path>
        <draw:path draw:style-name="gr4" draw:text-style-name="P3" draw:layer="layout" svg:width="0.127cm" svg:height="0.174cm" svg:x="13.137cm" svg:y="19.21cm" svg:viewBox="0 0 128 175" svg:d="M107 43c13 0 21-9 21-17 0-13-13-26-34-26s-42 13-64 30c-17 21-30 52-30 82 0 38 22 63 56 63 21 0 42-8 64-34v-17c-17 22-39 30-55 30-22 0-35-17-35-47 0-51 26-90 51-90h5z">
          <text:p/>
        </draw:path>
        <draw:path draw:style-name="gr4" draw:text-style-name="P3" draw:layer="layout" svg:width="0.073cm" svg:height="0.263cm" svg:x="13.285cm" svg:y="19.121cm" svg:viewBox="0 0 74 264" svg:d="M64 0l-55 13v9l34 4-34 170c-4 26-9 39-9 43 0 17 9 25 26 25 13 0 25-4 48-13v-8c-10 4-18 4-27 4-13 0-17-4-17-17 0-4 0-12 4-29l34-175c0-4 0-13 6-26z">
          <text:p/>
        </draw:path>
        <draw:path draw:style-name="gr4" draw:text-style-name="P3" draw:layer="layout" svg:width="0.127cm" svg:height="0.174cm" svg:x="13.375cm" svg:y="19.21cm" svg:viewBox="0 0 128 175" svg:d="M30 82c13-44 34-65 51-65 13 0 22 9 22 17 0 26-26 48-73 48zM30 95c64-4 98-27 98-57 0-21-17-38-38-38-17 0-39 13-60 30-18 21-30 52-30 82 0 42 21 63 56 63 21 0 42-8 68-29v-17c-21 17-43 29-60 29-21 0-34-21-34-46 0-9 0-13 0-17z">
          <text:p/>
        </draw:path>
        <draw:polygon draw:style-name="gr4" draw:text-style-name="P3" draw:layer="layout" svg:width="0.102cm" svg:height="0.347cm" svg:x="13.536cm" svg:y="19.109cm" svg:viewBox="0 0 103 348" draw:points="103,175 17,0 0,0 76,175 0,348 17,348">
          <text:p/>
        </draw:polygon>
        <draw:polygon draw:style-name="gr4" draw:text-style-name="P3" draw:layer="layout" svg:width="0.102cm" svg:height="0.343cm" svg:x="6.404cm" svg:y="18.129cm" svg:viewBox="0 0 103 344" draw:points="103,344 26,174 103,0 81,0 0,174 81,344">
          <text:p/>
        </draw:polygon>
        <draw:path draw:style-name="gr4" draw:text-style-name="P3" draw:layer="layout" svg:width="0.166cm" svg:height="0.173cm" svg:x="6.531cm" svg:y="18.231cm" svg:viewBox="0 0 167 174" svg:d="M136 0l-4 8c-13-4-21-8-34-8-34 0-64 17-81 47-13 22-17 43-17 64 0 38 17 63 47 63 17 0 34-12 55-29 0 21 4 29 21 29 9 0 22-4 44-12v-13c-9 4-18 4-22 4-13 0-18-4-18-17 0-4 0-12 5-21l13-63c4-26 9-44 13-52zM106 12l13 22-17 94c-17 17-30 25-42 25-22 0-30-17-30-42 0-55 30-99 68-99z">
          <text:p/>
        </draw:path>
        <draw:path draw:style-name="gr4" draw:text-style-name="P3" draw:layer="layout" svg:width="0.17cm" svg:height="0.262cm" svg:x="6.718cm" svg:y="18.142cm" svg:viewBox="0 0 171 263" svg:d="M162 0l-56 8v13l31 4-10 69c-13-4-21-4-30-4-29 0-59 17-80 46-9 17-17 39-17 64 0 38 17 63 47 63 17 0 38-12 55-33 0 4 0 4 0 8 0 17 8 25 21 25 14 0 26-4 48-12v-9c-13 0-22 5-26 5-8 0-12-9-12-17 0-5 0-13 0-17l38-213zM102 102l17 21-13 90c-17 21-34 29-47 29-17 0-29-17-29-42 0-59 34-98 63-98 4 0 9 0 9 0z">
          <text:p/>
        </draw:path>
        <draw:path draw:style-name="gr4" draw:text-style-name="P3" draw:layer="layout" svg:width="0.131cm" svg:height="0.323cm" svg:x="6.85cm" svg:y="18.154cm" svg:viewBox="0 0 132 324" svg:d="M115 0c-13 0-21 9-21 17 0 13 8 23 21 23 9 0 17-10 17-23 0-8-8-17-17-17zM107 78l-56 8v9l39 4-18 106c-8 42-12 76-29 93l-35-8c-8 4-8 8-8 13 0 12 8 21 16 21 18 0 40-13 56-38 18-26 22-56 26-81l21-127z">
          <text:p/>
        </draw:path>
        <draw:path draw:style-name="gr4" draw:text-style-name="P3" draw:layer="layout" svg:width="0.127cm" svg:height="0.173cm" svg:x="6.994cm" svg:y="18.231cm" svg:viewBox="0 0 128 174" svg:d="M34 81c9-42 31-69 48-69 12 0 21 10 21 22 0 22-26 43-69 47zM30 94c64-4 98-30 98-60 0-22-17-34-38-34-17 0-39 8-56 30-21 22-34 51-34 81 0 38 21 63 55 63 22 0 48-12 69-33v-17c-21 21-42 29-59 29-22 0-35-17-35-46 0-5 0-9 0-13z">
          <text:p/>
        </draw:path>
        <draw:path draw:style-name="gr4" draw:text-style-name="P3" draw:layer="layout" svg:width="0.123cm" svg:height="0.173cm" svg:x="7.142cm" svg:y="18.231cm" svg:viewBox="0 0 124 174" svg:d="M103 43c13 0 21-9 21-17 0-18-12-26-29-26-21 0-48 8-65 30-21 22-30 47-30 81 0 38 22 63 51 63 23 0 48-12 69-33v-17c-21 21-38 29-55 29-22 0-39-17-39-46 0-55 25-90 56-90z">
          <text:p/>
        </draw:path>
        <draw:path draw:style-name="gr4" draw:text-style-name="P3" draw:layer="layout" svg:width="0.106cm" svg:height="0.207cm" svg:x="7.291cm" svg:y="18.197cm" svg:viewBox="0 0 107 208" svg:d="M47 0l-22 34-25 12v9h25l-21 94c0 13-4 21-4 26 0 21 13 33 30 33 12 0 34-8 56-16v-13c-14 4-27 8-35 8-13 0-21-8-21-21 0-4 0-8 4-17l17-94h56v-17h-52l4-38z">
          <text:p/>
        </draw:path>
        <draw:path draw:style-name="gr4" draw:text-style-name="P3" draw:layer="layout" svg:width="0.076cm" svg:height="0.25cm" svg:x="7.406cm" svg:y="18.154cm" svg:viewBox="0 0 77 251" svg:d="M60 0c-13 0-21 9-21 17 0 13 8 22 21 22 8 0 17-9 17-22 0-8-9-17-17-17zM51 77l-51 12v9l30 4-21 106c0 9-5 14-5 18 0 17 9 25 26 25 13 0 30-4 47-12v-13c-9 4-17 4-26 4-8 0-16-4-16-13 0 0 0-5 0-9l25-131z">
          <text:p/>
        </draw:path>
        <draw:path draw:style-name="gr4" draw:text-style-name="P3" draw:layer="layout" svg:width="0.157cm" svg:height="0.169cm" svg:x="7.495cm" svg:y="18.231cm" svg:viewBox="0 0 158 170" svg:d="M34 0l-34 12v9h25c9 4 9 12 13 30l8 85c0 5 0 9 0 13 0 9 0 13-4 21h17c65-73 99-128 99-149 0-13-9-21-21-21-5 0-13 0-17 4l8 47c-13 21-30 50-55 85l-10-98c-4-26-8-38-29-38z">
          <text:p/>
        </draw:path>
        <draw:path draw:style-name="gr4" draw:text-style-name="P3" draw:layer="layout" svg:width="0.127cm" svg:height="0.173cm" svg:x="7.652cm" svg:y="18.231cm" svg:viewBox="0 0 128 174" svg:d="M35 81c9-42 30-69 47-69 12 0 21 10 21 22 0 22-26 43-68 47zM30 94c64-4 98-30 98-60 0-22-17-34-38-34-17 0-38 8-55 30-22 22-35 51-35 81 0 38 21 63 56 63 21 0 47-12 68-33v-17c-21 21-42 29-59 29-21 0-35-17-35-46 0-5 0-9 0-13z">
          <text:p/>
        </draw:path>
        <draw:polygon draw:style-name="gr4" draw:text-style-name="P3" draw:layer="layout" svg:width="0.098cm" svg:height="0.343cm" svg:x="7.817cm" svg:y="18.129cm" svg:viewBox="0 0 99 344" draw:points="99,174 17,0 0,0 73,174 0,344 17,344">
          <text:p/>
        </draw:polygon>
        <draw:polygon draw:style-name="gr4" draw:text-style-name="P3" draw:layer="layout" svg:width="0.102cm" svg:height="0.343cm" svg:x="10.658cm" svg:y="18.129cm" svg:viewBox="0 0 103 344" draw:points="103,344 29,174 103,0 84,0 0,174 84,344">
          <text:p/>
        </draw:polygon>
        <draw:path draw:style-name="gr4" draw:text-style-name="P3" draw:layer="layout" svg:width="0.157cm" svg:height="0.169cm" svg:x="10.776cm" svg:y="18.231cm" svg:viewBox="0 0 158 170" svg:d="M39 0l-39 12v9h30c4 4 9 12 9 30l8 85c0 5 0 9 0 13 0 9 0 13-4 21h17c69-73 98-128 98-149 0-13-8-21-17-21-8 0-12 0-21 4l9 47c-9 21-26 50-55 85l-10-98c-4-26-4-38-25-38z">
          <text:p/>
        </draw:path>
        <draw:path draw:style-name="gr4" draw:text-style-name="P3" draw:layer="layout" svg:width="0.127cm" svg:height="0.173cm" svg:x="10.938cm" svg:y="18.231cm" svg:viewBox="0 0 128 174" svg:d="M29 81c13-42 31-69 52-69 13 0 22 10 22 22 0 22-26 43-74 47zM29 94c65-4 99-30 99-60 0-22-17-34-38-34-17 0-38 8-61 30-16 22-29 51-29 81 0 38 21 63 52 63 25 0 46-12 72-33v-17c-21 21-43 29-60 29-22 0-35-17-35-46 0-5 0-9 0-13z">
          <text:p/>
        </draw:path>
        <draw:path draw:style-name="gr4" draw:text-style-name="P3" draw:layer="layout" svg:width="0.131cm" svg:height="0.169cm" svg:x="11.091cm" svg:y="18.231cm" svg:viewBox="0 0 132 170" svg:d="M51 0l-51 12v9l29 4-29 145h29l13-85c4-30 17-52 51-64l8 21h5c13 0 26-13 26-25 0-9-8-17-22-17-17 0-42 17-64 46l13-46z">
          <text:p/>
        </draw:path>
        <draw:path draw:style-name="gr4" draw:text-style-name="P3" draw:layer="layout" svg:width="0.148cm" svg:height="0.262cm" svg:x="11.231cm" svg:y="18.142cm" svg:viewBox="0 0 149 263" svg:d="M63 0l-55 8v13l30 4-38 222c17 12 34 16 51 16 29 0 52-12 73-33 17-22 25-51 25-81 0-38-21-59-46-59-14 0-31 8-52 25l16-81c0-13 5-26 5-34zM29 234l17-106c17-9 30-17 43-17 18 0 31 17 31 42 0 26-9 51-17 68-14 17-27 26-44 26-13 0-21-5-30-13z">
          <text:p/>
        </draw:path>
        <draw:polygon draw:style-name="gr4" draw:text-style-name="P3" draw:layer="layout" svg:width="0.101cm" svg:height="0.343cm" svg:x="11.418cm" svg:y="18.129cm" svg:viewBox="0 0 102 344" draw:points="102,174 16,0 0,0 73,174 0,344 16,344">
          <text:p/>
        </draw:polygon>
        <draw:polygon draw:style-name="gr4" draw:text-style-name="P3" draw:layer="layout" svg:width="0.102cm" svg:height="0.343cm" svg:x="8.624cm" svg:y="18.129cm" svg:viewBox="0 0 103 344" draw:points="103,344 26,174 103,0 86,0 0,174 86,344">
          <text:p/>
        </draw:polygon>
        <draw:path draw:style-name="gr4" draw:text-style-name="P3" draw:layer="layout" svg:width="0.169cm" svg:height="0.169cm" svg:x="8.756cm" svg:y="18.231cm" svg:viewBox="0 0 170 170" svg:d="M55 0l-55 12v9l29 4-29 145h29l26-119c21-22 38-30 51-30s18 8 18 21c0 4 0 13 0 26l-18 64c0 9-5 13-5 17 0 17 9 21 27 21 13 0 25 0 42-8v-9c-8 0-12 0-17 0-12 0-21-4-21-17 0-4 5-12 5-21l12-56c4-13 4-21 4-30 0-17-8-29-29-29-18 0-40 12-69 33l8-33z">
          <text:p/>
        </draw:path>
        <draw:path draw:style-name="gr4" draw:text-style-name="P3" draw:layer="layout" svg:width="0.148cm" svg:height="0.173cm" svg:x="8.947cm" svg:y="18.231cm" svg:viewBox="0 0 149 174" svg:d="M90 0c-26 0-47 8-64 30s-26 47-26 77c0 42 22 67 60 67 26 0 42-12 59-29 22-21 30-47 30-76 0-43-21-69-59-69zM86 12c21 0 33 18 33 57 0 50-25 89-55 89-21 0-34-17-34-51 0-55 26-95 56-95z">
          <text:p/>
        </draw:path>
        <draw:path draw:style-name="gr4" draw:text-style-name="P3" draw:layer="layout" svg:width="0.17cm" svg:height="0.173cm" svg:x="9.121cm" svg:y="18.231cm" svg:viewBox="0 0 171 174" svg:d="M55 0l-55 12v10l29 4-21 93c0 9 0 13 0 22 0 21 13 33 34 33 17 0 38-12 65-29-4 0-4 4-4 4 0 17 8 25 21 25 12 0 30-4 47-12v-9c-9 0-13 5-22 5-8 0-17-9-17-17 0-5 4-13 4-22l26-115h-30l-25 128c-22 13-39 21-52 21s-21-8-21-21c0-4 4-13 4-25l21-103z">
          <text:p/>
        </draw:path>
        <draw:path draw:style-name="gr4" draw:text-style-name="P3" draw:layer="layout" svg:width="0.17cm" svg:height="0.169cm" svg:x="9.32cm" svg:y="18.231cm" svg:viewBox="0 0 171 170" svg:d="M51 0l-51 12v9l26 4-26 145h30l21-119c22-22 39-30 52-30s21 8 21 21c0 4-4 13-4 26l-17 64c0 9 0 13 0 17 0 17 9 21 26 21 8 0 21 0 42-8v-9c-8 0-17 0-21 0-13 0-17-4-17-17 0-4 0-12 4-21l9-56c4-13 8-21 8-30 0-17-13-29-30-29-21 0-42 12-73 33l9-33z">
          <text:p/>
        </draw:path>
        <draw:polygon draw:style-name="gr4" draw:text-style-name="P3" draw:layer="layout" svg:width="0.102cm" svg:height="0.343cm" svg:x="9.524cm" svg:y="18.129cm" svg:viewBox="0 0 103 344" draw:points="103,174 17,0 0,0 73,174 0,344 17,344">
          <text:p/>
        </draw:polygon>
        <draw:polygon draw:style-name="gr4" draw:text-style-name="P3" draw:layer="layout" svg:width="0.101cm" svg:height="0.347cm" svg:x="14.517cm" svg:y="19.109cm" svg:viewBox="0 0 102 348" draw:points="102,348 29,175 102,0 86,0 0,175 86,348">
          <text:p/>
        </draw:polygon>
        <draw:path draw:style-name="gr4" draw:text-style-name="P3" draw:layer="layout" svg:width="0.17cm" svg:height="0.174cm" svg:x="14.652cm" svg:y="19.21cm" svg:viewBox="0 0 171 175" svg:d="M51 0l-51 13v9l26 4-26 145h30l21-120c22-17 38-25 51-25s22 4 22 21c0 4-5 13-5 21l-17 65c0 8 0 17 0 21 0 13 9 21 26 21 8 0 22-4 43-13v-8c-8 4-17 4-21 4-14 0-18-8-18-17 0-8 0-12 4-25l10-56c4-13 8-22 8-30 0-17-12-30-30-30-22 0-43 13-68 34l4-34z">
          <text:p/>
        </draw:path>
        <draw:path draw:style-name="gr4" draw:text-style-name="P3" draw:layer="layout" svg:width="0.149cm" svg:height="0.174cm" svg:x="14.839cm" svg:y="19.21cm" svg:viewBox="0 0 150 175" svg:d="M90 0c-21 0-42 13-60 30-21 21-30 52-30 77 0 43 22 68 61 68 25 0 46-8 63-29 17-22 26-47 26-73 0-43-21-73-60-73zM86 17c21 0 34 17 34 51 0 56-25 94-55 94-21 0-35-21-35-55 0-51 26-90 56-90z">
          <text:p/>
        </draw:path>
        <draw:path draw:style-name="gr4" draw:text-style-name="P3" draw:layer="layout" svg:width="0.17cm" svg:height="0.174cm" svg:x="15.013cm" svg:y="19.21cm" svg:viewBox="0 0 171 175" svg:d="M56 0l-56 13v9l30 4-21 94c0 9 0 17 0 21 0 21 13 34 34 34 17 0 38-8 63-29 0 4 0 4 0 8 0 13 5 21 23 21 8 0 25-4 42-13v-8c-8 4-13 4-17 4-13 0-21-4-21-12 0-9 4-17 4-26l26-115h-30l-27 128c-17 17-38 21-50 21-13 0-17-4-17-17 0-8 0-17 0-25l25-107z">
          <text:p/>
        </draw:path>
        <draw:path draw:style-name="gr4" draw:text-style-name="P3" draw:layer="layout" svg:width="0.17cm" svg:height="0.174cm" svg:x="15.213cm" svg:y="19.21cm" svg:viewBox="0 0 171 175" svg:d="M51 0l-51 13v9l30 4-30 145h30l21-120c21-17 39-25 52-25s21 4 21 21c0 4 0 13-4 21l-17 65c0 8 0 17 0 21 0 13 8 21 25 21 9 0 21-4 43-13v-8c-9 4-17 4-22 4-12 0-17-8-17-17 0-8 0-12 5-25l12-56c0-13 5-22 5-30 0-17-13-30-30-30-21 0-44 13-69 34l4-34z">
          <text:p/>
        </draw:path>
        <draw:polygon draw:style-name="gr4" draw:text-style-name="P3" draw:layer="layout" svg:width="0.102cm" svg:height="0.347cm" svg:x="15.417cm" svg:y="19.109cm" svg:viewBox="0 0 103 348" draw:points="103,175 17,0 0,0 76,175 0,348 17,348">
          <text:p/>
        </draw:polygon>
      </draw:page>
      <draw:page draw:name="page2" draw:style-name="dp1" draw:master-page-name="master-page3">
        <draw:line draw:style-name="gr3" draw:text-style-name="P2" draw:layer="layout" svg:x1="9.909cm" svg:y1="5.743cm" svg:x2="9.909cm" svg:y2="5.985cm">
          <text:p/>
        </draw:line>
        <draw:line draw:style-name="gr3" draw:text-style-name="P2" draw:layer="layout" svg:x1="9.57cm" svg:y1="6.528cm" svg:x2="9.263cm" svg:y2="6.771cm">
          <text:p/>
        </draw:line>
        <draw:line draw:style-name="gr3" draw:text-style-name="P2" draw:layer="layout" svg:x1="9.909cm" svg:y1="6.528cm" svg:x2="9.909cm" svg:y2="6.77cm">
          <text:p/>
        </draw:line>
        <draw:line draw:style-name="gr3" draw:text-style-name="P2" draw:layer="layout" svg:x1="10.418cm" svg:y1="6.528cm" svg:x2="10.873cm" svg:y2="6.771cm">
          <text:p/>
        </draw:line>
        <draw:line draw:style-name="gr3" draw:text-style-name="P2" draw:layer="layout" svg:x1="8.924cm" svg:y1="7.313cm" svg:x2="8.924cm" svg:y2="7.555cm">
          <text:p/>
        </draw:line>
        <draw:line draw:style-name="gr3" draw:text-style-name="P2" draw:layer="layout" svg:x1="11.043cm" svg:y1="7.313cm" svg:x2="10.541cm" svg:y2="7.717cm">
          <text:p/>
        </draw:line>
        <draw:line draw:style-name="gr3" draw:text-style-name="P2" draw:layer="layout" svg:x1="11.382cm" svg:y1="7.313cm" svg:x2="11.382cm" svg:y2="7.555cm">
          <text:p/>
        </draw:line>
        <draw:line draw:style-name="gr3" draw:text-style-name="P2" draw:layer="layout" svg:x1="11.722cm" svg:y1="7.313cm" svg:x2="12.223cm" svg:y2="7.717cm">
          <text:p/>
        </draw:line>
        <draw:line draw:style-name="gr3" draw:text-style-name="P2" draw:layer="layout" svg:x1="8.924cm" svg:y1="8.097cm" svg:x2="8.924cm" svg:y2="8.339cm">
          <text:p/>
        </draw:line>
        <draw:line draw:style-name="gr3" draw:text-style-name="P2" draw:layer="layout" svg:x1="11.043cm" svg:y1="8.097cm" svg:x2="10.741cm" svg:y2="8.34cm">
          <text:p/>
        </draw:line>
        <draw:line draw:style-name="gr3" draw:text-style-name="P2" draw:layer="layout" svg:x1="11.382cm" svg:y1="8.097cm" svg:x2="11.382cm" svg:y2="8.339cm">
          <text:p/>
        </draw:line>
        <draw:line draw:style-name="gr3" draw:text-style-name="P2" draw:layer="layout" svg:x1="11.722cm" svg:y1="8.097cm" svg:x2="12.024cm" svg:y2="8.34cm">
          <text:p/>
        </draw:line>
        <draw:line draw:style-name="gr3" draw:text-style-name="P2" draw:layer="layout" svg:x1="10.401cm" svg:y1="8.882cm" svg:x2="10.401cm" svg:y2="9.124cm">
          <text:p/>
        </draw:line>
        <draw:line draw:style-name="gr3" draw:text-style-name="P2" draw:layer="layout" svg:x1="12.363cm" svg:y1="8.882cm" svg:x2="12.363cm" svg:y2="9.124cm">
          <text:p/>
        </draw:line>
        <draw:line draw:style-name="gr3" draw:text-style-name="P2" draw:layer="layout" svg:x1="10.401cm" svg:y1="9.667cm" svg:x2="10.401cm" svg:y2="9.913cm">
          <text:p/>
        </draw:line>
        <draw:line draw:style-name="gr3" draw:text-style-name="P2" draw:layer="layout" svg:x1="12.363cm" svg:y1="9.667cm" svg:x2="12.363cm" svg:y2="9.913cm">
          <text:p/>
        </draw:line>
        <draw:line draw:style-name="gr3" draw:text-style-name="P2" draw:layer="layout" svg:x1="12.363cm" svg:y1="10.456cm" svg:x2="12.363cm" svg:y2="10.697cm">
          <text:p/>
        </draw:line>
        <draw:polygon draw:style-name="gr1" draw:text-style-name="P1" draw:layer="layout" svg:width="1.041cm" svg:height="0.546cm" svg:x="9.388cm" svg:y="5.2cm" svg:viewBox="0 0 1042 547" draw:points="0,0 1042,0 1042,547 0,547">
          <text:p/>
        </draw:polygon>
        <draw:polygon draw:style-name="gr2" draw:text-style-name="P2" draw:layer="layout" svg:width="1.045cm" svg:height="0.542cm" svg:x="9.386cm" svg:y="5.201cm" svg:viewBox="0 0 1046 543" draw:points="0,543 1046,543 1046,0 0,0">
          <text:p/>
        </draw:polygon>
        <draw:polygon draw:style-name="gr1" draw:text-style-name="P1" draw:layer="layout" svg:width="1.097cm" svg:height="0.551cm" svg:x="9.358cm" svg:y="5.983cm" svg:viewBox="0 0 1098 552" draw:points="0,0 1098,0 1098,552 0,552">
          <text:p/>
        </draw:polygon>
        <draw:polygon draw:style-name="gr2" draw:text-style-name="P2" draw:layer="layout" svg:width="1.099cm" svg:height="0.543cm" svg:x="9.357cm" svg:y="5.985cm" svg:viewBox="0 0 1100 544" draw:points="0,544 1100,544 1100,0 0,0">
          <text:p/>
        </draw:polygon>
        <draw:polygon draw:style-name="gr1" draw:text-style-name="P1" draw:layer="layout" svg:width="1.101cm" svg:height="0.546cm" svg:x="8.376cm" svg:y="6.771cm" svg:viewBox="0 0 1102 547" draw:points="0,0 1102,0 1102,547 0,547">
          <text:p/>
        </draw:polygon>
        <draw:polygon draw:style-name="gr2" draw:text-style-name="P2" draw:layer="layout" svg:width="1.099cm" svg:height="0.543cm" svg:x="8.376cm" svg:y="6.77cm" svg:viewBox="0 0 1100 544" draw:points="0,544 1100,544 1100,0 0,0">
          <text:p/>
        </draw:polygon>
        <draw:polygon draw:style-name="gr1" draw:text-style-name="P1" draw:layer="layout" svg:width="0.283cm" svg:height="0.546cm" svg:x="9.765cm" svg:y="6.771cm" svg:viewBox="0 0 284 547" draw:points="0,0 284,0 284,547 0,547">
          <text:p/>
        </draw:polygon>
        <draw:polygon draw:style-name="gr2" draw:text-style-name="P2" draw:layer="layout" svg:width="0.28cm" svg:height="0.543cm" svg:x="9.769cm" svg:y="6.77cm" svg:viewBox="0 0 281 544" draw:points="0,544 281,544 281,0 0,0">
          <text:p/>
        </draw:polygon>
        <draw:polygon draw:style-name="gr1" draw:text-style-name="P1" draw:layer="layout" svg:width="1.27cm" svg:height="0.546cm" svg:x="10.747cm" svg:y="6.771cm" svg:viewBox="0 0 1271 547" draw:points="0,0 1271,0 1271,547 0,547">
          <text:p/>
        </draw:polygon>
        <draw:polygon draw:style-name="gr2" draw:text-style-name="P2" draw:layer="layout" svg:width="1.274cm" svg:height="0.543cm" svg:x="10.745cm" svg:y="6.77cm" svg:viewBox="0 0 1275 544" draw:points="0,544 1275,544 1275,0 0,0">
          <text:p/>
        </draw:polygon>
        <draw:polygon draw:style-name="gr1" draw:text-style-name="P1" draw:layer="layout" svg:width="1.274cm" svg:height="0.546cm" svg:x="8.287cm" svg:y="7.554cm" svg:viewBox="0 0 1275 547" draw:points="0,0 1275,0 1275,547 0,547">
          <text:p/>
        </draw:polygon>
        <draw:polygon draw:style-name="gr2" draw:text-style-name="P2" draw:layer="layout" svg:width="1.269cm" svg:height="0.542cm" svg:x="8.291cm" svg:y="7.555cm" svg:viewBox="0 0 1270 543" draw:points="0,543 1270,543 1270,0 0,0">
          <text:p/>
        </draw:polygon>
        <draw:polygon draw:style-name="gr1" draw:text-style-name="P1" draw:layer="layout" svg:width="0.283cm" svg:height="0.546cm" svg:x="10.256cm" svg:y="7.554cm" svg:viewBox="0 0 284 547" draw:points="0,0 284,0 284,547 0,547">
          <text:p/>
        </draw:polygon>
        <draw:polygon draw:style-name="gr2" draw:text-style-name="P2" draw:layer="layout" svg:width="0.284cm" svg:height="0.542cm" svg:x="10.257cm" svg:y="7.555cm" svg:viewBox="0 0 285 543" draw:points="0,543 285,543 285,0 0,0">
          <text:p/>
        </draw:polygon>
        <draw:polygon draw:style-name="gr1" draw:text-style-name="P1" draw:layer="layout" svg:width="1.042cm" svg:height="0.546cm" svg:x="10.861cm" svg:y="7.554cm" svg:viewBox="0 0 1043 547" draw:points="0,0 1043,0 1043,547 0,547">
          <text:p/>
        </draw:polygon>
        <draw:polygon draw:style-name="gr2" draw:text-style-name="P2" draw:layer="layout" svg:width="1.044cm" svg:height="0.542cm" svg:x="10.86cm" svg:y="7.555cm" svg:viewBox="0 0 1045 543" draw:points="0,543 1045,543 1045,0 0,0">
          <text:p/>
        </draw:polygon>
        <draw:polygon draw:style-name="gr1" draw:text-style-name="P1" draw:layer="layout" svg:width="0.284cm" svg:height="0.546cm" svg:x="12.224cm" svg:y="7.554cm" svg:viewBox="0 0 285 547" draw:points="0,0 285,0 285,547 0,547">
          <text:p/>
        </draw:polygon>
        <draw:polygon draw:style-name="gr2" draw:text-style-name="P2" draw:layer="layout" svg:width="0.281cm" svg:height="0.542cm" svg:x="12.222cm" svg:y="7.555cm" svg:viewBox="0 0 282 543" draw:points="0,543 282,543 282,0 0,0">
          <text:p/>
        </draw:polygon>
        <draw:polygon draw:style-name="gr1" draw:text-style-name="P1" draw:layer="layout" svg:width="0.283cm" svg:height="0.55cm" svg:x="8.783cm" svg:y="8.337cm" svg:viewBox="0 0 284 551" draw:points="0,0 284,0 284,551 0,551">
          <text:p/>
        </draw:polygon>
        <draw:polygon draw:style-name="gr2" draw:text-style-name="P2" draw:layer="layout" svg:width="0.284cm" svg:height="0.543cm" svg:x="8.784cm" svg:y="8.339cm" svg:viewBox="0 0 285 544" draw:points="0,544 285,544 285,0 0,0">
          <text:p/>
        </draw:polygon>
        <draw:polygon draw:style-name="gr1" draw:text-style-name="P1" draw:layer="layout" svg:width="1.101cm" svg:height="0.55cm" svg:x="9.849cm" svg:y="8.337cm" svg:viewBox="0 0 1102 551" draw:points="0,0 1102,0 1102,551 0,551">
          <text:p/>
        </draw:polygon>
        <draw:polygon draw:style-name="gr2" draw:text-style-name="P2" draw:layer="layout" svg:width="1.1cm" svg:height="0.543cm" svg:x="9.849cm" svg:y="8.339cm" svg:viewBox="0 0 1101 544" draw:points="0,544 1101,544 1101,0 0,0">
          <text:p/>
        </draw:polygon>
        <draw:polygon draw:style-name="gr1" draw:text-style-name="P1" draw:layer="layout" svg:width="0.283cm" svg:height="0.55cm" svg:x="11.238cm" svg:y="8.337cm" svg:viewBox="0 0 284 551" draw:points="0,0 284,0 284,551 0,551">
          <text:p/>
        </draw:polygon>
        <draw:polygon draw:style-name="gr2" draw:text-style-name="P2" draw:layer="layout" svg:width="0.28cm" svg:height="0.543cm" svg:x="11.242cm" svg:y="8.339cm" svg:viewBox="0 0 281 544" draw:points="0,544 281,544 281,0 0,0">
          <text:p/>
        </draw:polygon>
        <draw:polygon draw:style-name="gr1" draw:text-style-name="P1" draw:layer="layout" svg:width="1.046cm" svg:height="0.55cm" svg:x="11.839cm" svg:y="8.337cm" svg:viewBox="0 0 1047 551" draw:points="0,0 1047,0 1047,551 0,551">
          <text:p/>
        </draw:polygon>
        <draw:polygon draw:style-name="gr2" draw:text-style-name="P2" draw:layer="layout" svg:width="1.045cm" svg:height="0.543cm" svg:x="11.84cm" svg:y="8.339cm" svg:viewBox="0 0 1046 544" draw:points="0,544 1046,544 1046,0 0,0">
          <text:p/>
        </draw:polygon>
        <draw:polygon draw:style-name="gr1" draw:text-style-name="P1" draw:layer="layout" svg:width="1.274cm" svg:height="0.546cm" svg:x="9.765cm" svg:y="9.125cm" svg:viewBox="0 0 1275 547" draw:points="0,0 1275,0 1275,547 0,547">
          <text:p/>
        </draw:polygon>
        <draw:polygon draw:style-name="gr2" draw:text-style-name="P2" draw:layer="layout" svg:width="1.27cm" svg:height="0.543cm" svg:x="9.764cm" svg:y="9.124cm" svg:viewBox="0 0 1271 544" draw:points="0,544 1271,544 1271,0 0,0">
          <text:p/>
        </draw:polygon>
        <draw:polygon draw:style-name="gr1" draw:text-style-name="P1" draw:layer="layout" svg:width="1.1cm" svg:height="0.546cm" svg:x="11.814cm" svg:y="9.125cm" svg:viewBox="0 0 1101 547" draw:points="0,0 1101,0 1101,547 0,547">
          <text:p/>
        </draw:polygon>
        <draw:polygon draw:style-name="gr2" draw:text-style-name="P2" draw:layer="layout" svg:width="1.1cm" svg:height="0.543cm" svg:x="11.815cm" svg:y="9.124cm" svg:viewBox="0 0 1101 544" draw:points="0,544 1101,544 1101,0 0,0">
          <text:p/>
        </draw:polygon>
        <draw:polygon draw:style-name="gr1" draw:text-style-name="P1" draw:layer="layout" svg:width="0.283cm" svg:height="0.546cm" svg:x="10.256cm" svg:y="9.908cm" svg:viewBox="0 0 284 547" draw:points="0,0 284,0 284,547 0,547">
          <text:p/>
        </draw:polygon>
        <draw:polygon draw:style-name="gr2" draw:text-style-name="P2" draw:layer="layout" svg:width="0.284cm" svg:height="0.543cm" svg:x="10.257cm" svg:y="9.913cm" svg:viewBox="0 0 285 544" draw:points="0,544 285,544 285,0 0,0">
          <text:p/>
        </draw:polygon>
        <draw:polygon draw:style-name="gr1" draw:text-style-name="P1" draw:layer="layout" svg:width="1.274cm" svg:height="0.546cm" svg:x="11.725cm" svg:y="9.908cm" svg:viewBox="0 0 1275 547" draw:points="0,0 1275,0 1275,547 0,547">
          <text:p/>
        </draw:polygon>
        <draw:polygon draw:style-name="gr2" draw:text-style-name="P2" draw:layer="layout" svg:width="1.269cm" svg:height="0.543cm" svg:x="11.73cm" svg:y="9.913cm" svg:viewBox="0 0 1270 544" draw:points="0,544 1270,544 1270,0 0,0">
          <text:p/>
        </draw:polygon>
        <draw:polygon draw:style-name="gr1" draw:text-style-name="P1" draw:layer="layout" svg:width="0.284cm" svg:height="0.546cm" svg:x="12.224cm" svg:y="10.695cm" svg:viewBox="0 0 285 547" draw:points="0,0 285,0 285,547 0,547">
          <text:p/>
        </draw:polygon>
        <draw:polygon draw:style-name="gr2" draw:text-style-name="P2" draw:layer="layout" svg:width="0.281cm" svg:height="0.543cm" svg:x="12.222cm" svg:y="10.697cm" svg:viewBox="0 0 282 544" draw:points="0,544 282,544 282,0 0,0">
          <text:p/>
        </draw:polygon>
        <draw:polygon draw:style-name="gr4" draw:text-style-name="P3" draw:layer="layout" svg:width="0.102cm" svg:height="0.347cm" svg:x="9.467cm" svg:y="5.29cm" svg:viewBox="0 0 103 348" draw:points="103,348 30,174 103,0 86,0 0,174 86,348">
          <text:p/>
        </draw:polygon>
        <draw:path draw:style-name="gr4" draw:text-style-name="P3" draw:layer="layout" svg:width="0.123cm" svg:height="0.174cm" svg:x="9.599cm" svg:y="5.391cm" svg:viewBox="0 0 124 175" svg:d="M30 81c13-42 30-64 51-64 9 0 17 9 17 17 0 22-25 43-68 47zM30 94c60-5 94-30 94-60 0-21-13-34-34-34-17 0-43 13-60 30-22 21-30 51-30 81 0 39 17 64 52 64 25 0 46-12 68-34v-12c-17 16-39 25-56 25-21 0-38-17-38-43 0-9 4-13 4-17z">
          <text:p/>
        </draw:path>
        <draw:path draw:style-name="gr4" draw:text-style-name="P3" draw:layer="layout" svg:width="0.191cm" svg:height="0.174cm" svg:x="9.722cm" svg:y="5.391cm" svg:viewBox="0 0 192 175" svg:d="M64 0l-35 13v9l26 4c13 8 21 30 30 59-17 34-34 60-51 69l-17-17c-9 4-17 8-17 17 0 13 8 21 21 21 26 0 47-25 68-73 13 52 17 73 42 73 9 0 22-4 40-12v-9c-9 0-13 4-18 4-22 0-26-25-43-73 17-34 34-55 52-59l13 13c13-5 17-9 17-17 0-13-9-22-21-22-23 0-44 26-65 73-13-51-17-73-38-73z">
          <text:p/>
        </draw:path>
        <draw:path draw:style-name="gr4" draw:text-style-name="P3" draw:layer="layout" svg:width="0.187cm" svg:height="0.246cm" svg:x="9.883cm" svg:y="5.391cm" svg:viewBox="0 0 188 247" svg:d="M86 0l-51 13v9l30 4-38 204-5 5-22 4v8h86v-8l-34-9 13-64c8 4 17 4 25 4 26 0 51-8 68-30 22-21 30-46 30-76 0-42-17-64-43-64-17 0-33 9-55 22l5-22zM69 149l21-110c13-13 26-17 38-17 17 0 30 12 30 42 0 25-8 55-21 72-9 13-21 21-38 21-9 0-21-4-30-8z">
          <text:p/>
        </draw:path>
        <draw:path draw:style-name="gr4" draw:text-style-name="P3" draw:layer="layout" svg:width="0.131cm" svg:height="0.17cm" svg:x="10.1cm" svg:y="5.391cm" svg:viewBox="0 0 132 171" svg:d="M56 0l-56 13v9l30 4-30 145h30l17-81c5-33 17-51 51-68l9 21c17 0 25-9 25-21 0-13-8-22-21-22-17 0-38 17-59 51l8-51z">
          <text:p/>
        </draw:path>
        <draw:polygon draw:style-name="gr4" draw:text-style-name="P3" draw:layer="layout" svg:width="0.102cm" svg:height="0.347cm" svg:x="10.248cm" svg:y="5.29cm" svg:viewBox="0 0 103 348" draw:points="103,174 21,0 0,0 78,174 0,348 21,348">
          <text:p/>
        </draw:polygon>
        <draw:polygon draw:style-name="gr4" draw:text-style-name="P3" draw:layer="layout" svg:width="0.101cm" svg:height="0.348cm" svg:x="9.442cm" svg:y="6.074cm" svg:viewBox="0 0 102 349" draw:points="102,349 25,174 102,0 81,0 0,174 81,349">
          <text:p/>
        </draw:polygon>
        <draw:path draw:style-name="gr4" draw:text-style-name="P3" draw:layer="layout" svg:width="0.102cm" svg:height="0.208cm" svg:x="9.577cm" svg:y="6.142cm" svg:viewBox="0 0 103 209" svg:d="M43 0l-17 38-26 9v12l22-4-17 99c-5 8-5 17-5 21 0 21 9 34 30 34 13 0 30-4 56-17v-9c-17 5-26 5-35 5-12 0-21-9-21-21 0-5 0-9 0-17l21-95h52v-12h-52l9-43z">
          <text:p/>
        </draw:path>
        <draw:path draw:style-name="gr4" draw:text-style-name="P3" draw:layer="layout" svg:width="0.123cm" svg:height="0.174cm" svg:x="9.688cm" svg:y="6.176cm" svg:viewBox="0 0 124 175" svg:d="M30 81c8-43 30-64 52-64 8 0 17 8 17 17 0 21-26 43-69 47zM30 93c60-4 94-25 94-59 0-17-13-34-34-34-17 0-43 13-60 30-22 21-30 51-30 80 0 43 17 65 51 65 26 0 48-9 69-31v-17c-21 17-38 26-56 26-22 0-39-17-39-43 0-8 0-12 5-17z">
          <text:p/>
        </draw:path>
        <draw:path draw:style-name="gr4" draw:text-style-name="P3" draw:layer="layout" svg:width="0.127cm" svg:height="0.17cm" svg:x="9.841cm" svg:y="6.176cm" svg:viewBox="0 0 128 171" svg:d="M51 0l-51 13v8l25 4-25 146h25l17-82c4-34 17-51 51-64l9 17h5c13 0 21-8 21-21 0-12-8-21-17-21-22 0-43 17-65 51l13-51z">
          <text:p/>
        </draw:path>
        <draw:path draw:style-name="gr4" draw:text-style-name="P3" draw:layer="layout" svg:width="0.259cm" svg:height="0.174cm" svg:x="9.981cm" svg:y="6.176cm" svg:viewBox="0 0 260 175" svg:d="M51 0l-51 13v8l29 4-29 146h29l22-120c21-21 42-30 51-30 12 0 17 9 17 21 0 5 0 13 0 26l-22 103h30l21-120c18-17 35-30 48-30s17 9 17 26c0 4 0 12 0 21l-17 64c0 8-4 16-4 21 0 13 8 22 25 22 13 0 26-4 43-13v-9c-9 0-13 5-17 5-13 0-22-10-22-18s5-17 5-25l12-56c5-12 5-21 5-29 0-17-13-30-30-30s-38 13-65 34c0-21-8-34-29-34-13 0-38 13-64 34l4-34z">
          <text:p/>
        </draw:path>
        <draw:polygon draw:style-name="gr4" draw:text-style-name="P3" draw:layer="layout" svg:width="0.102cm" svg:height="0.348cm" svg:x="10.274cm" svg:y="6.074cm" svg:viewBox="0 0 103 349" draw:points="103,174 17,0 0,0 77,174 0,349 17,349">
          <text:p/>
        </draw:polygon>
        <draw:polygon draw:style-name="gr4" draw:text-style-name="P3" draw:layer="layout" svg:width="0.101cm" svg:height="0.348cm" svg:x="8.457cm" svg:y="6.859cm" svg:viewBox="0 0 102 349" draw:points="102,349 29,175 102,0 85,0 0,175 85,349">
          <text:p/>
        </draw:polygon>
        <draw:path draw:style-name="gr4" draw:text-style-name="P3" draw:layer="layout" svg:width="0.102cm" svg:height="0.208cm" svg:x="8.597cm" svg:y="6.927cm" svg:viewBox="0 0 103 209" svg:d="M43 0l-17 38-26 9v12l22-4-22 97c0 9 0 18 0 22 0 22 9 35 30 35 13 0 30-5 51-17v-10c-12 4-25 4-29 4-17 0-26-8-26-21 0-4 4-8 4-17l17-93h56v-13h-51l8-42z">
          <text:p/>
        </draw:path>
        <draw:path draw:style-name="gr4" draw:text-style-name="P3" draw:layer="layout" svg:width="0.127cm" svg:height="0.174cm" svg:x="8.703cm" svg:y="6.961cm" svg:viewBox="0 0 128 175" svg:d="M34 81c8-43 30-64 51-64 9 0 18 8 18 17 0 25-27 47-69 47zM30 94c64-4 98-25 98-56 0-21-13-38-38-38-18 0-39 13-56 29-21 22-34 52-34 82 0 42 21 64 55 64 21 0 48-9 69-30v-17c-21 17-43 30-56 30-26 0-38-21-38-47 0-9 0-13 0-17z">
          <text:p/>
        </draw:path>
        <draw:path draw:style-name="gr4" draw:text-style-name="P3" draw:layer="layout" svg:width="0.131cm" svg:height="0.169cm" svg:x="8.856cm" svg:y="6.961cm" svg:viewBox="0 0 132 170" svg:d="M51 0l-51 14v8l29 4-29 144h29l17-80c5-34 13-51 52-64l9 17c17 0 25-8 25-21s-8-22-21-22c-17 0-39 18-65 52l13-52z">
          <text:p/>
        </draw:path>
        <draw:path draw:style-name="gr4" draw:text-style-name="P3" draw:layer="layout" svg:width="0.259cm" svg:height="0.174cm" svg:x="9cm" svg:y="6.961cm" svg:viewBox="0 0 260 175" svg:d="M51 0l-51 13v8l26 8-26 141h26l25-119c21-17 38-30 47-30 13 0 22 8 22 21 0 9 0 13-4 27l-23 101h31l26-119c12-17 34-30 46-30 13 0 17 8 17 25 0 5 0 13-4 23l-13 63c-4 9-4 17-4 21 0 13 9 22 26 22 8 0 25-5 42-13v-9c-8 5-17 5-21 5-9 0-17-9-17-17 0-9 0-17 4-26l13-56c0-8 4-21 4-30 0-16-13-29-30-29s-38 13-63 34c0-21-13-34-30-34-18 0-39 13-69 34l9-34z">
          <text:p/>
        </draw:path>
        <draw:polygon draw:style-name="gr4" draw:text-style-name="P3" draw:layer="layout" svg:width="0.098cm" svg:height="0.348cm" svg:x="9.293cm" svg:y="6.859cm" svg:viewBox="0 0 99 349" draw:points="99,175 17,0 0,0 72,175 0,349 17,349">
          <text:p/>
        </draw:polygon>
        <draw:path draw:style-name="gr4" draw:text-style-name="P3" draw:layer="layout" svg:width="0.157cm" svg:height="0.153cm" svg:x="9.828cm" svg:y="6.939cm" svg:viewBox="0 0 158 154" svg:d="M68 0l4 64-59-25-13 21 68 21-51 56 21 17 43-64 39 64 21-17-48-56 65-21-8-21-61 25 4-55v-4c6-5 6-5 6-5z">
          <text:p/>
        </draw:path>
        <draw:polygon draw:style-name="gr4" draw:text-style-name="P3" draw:layer="layout" svg:width="0.102cm" svg:height="0.348cm" svg:x="10.826cm" svg:y="6.859cm" svg:viewBox="0 0 103 349" draw:points="103,349 25,175 103,0 80,0 0,175 80,349">
          <text:p/>
        </draw:polygon>
        <draw:path draw:style-name="gr4" draw:text-style-name="P3" draw:layer="layout" svg:width="0.195cm" svg:height="0.331cm" svg:x="10.894cm" svg:y="6.876cm" svg:viewBox="0 0 196 332" svg:d="M179 38c8-4 17-8 17-17 0-13-13-21-30-21-34 0-63 30-72 93l-30 9v12l26-4-17 102c-5 47-13 82-31 98l-34-8c-4 0-8 8-8 13 0 12 8 17 17 17 17 0 39-13 56-38 17-22 25-48 30-82l12-102h51v-12h-47c5-47 17-77 30-85z">
          <text:p/>
        </draw:path>
        <draw:path draw:style-name="gr4" draw:text-style-name="P3" draw:layer="layout" svg:width="0.166cm" svg:height="0.174cm" svg:x="11.059cm" svg:y="6.961cm" svg:viewBox="0 0 167 175" svg:d="M141 0l-8 8c-9-4-21-8-30-8-34 0-65 17-82 46-12 23-21 44-21 69 0 38 21 60 51 60 18 0 35-9 52-30v4c0 17 9 26 21 26 9 0 26-5 43-13v-9c-9 0-13 5-17 5-13 0-21-9-21-17 0-4 0-13 4-26l12-64c5-26 9-43 13-51zM107 17l13 21-17 94c-13 13-26 21-43 21s-30-12-30-42c0-56 30-94 73-94z">
          <text:p/>
        </draw:path>
        <draw:path draw:style-name="gr4" draw:text-style-name="P3" draw:layer="layout" svg:width="0.127cm" svg:height="0.174cm" svg:x="11.246cm" svg:y="6.961cm" svg:viewBox="0 0 128 175" svg:d="M103 42c17 0 25-4 25-17 0-12-17-25-34-25-22 0-47 13-64 29-17 22-30 52-30 82 0 38 21 64 51 64 21 0 48-9 69-34v-17c-21 21-39 29-56 29-22 0-34-16-34-46 0-52 21-90 51-90h4z">
          <text:p/>
        </draw:path>
        <draw:path draw:style-name="gr4" draw:text-style-name="P3" draw:layer="layout" svg:width="0.102cm" svg:height="0.208cm" svg:x="11.399cm" svg:y="6.927cm" svg:viewBox="0 0 103 209" svg:d="M43 0l-18 38-25 9v12l21-4-21 97c0 9 0 18 0 22 0 22 8 35 29 35 10 0 31-5 52-17v-10c-12 4-25 4-33 4-13 0-23-8-23-21 0-4 4-8 4-17l19-93h55v-13h-51l8-42z">
          <text:p/>
        </draw:path>
        <draw:path draw:style-name="gr4" draw:text-style-name="P3" draw:layer="layout" svg:width="0.153cm" svg:height="0.174cm" svg:x="11.505cm" svg:y="6.961cm" svg:viewBox="0 0 154 175" svg:d="M93 0c-25 0-46 13-63 29-17 22-30 52-30 78 0 42 25 68 59 68 26 0 48-9 65-30s30-47 30-72c0-44-26-73-61-73zM89 17c22 0 35 17 35 52 0 55-31 93-60 93-22 0-34-21-34-55 0-52 25-90 59-90z">
          <text:p/>
        </draw:path>
        <draw:path draw:style-name="gr4" draw:text-style-name="P3" draw:layer="layout" svg:width="0.128cm" svg:height="0.169cm" svg:x="11.687cm" svg:y="6.961cm" svg:viewBox="0 0 129 170" svg:d="M52 0l-52 14v8l31 4-31 144h31l13-80c4-34 17-51 51-64l8 17h4c13 0 22-8 22-21s-4-22-17-22c-17 0-43 18-64 52l13-52z">
          <text:p/>
        </draw:path>
        <draw:polygon draw:style-name="gr4" draw:text-style-name="P3" draw:layer="layout" svg:width="0.102cm" svg:height="0.348cm" svg:x="11.836cm" svg:y="6.859cm" svg:viewBox="0 0 103 349" draw:points="103,175 17,0 0,0 77,175 0,349 17,349">
          <text:p/>
        </draw:polygon>
        <draw:polygon draw:style-name="gr4" draw:text-style-name="P3" draw:layer="layout" svg:width="0.098cm" svg:height="0.348cm" svg:x="8.372cm" svg:y="7.643cm" svg:viewBox="0 0 99 349" draw:points="99,349 26,176 99,0 81,0 0,176 81,349">
          <text:p/>
        </draw:polygon>
        <draw:path draw:style-name="gr4" draw:text-style-name="P3" draw:layer="layout" svg:width="0.191cm" svg:height="0.33cm" svg:x="8.44cm" svg:y="7.661cm" svg:viewBox="0 0 192 331" svg:d="M175 38c12-5 17-9 17-17 0-13-9-21-26-21-34 0-64 29-77 93l-26 8v13l22-4-13 103c-9 46-13 80-30 97l-38-8c-4 0-4 8-4 12 0 13 4 17 17 17 17 0 38-12 55-38 17-21 21-47 25-80l18-103h51v-13h-51c9-47 17-76 34-85z">
          <text:p/>
        </draw:path>
        <draw:path draw:style-name="gr4" draw:text-style-name="P3" draw:layer="layout" svg:width="0.166cm" svg:height="0.174cm" svg:x="8.605cm" svg:y="7.745cm" svg:viewBox="0 0 167 175" svg:d="M137 0l-4 9c-13-4-21-9-34-9-34 0-65 17-82 47-13 21-17 42-17 68 0 39 17 60 48 60 17 0 34-8 55-31v6c0 17 4 25 21 25 9 0 22-4 43-13v-8c-9 0-17 4-21 4-13 0-17-8-17-18 0-4 0-12 4-25l13-64c4-25 8-42 12-51zM107 17l13 21-17 94c-17 12-30 22-42 22-23 0-31-14-31-43 0-55 31-94 73-94z">
          <text:p/>
        </draw:path>
        <draw:path draw:style-name="gr4" draw:text-style-name="P3" draw:layer="layout" svg:width="0.123cm" svg:height="0.174cm" svg:x="8.792cm" svg:y="7.745cm" svg:viewBox="0 0 124 175" svg:d="M103 47c13 0 21-9 21-21 0-13-13-26-35-26-21 0-42 13-59 30-21 21-30 51-30 81 0 43 21 64 51 64 21 0 43-8 69-35v-17c-21 21-43 31-56 31-26 0-39-18-39-48 0-50 26-89 56-89z">
          <text:p/>
        </draw:path>
        <draw:path draw:style-name="gr4" draw:text-style-name="P3" draw:layer="layout" svg:width="0.102cm" svg:height="0.208cm" svg:x="8.941cm" svg:y="7.711cm" svg:viewBox="0 0 103 209" svg:d="M42 0l-17 40-25 8v13l21-5-17 98c-4 9-4 17-4 21 0 26 8 34 29 34 13 0 30-4 57-17v-8c-13 4-27 4-35 4-13 0-22-4-22-21 0-4 0-9 0-13l22-98h52v-12h-52l8-44z">
          <text:p/>
        </draw:path>
        <draw:path draw:style-name="gr4" draw:text-style-name="P3" draw:layer="layout" svg:width="0.149cm" svg:height="0.174cm" svg:x="9.051cm" svg:y="7.745cm" svg:viewBox="0 0 150 175" svg:d="M90 0c-22 0-43 13-60 30-21 21-30 51-30 76 0 44 21 69 59 69 27 0 48-8 65-31 17-21 26-46 26-71 0-43-22-73-60-73zM86 17c21 0 34 17 34 51 0 55-26 94-56 94-22 0-34-22-34-51 0-55 25-94 56-94z">
          <text:p/>
        </draw:path>
        <draw:path draw:style-name="gr4" draw:text-style-name="P3" draw:layer="layout" svg:width="0.132cm" svg:height="0.17cm" svg:x="9.229cm" svg:y="7.745cm" svg:viewBox="0 0 133 171" svg:d="M55 0l-55 13v8l30 9-30 141h30l17-81c4-34 17-52 52-64l9 17c16 0 25-9 25-22 0-12-9-21-21-21-18 0-40 17-61 51l9-51z">
          <text:p/>
        </draw:path>
        <draw:polygon draw:style-name="gr4" draw:text-style-name="P3" draw:layer="layout" svg:width="0.098cm" svg:height="0.348cm" svg:x="9.382cm" svg:y="7.643cm" svg:viewBox="0 0 99 349" draw:points="99,176 17,0 0,0 72,176 0,349 17,349">
          <text:p/>
        </draw:polygon>
        <draw:path draw:style-name="gr4" draw:text-style-name="P3" draw:layer="layout" svg:width="0.106cm" svg:height="0.314cm" svg:x="10.359cm" svg:y="7.669cm" svg:viewBox="0 0 107 315" svg:d="M103 21h4l-13-21c-13 4-25 13-38 25-13 9-21 22-31 34-8 13-17 30-21 43-4 17-4 34-4 51s0 34 4 46c4 18 13 35 21 48 10 13 18 26 31 38 8 13 25 21 38 30l13-21c-13-9-26-17-34-26-9-13-17-21-26-34-8-13-12-25-18-39-4-17-4-30-4-42 0-30 4-56 18-77 13-21 30-38 51-51 4-4 4-4 4-4z">
          <text:p/>
        </draw:path>
        <draw:polygon draw:style-name="gr4" draw:text-style-name="P3" draw:layer="layout" svg:width="0.098cm" svg:height="0.348cm" svg:x="10.944cm" svg:y="7.643cm" svg:viewBox="0 0 99 349" draw:points="99,349 26,176 99,0 82,0 0,176 82,349">
          <text:p/>
        </draw:polygon>
        <draw:path draw:style-name="gr4" draw:text-style-name="P3" draw:layer="layout" svg:width="0.123cm" svg:height="0.174cm" svg:x="11.072cm" svg:y="7.745cm" svg:viewBox="0 0 124 175" svg:d="M31 81c12-43 29-64 50-64 13 0 18 9 18 17 0 26-22 47-68 47zM31 94c63-5 93-26 93-56 0-21-13-38-34-38-17 0-42 13-59 30-18 21-31 51-31 81 0 43 21 64 52 64 25 0 47-8 68-31v-16c-17 16-39 30-56 30-21 0-33-18-33-47 0-5 0-13 0-17z">
          <text:p/>
        </draw:path>
        <draw:path draw:style-name="gr4" draw:text-style-name="P3" draw:layer="layout" svg:width="0.191cm" svg:height="0.174cm" svg:x="11.195cm" svg:y="7.745cm" svg:viewBox="0 0 192 175" svg:d="M65 0l-34 13v8l30 5c8 8 16 30 25 59-17 38-34 59-51 69l-18-18c-9 4-17 8-17 22 0 9 8 17 26 17 22 0 43-21 64-73 13 52 17 73 43 73 8 0 21-4 38-8v-13c-9 4-13 4-17 4-21 0-26-22-38-73 12-34 29-55 46-59l13 17c13-9 17-13 17-22 0-12-8-21-17-21-25 0-47 26-68 73-13-47-17-73-38-73z">
          <text:p/>
        </draw:path>
        <draw:path draw:style-name="gr4" draw:text-style-name="P3" draw:layer="layout" svg:width="0.187cm" svg:height="0.251cm" svg:x="11.356cm" svg:y="7.745cm" svg:viewBox="0 0 188 252" svg:d="M86 0l-51 13v8l30 5-38 204-4 5-23 4v13h86v-13l-34-4 13-69c8 4 17 8 26 8 25 0 50-13 67-34 22-21 30-46 30-76 0-38-17-64-42-64-17 0-34 9-55 26l4-26zM69 149l22-111c12-12 25-17 38-17 17 0 29 17 29 43 0 30-8 55-21 72-8 13-21 21-38 21-8 0-21-4-30-8z">
          <text:p/>
        </draw:path>
        <draw:path draw:style-name="gr4" draw:text-style-name="P3" draw:layer="layout" svg:width="0.132cm" svg:height="0.17cm" svg:x="11.573cm" svg:y="7.745cm" svg:viewBox="0 0 133 171" svg:d="M55 0l-55 13v8l30 9-30 141h30l17-81c4-34 17-52 51-64l8 17c18 0 27-9 27-22 0-12-9-21-22-21-18 0-39 17-60 51l8-51z">
          <text:p/>
        </draw:path>
        <draw:polygon draw:style-name="gr4" draw:text-style-name="P3" draw:layer="layout" svg:width="0.097cm" svg:height="0.348cm" svg:x="11.726cm" svg:y="7.643cm" svg:viewBox="0 0 98 349" draw:points="98,176 17,0 0,0 73,176 0,349 17,349">
          <text:p/>
        </draw:polygon>
        <draw:path draw:style-name="gr4" draw:text-style-name="P3" draw:layer="layout" svg:width="0.106cm" svg:height="0.314cm" svg:x="12.299cm" svg:y="7.669cm" svg:viewBox="0 0 107 315" svg:d="M0 21c13 9 25 17 34 26 8 8 17 21 25 29 9 13 13 26 17 38 5 13 5 26 5 43 0 13 0 25-5 38-4 14-12 26-17 39-8 13-17 21-25 34-13 9-21 17-34 21l4 26c17-9 30-17 42-30 13-8 26-21 35-38 8-13 16-26 21-43s5-34 5-51c0-13 0-30-5-47s-13-30-21-42c-9-13-22-26-30-39-13-8-30-16-43-25z">
          <text:p/>
        </draw:path>
        <draw:polygon draw:style-name="gr4" draw:text-style-name="P3" draw:layer="layout" svg:width="0.152cm" svg:height="0.174cm" svg:x="8.852cm" svg:y="8.53cm" svg:viewBox="0 0 153 175" draw:points="115,0 73,65 30,0 0,0 60,86 0,175 30,175 73,107 119,175 153,175 90,86 145,0">
          <text:p/>
        </draw:polygon>
        <draw:polygon draw:style-name="gr4" draw:text-style-name="P3" draw:layer="layout" svg:width="0.098cm" svg:height="0.344cm" svg:x="9.934cm" svg:y="8.432cm" svg:viewBox="0 0 99 345" draw:points="99,345 27,171 99,0 82,0 0,171 82,345">
          <text:p/>
        </draw:polygon>
        <draw:path draw:style-name="gr4" draw:text-style-name="P3" draw:layer="layout" svg:width="0.102cm" svg:height="0.204cm" svg:x="10.07cm" svg:y="8.5cm" svg:viewBox="0 0 103 205" svg:d="M42 0l-17 34-25 9v13h21l-21 94c0 8 0 17 0 25 0 21 8 30 30 30 12 0 30-4 52-17v-9c-13 5-26 5-30 5-18 0-22-5-22-21 0-5 0-9 0-13l17-94h56v-17h-51l8-39z">
          <text:p/>
        </draw:path>
        <draw:path draw:style-name="gr4" draw:text-style-name="P3" draw:layer="layout" svg:width="0.127cm" svg:height="0.17cm" svg:x="10.176cm" svg:y="8.534cm" svg:viewBox="0 0 128 171" svg:d="M35 76c8-42 30-63 51-63 8 0 17 8 17 21 0 21-25 42-68 42zM31 89c63-4 97-25 97-55 0-21-12-34-38-34-17 0-38 9-55 26-21 21-35 50-35 80 0 44 22 65 56 65 22 0 47-9 68-30v-17c-21 17-38 30-55 30-26 0-38-17-38-48 0-4 0-12 0-17z">
          <text:p/>
        </draw:path>
        <draw:path draw:style-name="gr4" draw:text-style-name="P3" draw:layer="layout" svg:width="0.132cm" svg:height="0.17cm" svg:x="10.329cm" svg:y="8.534cm" svg:viewBox="0 0 133 171" svg:d="M56 0l-56 9v8l30 9-30 145h30l18-86c4-34 17-51 51-64l8 17c17 0 26-8 26-21 0-12-9-17-22-17-17 0-38 13-59 47l8-47z">
          <text:p/>
        </draw:path>
        <draw:path draw:style-name="gr4" draw:text-style-name="P3" draw:layer="layout" svg:width="0.259cm" svg:height="0.17cm" svg:x="10.473cm" svg:y="8.534cm" svg:viewBox="0 0 260 171" svg:d="M51 0l-51 9v8l26 9-26 145h30l21-124c21-17 38-26 51-26 9 0 17 5 17 22 0 4 0 12-4 21l-21 107h29l26-124c13-17 34-26 47-26s17 5 17 22c0 4 0 12-4 21l-13 69c-4 4-4 12-4 17 0 12 9 21 26 21 8 0 25-4 42-13v-8c-8 4-12 4-21 4-8 0-17-9-17-17 0-4 4-13 4-26l13-51c4-13 4-26 4-30 0-21-12-30-30-30-17 0-39 9-64 30 0-21-13-30-30-30s-38 9-63 30l4-30z">
          <text:p/>
        </draw:path>
        <draw:polygon draw:style-name="gr4" draw:text-style-name="P3" draw:layer="layout" svg:width="0.098cm" svg:height="0.344cm" svg:x="10.766cm" svg:y="8.432cm" svg:viewBox="0 0 99 345" draw:points="99,171 17,0 0,0 73,171 0,345 17,345">
          <text:p/>
        </draw:polygon>
        <draw:polygon draw:style-name="gr4" draw:text-style-name="P3" draw:layer="layout" svg:width="0.153cm" svg:height="0.153cm" svg:x="11.305cm" svg:y="8.509cm" svg:viewBox="0 0 154 154" draw:points="64,0 64,64 0,64 0,86 64,86 64,154 90,154 90,86 154,86 154,64 90,64 90,0">
          <text:p/>
        </draw:polygon>
        <draw:polygon draw:style-name="gr4" draw:text-style-name="P3" draw:layer="layout" svg:width="0.102cm" svg:height="0.344cm" svg:x="11.925cm" svg:y="8.432cm" svg:viewBox="0 0 103 345" draw:points="103,345 27,171 103,0 82,0 0,171 82,345">
          <text:p/>
        </draw:polygon>
        <draw:path draw:style-name="gr4" draw:text-style-name="P3" draw:layer="layout" svg:width="0.127cm" svg:height="0.17cm" svg:x="12.053cm" svg:y="8.534cm" svg:viewBox="0 0 128 171" svg:d="M34 76c9-42 30-63 47-63 13 0 21 8 21 21 0 21-25 42-68 42zM29 89c65-4 99-25 99-55 0-21-17-34-38-34-17 0-38 9-56 26-22 21-34 50-34 80 0 44 21 65 56 65 21 0 46-9 68-30v-17c-22 17-43 30-55 30-26 0-40-17-40-48 0-4 0-12 0-17z">
          <text:p/>
        </draw:path>
        <draw:path draw:style-name="gr4" draw:text-style-name="P3" draw:layer="layout" svg:width="0.191cm" svg:height="0.174cm" svg:x="12.18cm" svg:y="8.53cm" svg:viewBox="0 0 192 175" svg:d="M59 0l-34 13v8l30 4c9 9 17 31 25 65-12 34-33 55-46 64l-17-13c-13 0-17 4-17 17 0 8 9 17 21 17 21 0 43-21 68-72 9 51 17 72 38 72 13 0 26-4 43-9v-12c-9 4-17 4-22 4-21 0-25-21-38-68 17-39 30-60 47-65l17 17c10-4 18-12 18-21 0-12-8-21-22-21-22 0-43 25-68 73-13-48-17-73-38-73z">
          <text:p/>
        </draw:path>
        <draw:path draw:style-name="gr4" draw:text-style-name="P3" draw:layer="layout" svg:width="0.187cm" svg:height="0.246cm" svg:x="12.341cm" svg:y="8.534cm" svg:viewBox="0 0 188 247" svg:d="M81 0l-47 9v8l26 4-38 204v5l-22 5v12h85v-12l-34-5 9-69c8 5 21 9 29 9 22 0 47-13 69-34 17-21 30-47 30-76 0-39-17-60-48-60-17 0-34 5-51 21l5-21zM64 144l21-110c17-13 30-17 38-17 22 0 35 17 35 43 0 29-13 59-22 72-13 17-25 21-42 21-9 0-17-4-30-9z">
          <text:p/>
        </draw:path>
        <draw:path draw:style-name="gr4" draw:text-style-name="P3" draw:layer="layout" svg:width="0.127cm" svg:height="0.17cm" svg:x="12.558cm" svg:y="8.534cm" svg:viewBox="0 0 128 171" svg:d="M52 0l-52 9v8l30 9-30 145h30l12-86c5-34 18-51 52-64l9 17h4c13 0 21-8 21-21 0-12-4-17-17-17-17 0-42 13-64 47l13-47z">
          <text:p/>
        </draw:path>
        <draw:polygon draw:style-name="gr4" draw:text-style-name="P3" draw:layer="layout" svg:width="0.102cm" svg:height="0.344cm" svg:x="12.706cm" svg:y="8.432cm" svg:viewBox="0 0 103 345" draw:points="103,171 17,0 0,0 74,171 0,345 17,345">
          <text:p/>
        </draw:polygon>
        <draw:polygon draw:style-name="gr4" draw:text-style-name="P3" draw:layer="layout" svg:width="0.097cm" svg:height="0.344cm" svg:x="9.845cm" svg:y="9.217cm" svg:viewBox="0 0 98 345" draw:points="98,345 27,171 98,0 82,0 0,171 82,345">
          <text:p/>
        </draw:polygon>
        <draw:path draw:style-name="gr4" draw:text-style-name="P3" draw:layer="layout" svg:width="0.195cm" svg:height="0.335cm" svg:x="9.913cm" svg:y="9.23cm" svg:viewBox="0 0 196 336" svg:d="M175 39c13 0 21-9 21-18 0-13-13-21-30-21-33 0-63 34-76 94l-25 9v12h21l-13 98c-8 47-13 80-31 97l-38-8c-4 4-4 8-4 13 0 12 4 21 17 21 17 0 38-17 56-43 17-21 21-46 25-80l17-98h51v-16h-51c9-47 22-74 35-82z">
          <text:p/>
        </draw:path>
        <draw:path draw:style-name="gr4" draw:text-style-name="P3" draw:layer="layout" svg:width="0.166cm" svg:height="0.17cm" svg:x="10.078cm" svg:y="9.319cm" svg:viewBox="0 0 167 171" svg:d="M137 0l-4 4c-13-4-21-4-34-4-34 0-65 18-82 48-12 17-17 38-17 63 0 38 17 60 47 60 18 0 35-9 56-30v4c0 17 5 26 21 26 9 0 22-5 43-13v-9c-8 0-17 5-21 5-13 0-17-5-17-17 0-5 0-13 4-26l13-59c4-30 8-48 13-52zM108 14l12 21-17 93c-17 13-29 21-42 21-22 0-31-12-31-42 0-55 31-93 73-93z">
          <text:p/>
        </draw:path>
        <draw:path draw:style-name="gr4" draw:text-style-name="P3" draw:layer="layout" svg:width="0.123cm" svg:height="0.174cm" svg:x="10.265cm" svg:y="9.315cm" svg:viewBox="0 0 124 175" svg:d="M103 47c13 0 21-8 21-22 0-12-12-25-29-25-27 0-48 13-65 35-21 17-30 46-30 76 0 42 21 64 51 64 21 0 44-9 69-34v-13c-21 17-43 25-56 25-26 0-38-17-38-46 0-51 25-90 55-90z">
          <text:p/>
        </draw:path>
        <draw:path draw:style-name="gr4" draw:text-style-name="P3" draw:layer="layout" svg:width="0.102cm" svg:height="0.204cm" svg:x="10.414cm" svg:y="9.285cm" svg:viewBox="0 0 103 205" svg:d="M43 0l-17 34-26 13v8h22l-18 94c-4 9-4 17-4 26 0 21 9 30 31 30 12 0 29-5 55-13v-13c-13 4-26 9-34 9-13 0-21-9-21-26 0 0 0-8 4-13l17-94h51v-17h-47l4-38z">
          <text:p/>
        </draw:path>
        <draw:path draw:style-name="gr4" draw:text-style-name="P3" draw:layer="layout" svg:width="0.149cm" svg:height="0.17cm" svg:x="10.524cm" svg:y="9.319cm" svg:viewBox="0 0 150 171" svg:d="M90 0c-22 0-43 9-60 26-21 22-30 51-30 81 0 38 26 64 60 64 26 0 47-9 64-26 17-21 26-51 26-76 0-43-21-69-60-69zM86 14c21 0 34 17 34 51 0 55-25 93-56 93-21 0-34-17-34-51 0-55 25-93 56-93z">
          <text:p/>
        </draw:path>
        <draw:path draw:style-name="gr4" draw:text-style-name="P3" draw:layer="layout" svg:width="0.131cm" svg:height="0.17cm" svg:x="10.703cm" svg:y="9.319cm" svg:viewBox="0 0 132 171" svg:d="M55 0l-55 9v9l29 8-29 145h29l17-85c4-30 18-51 52-64l9 17h4c13 0 21-8 21-21 0-14-8-18-21-18-17 0-38 14-61 48l9-48z">
          <text:p/>
        </draw:path>
        <draw:polygon draw:style-name="gr4" draw:text-style-name="P3" draw:layer="layout" svg:width="0.098cm" svg:height="0.344cm" svg:x="10.855cm" svg:y="9.217cm" svg:viewBox="0 0 99 345" draw:points="99,171 17,0 0,0 74,171 0,345 17,345">
          <text:p/>
        </draw:polygon>
        <draw:polygon draw:style-name="gr4" draw:text-style-name="P3" draw:layer="layout" svg:width="0.101cm" svg:height="0.344cm" svg:x="11.896cm" svg:y="9.217cm" svg:viewBox="0 0 102 345" draw:points="102,345 29,171 102,0 85,0 0,171 85,345">
          <text:p/>
        </draw:polygon>
        <draw:path draw:style-name="gr4" draw:text-style-name="P3" draw:layer="layout" svg:width="0.106cm" svg:height="0.204cm" svg:x="12.031cm" svg:y="9.285cm" svg:viewBox="0 0 107 205" svg:d="M47 0l-17 34-30 13v8h26l-21 94c0 9-5 17-5 26 0 21 13 30 30 30 13 0 35-5 56-13v-13c-12 4-25 9-35 9-13 0-21-9-21-26 0 0 4-8 4-13l17-94h56v-17h-50l4-38z">
          <text:p/>
        </draw:path>
        <draw:path draw:style-name="gr4" draw:text-style-name="P3" draw:layer="layout" svg:width="0.127cm" svg:height="0.17cm" svg:x="12.142cm" svg:y="9.319cm" svg:viewBox="0 0 128 171" svg:d="M30 77c12-42 33-63 51-63 13 0 22 8 22 21 0 21-27 42-73 42zM30 90c64-4 98-25 98-55 0-21-17-35-38-35-18 0-39 9-60 26-18 22-30 51-30 81 0 42 21 64 55 64 21 0 48-9 69-30v-17c-21 17-43 30-61 30-21 0-33-17-33-47 0-4 0-13 0-17z">
          <text:p/>
        </draw:path>
        <draw:path draw:style-name="gr4" draw:text-style-name="P3" draw:layer="layout" svg:width="0.131cm" svg:height="0.17cm" svg:x="12.295cm" svg:y="9.319cm" svg:viewBox="0 0 132 171" svg:d="M51 0l-51 9v9l29 8-29 145h29l13-85c9-30 18-51 52-64l13 17c17 0 25-8 25-21 0-14-8-18-21-18-17 0-38 14-64 48l13-48z">
          <text:p/>
        </draw:path>
        <draw:path draw:style-name="gr4" draw:text-style-name="P3" draw:layer="layout" svg:width="0.263cm" svg:height="0.17cm" svg:x="12.435cm" svg:y="9.319cm" svg:viewBox="0 0 264 171" svg:d="M56 0l-56 9v9l29 8-29 145h29l27-119c21-21 38-30 46-30 13 0 22 9 22 21 0 5 0 13-4 22l-22 106h30l21-123c17-17 38-26 51-26 9 0 17 9 17 21 0 5 0 13-4 22l-17 67c0 9 0 13 0 17 0 17 9 22 26 22 8 0 21-5 42-9v-13c-9 5-17 5-21 5-13 0-17-5-17-17 0-5 0-13 4-22l13-55c0-12 4-21 4-29 0-22-13-31-30-31s-38 9-63 31c0-22-13-31-30-31s-38 9-68 35l8-35z">
          <text:p/>
        </draw:path>
        <draw:polygon draw:style-name="gr4" draw:text-style-name="P3" draw:layer="layout" svg:width="0.102cm" svg:height="0.344cm" svg:x="12.728cm" svg:y="9.217cm" svg:viewBox="0 0 103 345" draw:points="103,171 22,0 0,0 77,171 0,345 22,345">
          <text:p/>
        </draw:polygon>
        <draw:path draw:style-name="gr4" draw:text-style-name="P3" draw:layer="layout" svg:width="0.165cm" svg:height="0.233cm" svg:x="10.312cm" svg:y="10.104cm" svg:viewBox="0 0 166 234" svg:d="M17 8l64 162-5 13c-8 8-12 17-17 21-8 4-12 9-21 9 0 0-4 0-8-5h-5c-4 0-4-4-4-4-4-4-4-4-4-4 0-4 0-4 0-4l-17 25c13 9 25 13 42 13 13 0 22-4 30-9 13-8 17-21 25-38l5-17 47-124c4-8 9-17 13-25 0-9 4-17 4-21h-26c-4 4-4 12-4 16-4 9-4 17-9 26l-34 93-51-127c0-4 0-4 0-4 0-4 0-4 0-4h-29z">
          <text:p/>
        </draw:path>
        <draw:polygon draw:style-name="gr4" draw:text-style-name="P3" draw:layer="layout" svg:width="0.102cm" svg:height="0.343cm" svg:x="11.806cm" svg:y="10.002cm" svg:viewBox="0 0 103 344" draw:points="103,344 31,170 103,0 86,0 0,170 86,344">
          <text:p/>
        </draw:polygon>
        <draw:path draw:style-name="gr4" draw:text-style-name="P3" draw:layer="layout" svg:width="0.195cm" svg:height="0.336cm" svg:x="11.874cm" svg:y="10.014cm" svg:viewBox="0 0 196 337" svg:d="M180 39c12 0 16-9 16-17 0-13-12-22-29-22-30 0-60 34-72 94l-26 12v9h21l-12 102c-9 46-13 76-30 94l-39-8c-5 4-9 8-9 12 0 13 9 22 22 22 17 0 34-17 56-44 12-21 21-47 25-80l13-98h55v-17h-51c9-47 17-72 30-80z">
          <text:p/>
        </draw:path>
        <draw:path draw:style-name="gr4" draw:text-style-name="P3" draw:layer="layout" svg:width="0.166cm" svg:height="0.169cm" svg:x="12.044cm" svg:y="10.104cm" svg:viewBox="0 0 167 170" svg:d="M137 0l-4 8c-13-8-26-8-34-8-35 0-65 16-82 46-13 17-17 39-17 65 0 38 17 59 47 59 17 0 35-8 52-25 0 17 8 25 21 25s26-4 47-8v-13c-13 4-17 4-21 4-13 0-17-4-17-17 0-4 0-12 0-25l12-61c9-29 13-42 17-50zM103 12l17 21-17 95c-17 17-30 21-43 21-22 0-30-13-30-42 0-57 30-95 69-95z">
          <text:p/>
        </draw:path>
        <draw:path draw:style-name="gr4" draw:text-style-name="P3" draw:layer="layout" svg:width="0.123cm" svg:height="0.173cm" svg:x="12.231cm" svg:y="10.104cm" svg:viewBox="0 0 124 174" svg:d="M103 43c12 0 21-10 21-22 0-13-13-21-35-21-21 0-42 8-64 29-17 22-25 48-25 78 0 42 21 67 51 67 21 0 42-12 64-34v-16c-17 16-39 29-56 29-21 0-34-17-34-51 0-51 26-86 56-86z">
          <text:p/>
        </draw:path>
        <draw:path draw:style-name="gr4" draw:text-style-name="P3" draw:layer="layout" svg:width="0.101cm" svg:height="0.203cm" svg:x="12.38cm" svg:y="10.07cm" svg:viewBox="0 0 102 204" svg:d="M42 0l-17 34-25 12v9h21l-17 94c-4 13-4 17-4 25 0 22 8 30 29 30 13 0 30-4 56-13v-12c-17 4-26 8-35 8-12 0-21-8-21-21 0-4 0-13 0-17l21-94h52v-17h-52l9-38z">
          <text:p/>
        </draw:path>
        <draw:path draw:style-name="gr4" draw:text-style-name="P3" draw:layer="layout" svg:width="0.149cm" svg:height="0.169cm" svg:x="12.49cm" svg:y="10.104cm" svg:viewBox="0 0 150 170" svg:d="M90 0c-25 0-47 8-65 29-17 17-25 48-25 78 0 38 21 63 60 63 26 0 47-8 60-25 21-21 30-51 30-77 0-43-22-68-60-68zM86 12c21 0 34 17 34 51 0 56-26 94-55 94-22 0-35-17-35-50 0-57 26-95 56-95z">
          <text:p/>
        </draw:path>
        <draw:path draw:style-name="gr4" draw:text-style-name="P3" draw:layer="layout" svg:width="0.132cm" svg:height="0.169cm" svg:x="12.668cm" svg:y="10.104cm" svg:viewBox="0 0 133 170" svg:d="M51 0l-51 8v13l30 4-30 145h30l13-85c8-30 17-52 56-64l8 17c17 0 26-9 26-22 0-8-9-16-21-16-17 0-39 16-65 46l13-46z">
          <text:p/>
        </draw:path>
        <draw:polygon draw:style-name="gr4" draw:text-style-name="P3" draw:layer="layout" svg:width="0.102cm" svg:height="0.343cm" svg:x="12.817cm" svg:y="10.002cm" svg:viewBox="0 0 103 344" draw:points="103,170 21,0 0,0 76,170 0,344 21,344">
          <text:p/>
        </draw:polygon>
        <draw:path draw:style-name="gr4" draw:text-style-name="P3" draw:layer="layout" svg:width="0.149cm" svg:height="0.17cm" svg:x="12.29cm" svg:y="10.888cm" svg:viewBox="0 0 150 171" svg:d="M9 0v21h98l-107 133v17h150v-26c-4 0-4 0-4 0-5 0-5 0-9 0h-103l107-128v-17z">
          <text:p/>
        </draw:path>
      </draw:page>
      <draw:page draw:name="page3" draw:style-name="dp1" draw:master-page-name="master-page3">
        <draw:polygon draw:style-name="gr1" draw:text-style-name="P1" draw:layer="layout" svg:width="1.515cm" svg:height="0.542cm" svg:x="11.907cm" svg:y="17.256cm" svg:viewBox="0 0 1516 543" draw:points="0,0 1516,0 1516,543 0,543">
          <text:p/>
        </draw:polygon>
        <draw:polygon draw:style-name="gr2" draw:text-style-name="P2" draw:layer="layout" svg:width="1.515cm" svg:height="0.543cm" svg:x="11.908cm" svg:y="17.257cm" svg:viewBox="0 0 1516 544" draw:points="0,544 1516,544 1516,0 0,0">
          <text:p/>
        </draw:polygon>
        <draw:polygon draw:style-name="gr1" draw:text-style-name="P1" draw:layer="layout" svg:width="1.075cm" svg:height="0.542cm" svg:x="11.145cm" svg:y="18.238cm" svg:viewBox="0 0 1076 543" draw:points="0,0 1076,0 1076,543 0,543">
          <text:p/>
        </draw:polygon>
        <draw:polygon draw:style-name="gr2" draw:text-style-name="P2" draw:layer="layout" svg:width="1.078cm" svg:height="0.543cm" svg:x="11.144cm" svg:y="18.237cm" svg:viewBox="0 0 1079 544" draw:points="0,544 1079,544 1079,0 0,0">
          <text:p/>
        </draw:polygon>
        <draw:polygon draw:style-name="gr1" draw:text-style-name="P1" draw:layer="layout" svg:width="1.516cm" svg:height="0.542cm" svg:x="12.889cm" svg:y="18.238cm" svg:viewBox="0 0 1517 543" draw:points="0,0 1517,0 1517,543 0,543">
          <text:p/>
        </draw:polygon>
        <draw:polygon draw:style-name="gr2" draw:text-style-name="P2" draw:layer="layout" svg:width="1.516cm" svg:height="0.543cm" svg:x="12.888cm" svg:y="18.237cm" svg:viewBox="0 0 1517 544" draw:points="0,544 1517,544 1517,0 0,0">
          <text:p/>
        </draw:polygon>
        <draw:polygon draw:style-name="gr1" draw:text-style-name="P1" draw:layer="layout" svg:width="0.283cm" svg:height="0.542cm" svg:x="11.539cm" svg:y="19.216cm" svg:viewBox="0 0 284 543" draw:points="0,0 284,0 284,543 0,543">
          <text:p/>
        </draw:polygon>
        <draw:polygon draw:style-name="gr2" draw:text-style-name="P2" draw:layer="layout" svg:width="0.28cm" svg:height="0.543cm" svg:x="11.543cm" svg:y="19.216cm" svg:viewBox="0 0 281 544" draw:points="0,544 281,544 281,0 0,0">
          <text:p/>
        </draw:polygon>
        <draw:polygon draw:style-name="gr1" draw:text-style-name="P1" draw:layer="layout" svg:width="1.516cm" svg:height="0.542cm" svg:x="13.871cm" svg:y="19.216cm" svg:viewBox="0 0 1517 543" draw:points="0,0 1517,0 1517,543 0,543">
          <text:p/>
        </draw:polygon>
        <draw:polygon draw:style-name="gr2" draw:text-style-name="P2" draw:layer="layout" svg:width="1.516cm" svg:height="0.543cm" svg:x="13.869cm" svg:y="19.216cm" svg:viewBox="0 0 1517 544" draw:points="0,544 1517,544 1517,0 0,0">
          <text:p/>
        </draw:polygon>
        <draw:polygon draw:style-name="gr1" draw:text-style-name="P1" draw:layer="layout" svg:width="1.079cm" svg:height="0.542cm" svg:x="12.123cm" svg:y="19.216cm" svg:viewBox="0 0 1080 543" draw:points="0,0 1080,0 1080,543 0,543">
          <text:p/>
        </draw:polygon>
        <draw:polygon draw:style-name="gr2" draw:text-style-name="P2" draw:layer="layout" svg:width="1.079cm" svg:height="0.543cm" svg:x="12.124cm" svg:y="19.216cm" svg:viewBox="0 0 1080 544" draw:points="0,544 1080,544 1080,0 0,0">
          <text:p/>
        </draw:polygon>
        <draw:polygon draw:style-name="gr1" draw:text-style-name="P1" draw:layer="layout" svg:width="0.284cm" svg:height="0.546cm" svg:x="12.525cm" svg:y="20.194cm" svg:viewBox="0 0 285 547" draw:points="0,0 285,0 285,547 0,547">
          <text:p/>
        </draw:polygon>
        <draw:polygon draw:style-name="gr2" draw:text-style-name="P2" draw:layer="layout" svg:width="0.281cm" svg:height="0.543cm" svg:x="12.523cm" svg:y="20.196cm" svg:viewBox="0 0 282 544" draw:points="0,544 282,544 282,0 0,0">
          <text:p/>
        </draw:polygon>
        <draw:polygon draw:style-name="gr1" draw:text-style-name="P1" draw:layer="layout" svg:width="1.075cm" svg:height="0.546cm" svg:x="14.087cm" svg:y="20.194cm" svg:viewBox="0 0 1076 547" draw:points="0,0 1076,0 1076,547 0,547">
          <text:p/>
        </draw:polygon>
        <draw:polygon draw:style-name="gr2" draw:text-style-name="P2" draw:layer="layout" svg:width="1.078cm" svg:height="0.543cm" svg:x="14.086cm" svg:y="20.196cm" svg:viewBox="0 0 1079 544" draw:points="0,544 1079,544 1079,0 0,0">
          <text:p/>
        </draw:polygon>
        <draw:polygon draw:style-name="gr1" draw:text-style-name="P1" draw:layer="layout" svg:width="0.284cm" svg:height="0.542cm" svg:x="14.485cm" svg:y="21.176cm" svg:viewBox="0 0 285 543" draw:points="0,0 285,0 285,543 0,543">
          <text:p/>
        </draw:polygon>
        <draw:polygon draw:style-name="gr2" draw:text-style-name="P2" draw:layer="layout" svg:width="0.284cm" svg:height="0.543cm" svg:x="14.485cm" svg:y="21.176cm" svg:viewBox="0 0 285 544" draw:points="0,544 285,544 285,0 0,0">
          <text:p/>
        </draw:polygon>
        <draw:line draw:style-name="gr3" draw:text-style-name="P2" draw:layer="layout" svg:x1="12.393cm" svg:y1="17.8cm" svg:x2="11.954cm" svg:y2="18.238cm">
          <text:p/>
        </draw:line>
        <draw:line draw:style-name="gr3" draw:text-style-name="P2" draw:layer="layout" svg:x1="12.935cm" svg:y1="17.8cm" svg:x2="13.373cm" svg:y2="18.238cm">
          <text:p/>
        </draw:line>
        <draw:line draw:style-name="gr3" draw:text-style-name="P2" draw:layer="layout" svg:x1="11.683cm" svg:y1="18.78cm" svg:x2="11.683cm" svg:y2="19.216cm">
          <text:p/>
        </draw:line>
        <draw:line draw:style-name="gr3" draw:text-style-name="P2" draw:layer="layout" svg:x1="13.373cm" svg:y1="18.78cm" svg:x2="12.935cm" svg:y2="19.217cm">
          <text:p/>
        </draw:line>
        <draw:line draw:style-name="gr3" draw:text-style-name="P2" draw:layer="layout" svg:x1="13.916cm" svg:y1="18.78cm" svg:x2="14.354cm" svg:y2="19.217cm">
          <text:p/>
        </draw:line>
        <draw:line draw:style-name="gr3" draw:text-style-name="P2" draw:layer="layout" svg:x1="12.663cm" svg:y1="19.759cm" svg:x2="12.663cm" svg:y2="20.196cm">
          <text:p/>
        </draw:line>
        <draw:line draw:style-name="gr3" draw:text-style-name="P2" draw:layer="layout" svg:x1="14.625cm" svg:y1="19.759cm" svg:x2="14.625cm" svg:y2="20.196cm">
          <text:p/>
        </draw:line>
        <draw:line draw:style-name="gr3" draw:text-style-name="P2" draw:layer="layout" svg:x1="14.625cm" svg:y1="20.739cm" svg:x2="14.625cm" svg:y2="21.176cm">
          <text:p/>
        </draw:line>
        <draw:polygon draw:style-name="gr4" draw:text-style-name="P3" draw:layer="layout" svg:width="0.102cm" svg:height="0.343cm" svg:x="11.988cm" svg:y="17.342cm" svg:viewBox="0 0 103 344" draw:points="103,344 30,174 103,0 86,0 0,174 86,344">
          <text:p/>
        </draw:polygon>
        <draw:path draw:style-name="gr4" draw:text-style-name="P3" draw:layer="layout" svg:width="0.17cm" svg:height="0.169cm" svg:x="12.124cm" svg:y="17.444cm" svg:viewBox="0 0 171 170" svg:d="M51 0l-51 12v9l26 4-26 145h30l21-120c21-21 38-29 51-29s21 8 21 21c0 4-4 14-4 26l-17 64c0 9 0 13 0 17 0 17 9 21 27 21 8 0 21 0 42-8v-9c-9 0-17 0-21 0-13 0-17-4-17-17 0-4 0-13 4-21l9-55c4-14 8-22 8-31 0-17-13-29-31-29-21 0-42 12-68 34l5-34z">
          <text:p/>
        </draw:path>
        <draw:path draw:style-name="gr4" draw:text-style-name="P3" draw:layer="layout" svg:width="0.165cm" svg:height="0.173cm" svg:x="12.32cm" svg:y="17.444cm" svg:viewBox="0 0 166 174" svg:d="M135 0l-4 8c-13-8-21-8-34-8-34 0-64 17-80 46-13 17-17 43-17 64 0 39 17 64 46 64 17 0 34-12 55-29 0 21 5 29 22 29 8 0 22-4 43-12v-13c-8 4-17 4-21 4-14 0-18-4-18-17 0-4 0-13 0-26l14-60c8-25 12-42 17-50zM106 12l12 22-17 94c-17 17-29 25-42 25-21 0-30-17-30-43 0-60 30-98 68-98z">
          <text:p/>
        </draw:path>
        <draw:path draw:style-name="gr4" draw:text-style-name="P3" draw:layer="layout" svg:width="0.102cm" svg:height="0.203cm" svg:x="12.515cm" svg:y="17.41cm" svg:viewBox="0 0 103 204" svg:d="M42 0l-17 34-25 12v9h21l-17 93c-4 14-4 22-4 27 0 21 8 29 30 29 12 0 30-4 56-12v-13c-17 4-26 8-35 8-13 0-21-8-21-21 0-4 0-9 0-18l21-93h52v-17h-52l9-38z">
          <text:p/>
        </draw:path>
        <draw:path draw:style-name="gr4" draw:text-style-name="P3" draw:layer="layout" svg:width="0.17cm" svg:height="0.173cm" svg:x="12.625cm" svg:y="17.444cm" svg:viewBox="0 0 171 174" svg:d="M55 0l-55 12v9l30 4-21 93c0 10 0 14 0 23 0 21 12 33 34 33 17 0 38-12 63-29v4c0 17 5 25 21 25 10 0 27-4 44-12v-9c-8 0-13 5-17 5-13 0-22-9-22-17 0-5 5-13 5-23l26-114h-31l-26 128c-17 13-38 21-51 21-12 0-17-8-17-21 0-4 0-14 5-27l21-101z">
          <text:p/>
        </draw:path>
        <draw:path draw:style-name="gr4" draw:text-style-name="P3" draw:layer="layout" svg:width="0.127cm" svg:height="0.169cm" svg:x="12.825cm" svg:y="17.444cm" svg:viewBox="0 0 128 170" svg:d="M51 0l-51 12v9l25 4-25 145h25l17-85c5-29 17-51 52-64l9 21h4c13 0 21-13 21-25 0-9-8-17-17-17-21 0-42 17-64 46l12-46z">
          <text:p/>
        </draw:path>
        <draw:path draw:style-name="gr4" draw:text-style-name="P3" draw:layer="layout" svg:width="0.165cm" svg:height="0.173cm" svg:x="12.961cm" svg:y="17.444cm" svg:viewBox="0 0 166 174" svg:d="M135 0l-4 8c-12-8-25-8-34-8-34 0-63 17-80 46-13 17-17 43-17 64 0 39 17 64 46 64 17 0 34-12 51-29 0 21 9 29 26 29 8 0 21-4 43-12v-13c-14 4-18 4-22 4-13 0-17-4-17-17 0-4 0-13 0-26l13-60c8-25 12-42 18-50zM106 12l13 22-17 94c-18 17-30 25-43 25-21 0-30-17-30-43 0-60 30-98 68-98z">
          <text:p/>
        </draw:path>
        <draw:path draw:style-name="gr4" draw:text-style-name="P3" draw:layer="layout" svg:width="0.072cm" svg:height="0.263cm" svg:x="13.147cm" svg:y="17.354cm" svg:viewBox="0 0 73 264" svg:d="M65 0l-56 9v13h35l-35 174c-4 22-9 35-9 43 0 17 9 25 27 25 13 0 25-4 46-12v-13c-8 4-16 9-25 9-13 0-17-9-17-17 0-5 0-18 4-30l34-179c0 0 0-9 4-22z">
          <text:p/>
        </draw:path>
        <draw:polygon draw:style-name="gr4" draw:text-style-name="P3" draw:layer="layout" svg:width="0.101cm" svg:height="0.343cm" svg:x="13.254cm" svg:y="17.342cm" svg:viewBox="0 0 102 344" draw:points="102,174 17,0 0,0 73,174 0,344 17,344">
          <text:p/>
        </draw:polygon>
        <draw:polygon draw:style-name="gr4" draw:text-style-name="P3" draw:layer="layout" svg:width="0.102cm" svg:height="0.347cm" svg:x="11.224cm" svg:y="18.322cm" svg:viewBox="0 0 103 348" draw:points="103,348 26,173 103,0 82,0 0,173 82,348">
          <text:p/>
        </draw:polygon>
        <draw:path draw:style-name="gr4" draw:text-style-name="P3" draw:layer="layout" svg:width="0.169cm" svg:height="0.263cm" svg:x="11.352cm" svg:y="18.334cm" svg:viewBox="0 0 170 264" svg:d="M162 0l-55 13v8l30 5-13 68c-9-5-17-5-26-5-29 0-60 17-82 47-12 18-16 43-16 64 0 43 16 64 46 64 18 0 39-12 56-34 0 5 0 5 0 9 0 17 5 25 22 25 8 0 25-4 42-12v-9c-8 4-17 4-21 4-8 0-17-4-17-17 0-4 4-8 4-17l38-213zM102 102l17 21-17 90c-12 22-29 30-42 30-18 0-31-13-31-43 0-60 35-98 65-98 4 0 4 0 8 0z">
          <text:p/>
        </draw:path>
        <draw:path draw:style-name="gr4" draw:text-style-name="P3" draw:layer="layout" svg:width="0.077cm" svg:height="0.25cm" svg:x="11.538cm" svg:y="18.347cm" svg:viewBox="0 0 78 251" svg:d="M61 0c-14 0-22 8-22 17 0 13 8 22 22 22 8 0 17-9 17-22 0-9-9-17-17-17zM52 77l-52 13v9l30 4-21 106c-4 8-4 13-4 17 0 17 8 25 25 25 13 0 31-4 48-12v-13c-9 4-17 8-26 8s-18-4-18-17c0 0 0-4 0-8l27-132z">
          <text:p/>
        </draw:path>
        <draw:path draw:style-name="gr4" draw:text-style-name="P3" draw:layer="layout" svg:width="0.178cm" svg:height="0.246cm" svg:x="11.619cm" svg:y="18.423cm" svg:viewBox="0 0 179 247" svg:d="M128 9c-8-4-21-9-29-9-38 0-69 30-69 68 0 22 8 35 31 43-9 13-13 26-13 35 0 4 0 4 0 8-35 13-48 25-48 47 0 29 25 46 69 46 47 0 85-25 85-51 0-17-13-25-30-33l-55-26v-4c0-5 0-13 4-17 4 0 9 0 9 0 34 0 68-30 68-69 0-4-5-13-5-21h34v-17zM120 47c0 30-21 56-38 56s-26-8-26-31c0-33 21-59 43-59 12 0 21 13 21 34zM61 158l46 21c13 9 17 13 17 26s-17 30-47 30c-29 0-52-17-52-39 0-21 13-29 36-38z">
          <text:p/>
        </draw:path>
        <draw:path draw:style-name="gr4" draw:text-style-name="P3" draw:layer="layout" svg:width="0.076cm" svg:height="0.25cm" svg:x="11.81cm" svg:y="18.347cm" svg:viewBox="0 0 77 251" svg:d="M61 0c-13 0-22 8-22 17 0 13 9 22 22 22 8 0 16-9 16-22 0-9-8-17-16-17zM52 77l-52 13v9l31 4-22 106c-5 8-5 13-5 17 0 17 10 25 22 25 18 0 35-4 51-12v-13c-8 4-16 8-25 8-13 0-17-4-17-17 0 0 0-4 0-8l26-132z">
          <text:p/>
        </draw:path>
        <draw:path draw:style-name="gr4" draw:text-style-name="P3" draw:layer="layout" svg:width="0.102cm" svg:height="0.208cm" svg:x="11.916cm" svg:y="18.389cm" svg:viewBox="0 0 103 209" svg:d="M43 0l-17 39-26 8v13l21-4-17 98c-4 8-4 17-4 21 0 22 9 34 30 34 13 0 31-4 56-17v-8c-17 4-25 4-35 4-13 0-21-8-21-21 0-5 0-9 0-17l21-94h52v-13h-52l10-43z">
          <text:p/>
        </draw:path>
        <draw:polygon draw:style-name="gr4" draw:text-style-name="P3" draw:layer="layout" svg:width="0.102cm" svg:height="0.347cm" svg:x="12.035cm" svg:y="18.322cm" svg:viewBox="0 0 103 348" draw:points="103,173 21,0 0,0 77,173 0,348 21,348">
          <text:p/>
        </draw:polygon>
        <draw:polygon draw:style-name="gr4" draw:text-style-name="P3" draw:layer="layout" svg:width="0.102cm" svg:height="0.347cm" svg:x="12.973cm" svg:y="18.322cm" svg:viewBox="0 0 103 348" draw:points="103,348 27,173 103,0 82,0 0,173 82,348">
          <text:p/>
        </draw:polygon>
        <draw:path draw:style-name="gr4" draw:text-style-name="P3" draw:layer="layout" svg:width="0.17cm" svg:height="0.174cm" svg:x="13.105cm" svg:y="18.423cm" svg:viewBox="0 0 171 175" svg:d="M51 0l-51 14v9l30 4-30 144h30l21-119c21-17 42-29 51-29 17 0 21 8 21 25 0 4 0 13-4 21l-13 64c-4 8-4 17-4 21 0 13 8 21 25 21 9 0 26-4 44-12v-9c-9 0-14 4-22 4-9 0-17-8-17-17 0-8 0-13 4-25l13-55c0-13 4-21 4-30 0-17-13-31-30-31s-42 14-68 35l4-35z">
          <text:p/>
        </draw:path>
        <draw:path draw:style-name="gr4" draw:text-style-name="P3" draw:layer="layout" svg:width="0.166cm" svg:height="0.174cm" svg:x="13.3cm" svg:y="18.423cm" svg:viewBox="0 0 167 175" svg:d="M140 0l-8 10c-13-5-22-10-30-10-38 0-63 18-85 48-8 21-17 42-17 63 0 43 17 64 51 64 17 0 30-8 51-29v4c0 17 4 25 21 25 9 0 27-4 44-12v-9c-9 0-17 0-22 0-13 0-17-4-17-13 0-8 0-13 4-25l13-64c5-25 9-42 13-52zM106 18l13 22-17 88c-13 18-30 26-42 26-21 0-30-13-30-43 0-55 30-93 72-93z">
          <text:p/>
        </draw:path>
        <draw:path draw:style-name="gr4" draw:text-style-name="P3" draw:layer="layout" svg:width="0.107cm" svg:height="0.208cm" svg:x="13.495cm" svg:y="18.389cm" svg:viewBox="0 0 108 209" svg:d="M48 0l-21 39-27 8v13l27-4-22 98c0 8-5 17-5 21 0 22 13 34 31 34 13 0 34-4 55-17v-8c-12 4-25 4-34 4-12 0-21-8-21-21 0-5 0-9 5-17l16-94h56v-13h-51l4-43z">
          <text:p/>
        </draw:path>
        <draw:path draw:style-name="gr4" draw:text-style-name="P3" draw:layer="layout" svg:width="0.17cm" svg:height="0.174cm" svg:x="13.61cm" svg:y="18.423cm" svg:viewBox="0 0 171 175" svg:d="M55 0l-55 14v9l30 4-21 93c-5 8-5 17-5 21 0 22 13 34 34 34 22 0 43-8 64-29 0 4 0 4 0 8 0 13 9 21 21 21 13 0 26-4 48-12v-9c-10 4-18 4-22 4-13 0-17-8-17-12 0-9 0-18 4-26l25-115h-29l-26 128c-21 17-38 21-51 21-12 0-21-4-21-17 0-9 0-17 4-30l22-102z">
          <text:p/>
        </draw:path>
        <draw:path draw:style-name="gr4" draw:text-style-name="P3" draw:layer="layout" svg:width="0.131cm" svg:height="0.17cm" svg:x="13.806cm" svg:y="18.423cm" svg:viewBox="0 0 132 171" svg:d="M51 0l-51 13v9l30 4-30 145h30l13-81c8-35 17-51 51-64l13 17c17 0 25-9 25-21 0-13-8-22-21-22-17 0-39 17-64 51l13-51z">
          <text:p/>
        </draw:path>
        <draw:path draw:style-name="gr4" draw:text-style-name="P3" draw:layer="layout" svg:width="0.167cm" svg:height="0.174cm" svg:x="13.941cm" svg:y="18.423cm" svg:viewBox="0 0 168 175" svg:d="M141 0l-8 10c-13-5-21-10-30-10-38 0-63 18-85 48-8 21-18 42-18 63 0 43 18 64 48 64 17 0 34-8 55-29v4c0 17 4 25 21 25 9 0 26-4 44-12v-9c-10 0-18 0-22 0-13 0-17-4-17-13 0-8 0-13 4-25l13-64c4-25 8-42 12-52zM107 18l13 22-17 88c-13 18-30 26-42 26-21 0-30-13-30-43 0-55 30-93 72-93z">
          <text:p/>
        </draw:path>
        <draw:path draw:style-name="gr4" draw:text-style-name="P3" draw:layer="layout" svg:width="0.077cm" svg:height="0.263cm" svg:x="14.128cm" svg:y="18.334cm" svg:viewBox="0 0 78 264" svg:d="M65 0l-52 13v8l30 5-34 170c-5 21-9 39-9 43 0 17 9 25 30 25 8 0 26-4 48-12v-9c-13 0-22 4-26 4-14 0-22-4-22-17 0-4 0-13 4-30l35-174c4-5 4-13 4-26z">
          <text:p/>
        </draw:path>
        <draw:polygon draw:style-name="gr4" draw:text-style-name="P3" draw:layer="layout" svg:width="0.102cm" svg:height="0.347cm" svg:x="14.234cm" svg:y="18.322cm" svg:viewBox="0 0 103 348" draw:points="103,173 22,0 0,0 78,173 0,348 22,348">
          <text:p/>
        </draw:polygon>
        <draw:path draw:style-name="gr4" draw:text-style-name="P3" draw:layer="layout" svg:width="0.131cm" svg:height="0.237cm" svg:x="11.619cm" svg:y="19.344cm" svg:viewBox="0 0 132 238" svg:d="M128 59c0-9-4-17-4-26-4-4-8-12-17-16-5-9-14-13-18-13-8-4-17-4-25-4-26 0-43 8-56 25l13 13c13-13 26-17 39-17 8 0 12 0 16 4 5 0 9 4 13 8 4 0 9 5 9 9 4 4 4 8 4 13 0 8 0 13-4 17 0 8-5 13-9 17s-13 4-21 8c-8 0-17 4-30 4v22c4-5 4-5 9-5h4c17 0 30 5 42 13 9 9 14 21 14 34 0 4 0 13-5 17 0 4-4 13-9 17-4 4-8 4-17 9-4 4-8 4-16 4-5 0-13 0-18-4-8-5-12-5-12-9l-5-4c-4 0-4 0-4-5 0-4 0-4-4-4l-17 22c17 18 34 30 60 30 8 0 21-4 29-8 9-4 18-9 22-13 9-9 13-14 17-22 4-9 4-17 4-26 0-17-4-29-12-38-4-13-18-21-27-25 9-5 18-9 27-17 4-9 8-21 8-30z">
          <text:p/>
        </draw:path>
        <draw:polygon draw:style-name="gr4" draw:text-style-name="P3" draw:layer="layout" svg:width="0.102cm" svg:height="0.343cm" svg:x="13.954cm" svg:y="19.306cm" svg:viewBox="0 0 103 344" draw:points="103,344 26,170 103,0 86,0 0,170 86,344">
          <text:p/>
        </draw:polygon>
        <draw:path draw:style-name="gr4" draw:text-style-name="P3" draw:layer="layout" svg:width="0.17cm" svg:height="0.17cm" svg:x="14.086cm" svg:y="19.407cm" svg:viewBox="0 0 171 171" svg:d="M56 0l-56 9v8l30 9-30 145h30l26-120c21-21 38-29 51-29s17 4 17 21c0 4 0 12 0 21l-17 69c0 4-4 13-4 17 0 13 8 21 25 21 13 0 25-4 43-8v-13c-9 4-13 4-18 4-12 0-21-4-21-17 0-4 4-13 4-22l13-55c4-13 4-26 4-34 0-17-8-26-29-26-17 0-38 9-68 34l8-34z">
          <text:p/>
        </draw:path>
        <draw:path draw:style-name="gr4" draw:text-style-name="P3" draw:layer="layout" svg:width="0.17cm" svg:height="0.17cm" svg:x="14.281cm" svg:y="19.407cm" svg:viewBox="0 0 171 171" svg:d="M140 0l-9 5c-8-5-21-5-29-5-34 0-64 17-81 47-13 17-21 38-21 63 0 40 21 61 51 61 17 0 34-8 51-30v5c0 17 8 25 21 25s25-4 48-13v-8c-14 0-18 4-23 4-12 0-21-4-21-17 0-4 4-13 4-27l13-59c4-29 13-46 13-51zM106 13l17 21-21 94c-13 13-26 22-38 22-22 0-34-13-34-44 0-55 29-93 72-93z">
          <text:p/>
        </draw:path>
        <draw:path draw:style-name="gr4" draw:text-style-name="P3" draw:layer="layout" svg:width="0.102cm" svg:height="0.204cm" svg:x="14.48cm" svg:y="19.373cm" svg:viewBox="0 0 103 205" svg:d="M44 0l-17 35-27 13v9h23l-23 93c0 8 0 17 0 25 0 22 9 30 31 30 13 0 30-4 55-13v-12c-17 4-25 8-33 8-18 0-22-8-22-26 0 0 0-8 0-12l17-93h55v-17h-50l8-40z">
          <text:p/>
        </draw:path>
        <draw:path draw:style-name="gr4" draw:text-style-name="P3" draw:layer="layout" svg:width="0.17cm" svg:height="0.17cm" svg:x="14.591cm" svg:y="19.407cm" svg:viewBox="0 0 171 171" svg:d="M56 0l-56 9v8l30 9-22 94c0 4 0 13 0 17 0 21 13 34 35 34 17 0 38-8 64-30 0 5 0 5 0 9 0 17 4 21 21 21 9 0 26-4 43-8v-13c-9 4-13 4-22 4-8 0-16-4-16-13 0-8 4-13 4-26l25-115h-29l-26 128c-21 18-38 26-51 26s-21-8-21-21c0-5 4-13 4-27l21-101z">
          <text:p/>
        </draw:path>
        <draw:path draw:style-name="gr4" draw:text-style-name="P3" draw:layer="layout" svg:width="0.132cm" svg:height="0.17cm" svg:x="14.786cm" svg:y="19.407cm" svg:viewBox="0 0 133 171" svg:d="M55 0l-55 9v8l30 9-30 145h30l17-86c4-30 17-51 52-63l8 16c17 0 26-8 26-21 0-12-9-17-22-17-17 0-39 13-60 47l9-47z">
          <text:p/>
        </draw:path>
        <draw:path draw:style-name="gr4" draw:text-style-name="P3" draw:layer="layout" svg:width="0.166cm" svg:height="0.17cm" svg:x="14.922cm" svg:y="19.407cm" svg:viewBox="0 0 167 171" svg:d="M141 0l-8 5c-9-5-22-5-30-5-34 0-64 17-81 47-13 17-22 38-22 63 0 40 22 61 52 61 17 0 34-8 51-30v5c0 17 8 25 21 25s25-4 43-13v-8c-9 0-13 4-18 4-12 0-21-4-21-17 0-4 5-13 5-27l12-59c4-29 9-46 13-51zM107 13l17 21-21 94c-13 13-25 22-38 22-22 0-34-13-34-44 0-55 29-93 72-93z">
          <text:p/>
        </draw:path>
        <draw:path draw:style-name="gr4" draw:text-style-name="P3" draw:layer="layout" svg:width="0.072cm" svg:height="0.259cm" svg:x="15.113cm" svg:y="19.318cm" svg:viewBox="0 0 73 260" svg:d="M65 0l-56 9v8l29 4-34 175c-4 21-4 34-4 39 0 17 9 25 25 25 9 0 27 0 48-8v-13c-13 4-21 4-25 4-14 0-18-4-18-17 0-4 0-13 0-26l39-179c0-4 0-8 4-21z">
          <text:p/>
        </draw:path>
        <draw:polygon draw:style-name="gr4" draw:text-style-name="P3" draw:layer="layout" svg:width="0.098cm" svg:height="0.343cm" svg:x="15.219cm" svg:y="19.306cm" svg:viewBox="0 0 99 344" draw:points="99,170 17,0 0,0 73,170 0,344 17,344">
          <text:p/>
        </draw:polygon>
        <draw:polygon draw:style-name="gr4" draw:text-style-name="P3" draw:layer="layout" svg:width="0.102cm" svg:height="0.343cm" svg:x="12.205cm" svg:y="19.306cm" svg:viewBox="0 0 103 344" draw:points="103,344 25,170 103,0 86,0 0,170 86,344">
          <text:p/>
        </draw:polygon>
        <draw:path draw:style-name="gr4" draw:text-style-name="P3" draw:layer="layout" svg:width="0.17cm" svg:height="0.259cm" svg:x="12.332cm" svg:y="19.318cm" svg:viewBox="0 0 171 260" svg:d="M162 0l-55 9v8l34 4-12 73c-13-5-22-9-30-9-31 0-61 17-82 51-8 17-17 39-17 64 0 39 21 60 47 60 21 0 38-8 56-30v5c0 17 9 25 26 25 8 0 21-4 42-8v-13c-13 4-17 4-25 4-9 0-13-4-13-13 0-4 0-13 0-21l38-209zM107 102l17 21-17 90c-17 17-35 30-47 30-17 0-30-17-30-47 0-56 34-94 69-94 0 0 4 0 8 0z">
          <text:p/>
        </draw:path>
        <draw:path draw:style-name="gr4" draw:text-style-name="P3" draw:layer="layout" svg:width="0.081cm" svg:height="0.25cm" svg:x="12.519cm" svg:y="19.327cm" svg:viewBox="0 0 82 251" svg:d="M59 0c-8 0-17 8-17 21 0 8 9 17 17 17 13 0 23-9 23-17 0-13-10-21-23-21zM55 81l-55 9v8l30 9-21 101c0 9 0 18 0 22 0 13 4 21 21 21 12 0 29-4 52-13v-8c-14 4-23 4-27 4-13 0-17-4-17-13 0-4 0-4 0-8l26-132z">
          <text:p/>
        </draw:path>
        <draw:path draw:style-name="gr4" draw:text-style-name="P3" draw:layer="layout" svg:width="0.182cm" svg:height="0.246cm" svg:x="12.6cm" svg:y="19.407cm" svg:viewBox="0 0 183 247" svg:d="M132 9c-12-9-21-9-34-9-38 0-69 30-69 68 0 18 13 35 35 43-12 13-18 22-18 35v4c-29 13-46 25-46 51 0 25 25 46 69 46 46 0 84-29 84-55 0-13-8-25-29-34l-55-25c0-9 4-13 4-22 4 0 8 0 8 0 39 0 68-25 68-64 0-9 0-17-4-25h38v-13zM124 43c0 35-21 60-43 60-12 0-25-13-25-31 0-34 21-59 42-59 17 0 26 9 26 30zM60 158l47 21c13 5 21 13 21 22 0 17-21 29-51 29-31 0-48-17-48-38 0-17 9-29 31-34z">
          <text:p/>
        </draw:path>
        <draw:path draw:style-name="gr4" draw:text-style-name="P3" draw:layer="layout" svg:width="0.081cm" svg:height="0.25cm" svg:x="12.791cm" svg:y="19.327cm" svg:viewBox="0 0 82 251" svg:d="M60 0c-8 0-18 8-18 21 0 8 10 17 18 17 13 0 22-9 22-17 0-13-9-21-22-21zM52 81l-52 9v8l29 9-21 101c0 9 0 18 0 22 0 13 5 21 21 21 13 0 31-4 53-13v-8c-13 4-22 4-30 4-10 0-18-4-18-13 0-4 4-4 4-8l26-132z">
          <text:p/>
        </draw:path>
        <draw:path draw:style-name="gr4" draw:text-style-name="P3" draw:layer="layout" svg:width="0.106cm" svg:height="0.204cm" svg:x="12.897cm" svg:y="19.373cm" svg:viewBox="0 0 107 205" svg:d="M47 0l-22 35-25 13v9h25l-21 93c0 8-4 17-4 25 0 22 13 30 30 30 12 0 34-4 55-13v-12c-13 4-26 8-34 8-13 0-21-8-21-26 0 0 0-8 4-12l17-93h56v-17h-52l4-40z">
          <text:p/>
        </draw:path>
        <draw:polygon draw:style-name="gr4" draw:text-style-name="P3" draw:layer="layout" svg:width="0.102cm" svg:height="0.343cm" svg:x="13.02cm" svg:y="19.306cm" svg:viewBox="0 0 103 344" draw:points="103,170 17,0 0,0 73,170 0,344 17,344">
          <text:p/>
        </draw:polygon>
        <draw:path draw:style-name="gr4" draw:text-style-name="P3" draw:layer="layout" svg:width="0.14cm" svg:height="0.234cm" svg:x="12.6cm" svg:y="20.323cm" svg:viewBox="0 0 141 235" svg:d="M4 38l17 13c0 0 4 0 4-4 0 0 0-4 4-9 0 0 5-4 9-8 4 0 8-4 13-4 4-4 12-4 17-4 4 0 12 0 17 4 4 4 8 4 12 8 5 4 9 9 9 17 4 5 4 9 4 13s0 10 0 14-4 8-4 13c-4 4-9 8-9 16-4 5-8 9-17 13l-17 17c-12 9-21 21-34 34-8 13-16 30-29 47v17h141v-26h-4c-5 5-5 5-5 5h-98c0-9 4-13 8-17 4-5 9-9 9-18 4-4 8-8 12-12 5-4 9-9 13-9l21-21c5-4 9-8 17-17 6-4 10-8 10-17 4-4 8-8 8-17 5-4 5-12 5-22 0-8 0-17-5-26-4-8-8-12-18-21-4-4-12-8-21-12-8-5-17-5-25-5-13 0-26 5-39 9-8 8-21 17-25 29z">
          <text:p/>
        </draw:path>
        <draw:polygon draw:style-name="gr4" draw:text-style-name="P3" draw:layer="layout" svg:width="0.102cm" svg:height="0.344cm" svg:x="14.171cm" svg:y="20.285cm" svg:viewBox="0 0 103 345" draw:points="103,345 26,175 103,0 81,0 0,175 81,345">
          <text:p/>
        </draw:polygon>
        <draw:path draw:style-name="gr4" draw:text-style-name="P3" draw:layer="layout" svg:width="0.17cm" svg:height="0.263cm" svg:x="14.298cm" svg:y="20.298cm" svg:viewBox="0 0 171 264" svg:d="M162 0l-56 8v14l30 4-13 68c-9-4-17-4-25-4-30 0-60 17-81 47-9 17-17 38-17 63 0 39 17 64 47 64 17 0 38-13 55-34 0 4 0 4 0 9 0 17 8 25 21 25s26-4 48-13v-8c-13 0-22 4-27 4-8 0-13-8-13-17 0-4 0-13 0-17l40-213zM102 103l17 21-13 89c-17 21-34 30-47 30-17 0-29-17-29-43 0-59 34-97 63-97 5 0 9 0 9 0z">
          <text:p/>
        </draw:path>
        <draw:path draw:style-name="gr4" draw:text-style-name="P3" draw:layer="layout" svg:width="0.076cm" svg:height="0.25cm" svg:x="14.485cm" svg:y="20.311cm" svg:viewBox="0 0 77 251" svg:d="M59 0c-8 0-17 8-17 17 0 12 9 21 17 21 9 0 18-9 18-21 0-9-9-17-18-17zM51 77l-51 13v8l29 5-21 106c0 8-4 12-4 17 0 17 8 25 25 25 13 0 30-4 48-13v-12c-9 4-18 4-26 4-9 0-17-4-17-13 0 0 0-4 4-8l21-132z">
          <text:p/>
        </draw:path>
        <draw:path draw:style-name="gr4" draw:text-style-name="P3" draw:layer="layout" svg:width="0.179cm" svg:height="0.246cm" svg:x="14.565cm" svg:y="20.387cm" svg:viewBox="0 0 180 247" svg:d="M133 9c-14-5-27-9-35-9-38 0-68 30-68 68 0 18 9 35 30 43-9 13-13 22-13 34 0 5 0 5 0 9-30 8-47 25-47 46 0 30 26 47 68 47 47 0 86-25 86-51 0-17-8-29-30-34l-56-25v-4c0-9 0-13 5-18 4 0 8 0 8 0 39 0 69-29 69-68 0-9 0-17-4-21h34v-17zM119 47c0 29-21 56-38 56s-26-13-26-31c0-34 22-59 43-59 13 0 21 13 21 34zM60 158l46 21c14 4 18 13 18 21 0 17-18 34-47 34-30 0-51-17-51-42 0-17 13-30 34-34z">
          <text:p/>
        </draw:path>
        <draw:path draw:style-name="gr4" draw:text-style-name="P3" draw:layer="layout" svg:width="0.077cm" svg:height="0.25cm" svg:x="14.756cm" svg:y="20.311cm" svg:viewBox="0 0 78 251" svg:d="M61 0c-13 0-21 8-21 17 0 12 8 21 21 21 8 0 17-9 17-21 0-9-9-17-17-17zM52 77l-52 13v8l31 5-22 106c-4 8-4 12-4 17 0 17 8 25 26 25 13 0 30-4 47-13v-12c-9 4-17 4-26 4-8 0-17-4-17-13 0 0 0-4 0-8l26-132z">
          <text:p/>
        </draw:path>
        <draw:path draw:style-name="gr4" draw:text-style-name="P3" draw:layer="layout" svg:width="0.101cm" svg:height="0.208cm" svg:x="14.863cm" svg:y="20.353cm" svg:viewBox="0 0 102 209" svg:d="M43 0l-18 34-25 14v8h21l-17 93c-4 13-4 22-4 26 0 21 8 34 29 34 14 0 31-8 56-17v-13c-12 5-25 9-33 9-13 0-23-9-23-21 0-5 0-9 0-18l23-93h50v-18h-50l8-38z">
          <text:p/>
        </draw:path>
        <draw:polygon draw:style-name="gr4" draw:text-style-name="P3" draw:layer="layout" svg:width="0.097cm" svg:height="0.344cm" svg:x="14.986cm" svg:y="20.285cm" svg:viewBox="0 0 98 345" draw:points="98,175 17,0 0,0 72,175 0,345 17,345">
          <text:p/>
        </draw:polygon>
        <draw:polygon draw:style-name="gr4" draw:text-style-name="P3" draw:layer="layout" svg:width="0.08cm" svg:height="0.233cm" svg:x="14.57cm" svg:y="21.303cm" svg:viewBox="0 0 81 234" draw:points="81,0 64,0 0,35 8,48 56,35 56,234 81,234">
          <text:p/>
        </draw:polygon>
      </draw:page>
      <draw:page draw:name="page4" draw:style-name="dp1" draw:master-page-name="master-page3">
        <draw:polygon draw:style-name="gr1" draw:text-style-name="P1" draw:layer="layout" svg:width="0.47cm" svg:height="0.546cm" svg:x="5.997cm" svg:y="14.217cm" svg:viewBox="0 0 471 547" draw:points="0,0 471,0 471,547 0,547">
          <text:p/>
        </draw:polygon>
        <draw:polygon draw:style-name="gr2" draw:text-style-name="P2" draw:layer="layout" svg:width="0.467cm" svg:height="0.543cm" svg:x="5.995cm" svg:y="14.217cm" svg:viewBox="0 0 468 544" draw:points="0,544 468,544 468,0 0,0">
          <text:p/>
        </draw:polygon>
        <draw:polygon draw:style-name="gr1" draw:text-style-name="P1" draw:layer="layout" svg:width="2.155cm" svg:height="0.551cm" svg:x="4.168cm" svg:y="15.195cm" svg:viewBox="0 0 2156 552" draw:points="0,0 2156,0 2156,552 0,552">
          <text:p/>
        </draw:polygon>
        <draw:polygon draw:style-name="gr2" draw:text-style-name="P2" draw:layer="layout" svg:width="2.148cm" svg:height="0.543cm" svg:x="4.174cm" svg:y="15.201cm" svg:viewBox="0 0 2149 544" draw:points="0,544 2149,544 2149,0 0,0">
          <text:p/>
        </draw:polygon>
        <draw:polygon draw:style-name="gr1" draw:text-style-name="P1" draw:layer="layout" svg:width="0.474cm" svg:height="0.551cm" svg:x="6.975cm" svg:y="15.195cm" svg:viewBox="0 0 475 552" draw:points="0,0 475,0 475,552 0,552">
          <text:p/>
        </draw:polygon>
        <draw:polygon draw:style-name="gr2" draw:text-style-name="P2" draw:layer="layout" svg:width="0.471cm" svg:height="0.543cm" svg:x="6.976cm" svg:y="15.201cm" svg:viewBox="0 0 472 544" draw:points="0,544 472,544 472,0 0,0">
          <text:p/>
        </draw:polygon>
        <draw:polygon draw:style-name="gr1" draw:text-style-name="P1" draw:layer="layout" svg:width="1.965cm" svg:height="0.546cm" svg:x="3.575cm" svg:y="16.182cm" svg:viewBox="0 0 1966 547" draw:points="0,0 1966,0 1966,547 0,547">
          <text:p/>
        </draw:polygon>
        <draw:polygon draw:style-name="gr2" draw:text-style-name="P2" draw:layer="layout" svg:width="1.961cm" svg:height="0.543cm" svg:x="3.58cm" svg:y="16.181cm" svg:viewBox="0 0 1962 544" draw:points="0,544 1962,544 1962,0 0,0">
          <text:p/>
        </draw:polygon>
        <draw:polygon draw:style-name="gr1" draw:text-style-name="P1" draw:layer="layout" svg:width="1.782cm" svg:height="0.546cm" svg:x="5.586cm" svg:y="16.182cm" svg:viewBox="0 0 1783 547" draw:points="0,0 1783,0 1783,547 0,547">
          <text:p/>
        </draw:polygon>
        <draw:polygon draw:style-name="gr2" draw:text-style-name="P2" draw:layer="layout" svg:width="1.774cm" svg:height="0.543cm" svg:x="5.588cm" svg:y="16.181cm" svg:viewBox="0 0 1775 544" draw:points="0,544 1775,544 1775,0 0,0">
          <text:p/>
        </draw:polygon>
        <draw:polygon draw:style-name="gr1" draw:text-style-name="P1" draw:layer="layout" svg:width="0.843cm" svg:height="0.546cm" svg:x="7.381cm" svg:y="16.182cm" svg:viewBox="0 0 844 547" draw:points="0,0 844,0 844,547 0,547">
          <text:p/>
        </draw:polygon>
        <draw:polygon draw:style-name="gr2" draw:text-style-name="P2" draw:layer="layout" svg:width="0.845cm" svg:height="0.543cm" svg:x="7.379cm" svg:y="16.181cm" svg:viewBox="0 0 846 544" draw:points="0,544 846,544 846,0 0,0">
          <text:p/>
        </draw:polygon>
        <draw:polygon draw:style-name="gr1" draw:text-style-name="P1" draw:layer="layout" svg:width="1.778cm" svg:height="0.546cm" svg:x="8.287cm" svg:y="16.182cm" svg:viewBox="0 0 1779 547" draw:points="0,0 1779,0 1779,547 0,547">
          <text:p/>
        </draw:polygon>
        <draw:polygon draw:style-name="gr2" draw:text-style-name="P2" draw:layer="layout" svg:width="1.779cm" svg:height="0.543cm" svg:x="8.287cm" svg:y="16.181cm" svg:viewBox="0 0 1780 544" draw:points="0,544 1780,544 1780,0 0,0">
          <text:p/>
        </draw:polygon>
        <draw:line draw:style-name="gr3" draw:text-style-name="P2" draw:layer="layout" svg:x1="5.996cm" svg:y1="14.726cm" svg:x2="5.52cm" svg:y2="15.202cm">
          <text:p/>
        </draw:line>
        <draw:line draw:style-name="gr3" draw:text-style-name="P2" draw:layer="layout" svg:x1="6.462cm" svg:y1="14.726cm" svg:x2="6.977cm" svg:y2="15.24cm">
          <text:p/>
        </draw:line>
        <draw:line draw:style-name="gr3" draw:text-style-name="P2" draw:layer="layout" svg:x1="6.977cm" svg:y1="15.557cm" svg:x2="5.295cm" svg:y2="16.182cm">
          <text:p/>
        </draw:line>
        <draw:line draw:style-name="gr3" draw:text-style-name="P2" draw:layer="layout" svg:x1="7.011cm" svg:y1="15.744cm" svg:x2="6.679cm" svg:y2="16.182cm">
          <text:p/>
        </draw:line>
        <draw:line draw:style-name="gr3" draw:text-style-name="P2" draw:layer="layout" svg:x1="7.375cm" svg:y1="15.744cm" svg:x2="7.639cm" svg:y2="16.182cm">
          <text:p/>
        </draw:line>
        <draw:line draw:style-name="gr3" draw:text-style-name="P2" draw:layer="layout" svg:x1="7.447cm" svg:y1="15.587cm" svg:x2="8.632cm" svg:y2="16.182cm">
          <text:p/>
        </draw:line>
        <draw:path draw:style-name="gr4" draw:text-style-name="P3" draw:layer="layout" svg:width="0.111cm" svg:height="0.242cm" svg:x="6.08cm" svg:y="14.336cm" svg:viewBox="0 0 112 243" svg:d="M4 73v21h40v127h-44v22h112v-22h-39v-148zM44 5c0 4-5 9-5 13 0 8 5 12 5 17 4 0 8 4 17 4 4 0 8-4 12-4 4-5 4-9 4-17 0-4 0-9-4-13-4-5-8-5-12-5-9 0-13 0-17 5z">
          <text:p/>
        </draw:path>
        <draw:path draw:style-name="gr4" draw:text-style-name="P3" draw:layer="layout" svg:width="0.157cm" svg:height="0.251cm" svg:x="6.254cm" svg:y="14.327cm" svg:viewBox="0 0 158 252" svg:d="M106 0c-13 0-21 5-29 5-9 4-13 8-22 12-4 9-8 17-12 26-5 9-5 22-5 35v17h-38v21h38v136h26v-136h56v-21h-56v-13c0-13 0-21 0-30 4-4 4-14 8-18 5-4 9-4 13-8 4 0 13-5 17-5 10 0 18 5 22 9 9 4 13 8 17 13v5c0 4 0 4 5 4l12-26c-12-17-29-26-52-26z">
          <text:p/>
        </draw:path>
        <draw:path draw:style-name="gr4" draw:text-style-name="P3" draw:layer="layout" svg:width="0.148cm" svg:height="0.178cm" svg:x="4.238cm" svg:y="15.388cm" svg:viewBox="0 0 149 179" svg:d="M76 0c-8 0-21 0-29 4-9 5-17 9-26 18-4 8-13 17-17 30-4 8-4 21-4 38 0 13 0 25 4 38 4 9 13 21 17 25 9 9 17 13 26 17 12 5 25 9 34 9 25 0 46-9 64-26l-18-16c-12 12-25 21-42 21-9 0-13-5-22-5-8-4-12-4-16-12-9-4-13-9-17-17 0-9-5-21-5-30h124c0-4 0-4 0-8v-5c0-12-4-25-8-38-4-8-9-17-14-25-8-5-12-9-21-14-13-4-21-4-30-4zM25 73c5-17 9-34 17-43 13-8 21-8 34-8 5 0 13 0 17 0 5 4 9 8 13 13 4 4 9 8 13 12 0 9 0 13 0 17 0 5 0 5 0 5v4z">
          <text:p/>
        </draw:path>
        <draw:path draw:style-name="gr4" draw:text-style-name="P3" draw:layer="layout" svg:width="0.136cm" svg:height="0.174cm" svg:x="4.433cm" svg:y="15.388cm" svg:viewBox="0 0 137 175" svg:d="M0 175h26v-99c0-8 0-17 4-21 4-9 8-13 13-17 4-4 8-9 16-13 5-4 13-4 18-4 8 0 18 4 22 13 8 4 8 17 8 38v103h30v-107c0-13-4-22-4-30-5-9-9-17-13-21-4-9-8-13-17-13-4-4-14-4-22-4-9 0-22 0-30 8-8 4-17 13-25 26v-30h-26z">
          <text:p/>
        </draw:path>
        <draw:path draw:style-name="gr4" draw:text-style-name="P3" draw:layer="layout" svg:width="0.136cm" svg:height="0.174cm" svg:x="4.628cm" svg:y="15.388cm" svg:viewBox="0 0 137 175" svg:d="M0 4v171h30v-86c0-9 0-17 5-26 5-8 9-12 13-21 4-4 13-13 17-13 8-4 17-8 26-8 4 0 8 0 12 0 0 4 5 4 9 4 0 4 4 4 4 9 4 4 4 4 9 8l12-25c-12-13-25-17-46-17-13 0-26 0-34 8-13 4-22 17-27 26v-30z">
          <text:p/>
        </draw:path>
        <draw:path draw:style-name="gr4" draw:text-style-name="P3" draw:layer="layout" svg:width="0.157cm" svg:height="0.178cm" svg:x="4.794cm" svg:y="15.388cm" svg:viewBox="0 0 158 179" svg:d="M81 0c-9 0-22 0-30 4-9 5-17 14-25 22-9 9-13 17-17 30-5 8-9 21-9 34s4 25 9 34c4 13 8 21 17 29 8 9 16 13 25 17 8 5 17 9 30 9 12 0 21-4 29-4 9-9 17-13 26-22 8-8 13-16 17-25 5-13 5-25 5-38s0-26-5-38c-4-13-9-22-17-30-9-4-17-13-26-18-8-4-17-4-29-4zM132 90c0 8 0 21-5 30-4 8-4 12-12 17-5 8-9 12-13 12-9 4-13 4-21 4-9 0-13 0-22-4-4 0-8-8-17-12-4-5-4-13-8-22-4-8-4-17-4-25 0-13 0-21 4-30 4-8 4-13 8-21 9-4 13-9 17-13 9-4 13-4 22-4 4 0 12 0 16 4 9 4 13 9 18 13 4 8 8 13 12 21 5 9 5 17 5 30z">
          <text:p/>
        </draw:path>
        <draw:path draw:style-name="gr4" draw:text-style-name="P3" draw:layer="layout" svg:width="0.132cm" svg:height="0.255cm" svg:x="4.993cm" svg:y="15.311cm" svg:viewBox="0 0 133 256" svg:d="M82 256c17 0 34-4 51-17l-8-21c-13 8-26 12-35 12-25 0-29-25-29-50 4-47 4-106 8-180h-69v22h43c0 43-9 111-9 153v17c-4 38 13 64 48 64z">
          <text:p/>
        </draw:path>
        <draw:path draw:style-name="gr4" draw:text-style-name="P3" draw:layer="layout" svg:width="0.128cm" svg:height="0.255cm" svg:x="5.184cm" svg:y="15.311cm" svg:viewBox="0 0 129 256" svg:d="M81 256c14 0 31-4 48-17l-9-21c-12 8-21 12-35 12-25 0-29-25-29-50 4-47 8-106 12-180h-68v22h39c0 43-9 111-9 153v17c-4 38 13 64 51 64z">
          <text:p/>
        </draw:path>
        <draw:path draw:style-name="gr4" draw:text-style-name="P3" draw:layer="layout" svg:width="0.149cm" svg:height="0.178cm" svg:x="5.358cm" svg:y="15.388cm" svg:viewBox="0 0 150 179" svg:d="M82 0c-13 0-21 0-29 4-14 5-23 9-27 18-9 8-13 17-17 30-4 8-9 21-9 38 0 13 5 25 9 38 4 9 8 21 17 25 4 9 13 13 27 17 8 5 21 9 33 9 26 0 47-9 60-26l-17-16c-9 12-26 21-43 21-4 0-12-5-21-5-4-4-12-4-17-12-5-4-9-9-13-17-5-9-9-21-9-30h124c0-4 0-4 0-8v-5c0-12 0-25-4-38-4-8-9-17-17-25-4-5-13-9-21-14-9-4-17-4-26-4zM30 73c0-17 9-34 18-43 9-8 21-8 30-8 8 0 13 0 17 0 8 4 13 8 17 13 4 4 4 8 8 12 5 9 5 13 5 17 0 5 0 5 0 5v4z">
          <text:p/>
        </draw:path>
        <draw:path draw:style-name="gr4" draw:text-style-name="P3" draw:layer="layout" svg:width="0.149cm" svg:height="0.255cm" svg:x="5.545cm" svg:y="15.311cm" svg:viewBox="0 0 150 256" svg:d="M124 107c-4-12-12-17-21-25-8-4-17-4-30-4-8 0-16 0-25 4-8 4-17 8-26 13-4 8-12 17-12 29-6 9-10 26-10 39 0 17 0 29 4 42 6 13 10 21 18 25 5 9 13 17 22 17 8 5 17 9 25 9 13 0 21-4 30-9 8-8 17-12 21-25v17c0 4 4 8 4 13h26c0-5 0-9 0-17v-222c0-4 0-4 0-8v-5h-26zM44 112c4-5 8-9 13-13 8 0 12 0 21 0 4 0 8 0 12 0 0 4 5 4 9 8 4 0 8 5 13 5 0 4 4 8 4 12 0 5 4 9 4 17 0 5 0 13 0 26s0 25-4 34c0 4-4 8-4 13-5 4-9 8-13 8-4 4-9 4-13 8-4 0-8 0-8 0-17 0-30-4-38-16-9-13-13-34-13-56 0-21 4-38 17-46z">
          <text:p/>
        </draw:path>
        <draw:path draw:style-name="gr4" draw:text-style-name="P3" draw:layer="layout" svg:width="0.111cm" svg:height="0.314cm" svg:x="5.766cm" svg:y="15.311cm" svg:viewBox="0 0 112 315" svg:d="M107 26l-8-26c-17 9-30 18-43 26-8 13-21 21-29 38-9 13-13 25-18 42-5 13-9 30-9 47s4 34 9 51 9 31 18 43c8 17 21 30 29 39 13 12 26 21 43 29l13-21c-13-4-26-12-35-25-12-9-21-22-25-34-8-14-13-27-17-39-4-13-8-26-8-43 0-25 8-51 21-76 12-21 29-38 51-51h4z">
          <text:p/>
        </draw:path>
        <draw:path draw:style-name="gr4" draw:text-style-name="P3" draw:layer="layout" svg:width="0.145cm" svg:height="0.178cm" svg:x="5.923cm" svg:y="15.388cm" svg:viewBox="0 0 146 179" svg:d="M141 26c-17-17-38-26-63-26-9 0-17 0-27 4-8 0-17 5-21 9-5 5-9 9-13 13-4 9-4 13-4 21 0 5 0 9 0 13 4 4 8 9 8 13 4 4 9 8 13 8 4 5 9 9 17 9 4 4 14 4 27 8 12 5 25 9 29 13 9 4 9 13 9 17s0 9 0 13c-5 0-9 4-13 8-4 0-9 4-13 4s-8 0-17 0c-4 0-8 0-12 0-6 0-10 0-14-4-9 0-13-4-17-8-5-4-9-4-9-9-4 0-4-4-4-4v-4l-17 25c21 21 43 30 73 30 13 0 21-4 30-4 8-5 17-9 21-13 9-4 13-13 17-17 5-8 5-13 5-21 0-13-5-21-13-30-9-8-26-13-47-21-8 0-17-4-21-9-10 0-14-4-18-4 0-4-4-4-4-8-5 0-5-5-5-9s5-4 5-8c0-5 4-9 8-9s10-4 14-4 8 0 13 0c8 0 16 0 25 4 8 4 17 13 21 17v4l4 5z">
          <text:p/>
        </draw:path>
        <draw:path draw:style-name="gr4" draw:text-style-name="P3" draw:layer="layout" svg:width="0.106cm" svg:height="0.314cm" svg:x="6.118cm" svg:y="15.311cm" svg:viewBox="0 0 107 315" svg:d="M0 26c13 4 22 13 34 21 9 13 17 21 26 34 8 13 13 21 17 38 4 13 4 26 4 38 0 13 0 30-4 43s-13 25-17 39c-9 8-17 21-26 30-12 8-21 17-34 25l5 21c17-4 29-17 42-25 13-13 26-26 34-38 10-13 14-31 22-48 4-13 4-30 4-47s0-34-4-46c-8-17-12-34-22-47-8-13-21-25-34-34-9-12-25-21-38-30z">
          <text:p/>
        </draw:path>
        <draw:path draw:style-name="gr4" draw:text-style-name="P3" draw:layer="layout" svg:width="0.11cm" svg:height="0.246cm" svg:x="7.061cm" svg:y="15.316cm" svg:viewBox="0 0 111 247" svg:d="M4 77v21h43v127h-47v22h111v-22h-38v-148zM47 4c-4 4-8 9-8 17 0 4 4 8 8 13 5 4 9 4 13 4s9 0 13-4c4-5 8-9 8-13 0-8-4-13-8-13-4-4-9-8-13-8s-8 4-13 4z">
          <text:p/>
        </draw:path>
        <draw:path draw:style-name="gr4" draw:text-style-name="P3" draw:layer="layout" svg:width="0.157cm" svg:height="0.251cm" svg:x="7.235cm" svg:y="15.311cm" svg:viewBox="0 0 158 252" svg:d="M107 0c-8 0-17 0-26 5-8 0-17 4-21 13-8 4-13 12-17 21-4 8-4 21-4 35v16h-39v22h39v140h25v-140h56v-22h-56v-12c0-13 0-22 5-27 0-8 4-12 8-17 4-4 9-8 13-8 4-4 9-4 17-4 4 0 13 0 21 4 4 4 9 8 13 13 0 4 4 4 4 4 0 4 0 4 0 4l13-25c-13-13-30-22-51-22z">
          <text:p/>
        </draw:path>
        <draw:path draw:style-name="gr4" draw:text-style-name="P3" draw:layer="layout" svg:width="0.14cm" svg:height="0.178cm" svg:x="3.648cm" svg:y="16.368cm" svg:viewBox="0 0 141 179" svg:d="M141 25c-17-17-38-25-64-25-13 0-21 0-25 4-9 4-18 4-22 8-9 4-13 13-17 17 0 5-5 9-5 17 0 5 0 9 5 13 0 9 4 13 8 13 4 4 4 8 9 12 4 0 13 5 22 9 4 0 8 5 21 5 17 4 26 9 34 17 4 4 8 9 8 13s0 8-4 12c-4 5-4 9-8 9-4 4-9 4-17 4-5 4-9 4-13 4s-9 0-17 0c-4-4-9-4-13-4-5-4-13-8-18-13-4 0-4-4-8-4 0-4 0-4 0-8 0 0-4 0-4-4l-13 29c17 17 43 26 73 26 8 0 21 0 30-4 8-5 12-9 21-13 4-5 8-9 13-17 4-5 4-13 4-21 0-13-4-22-13-31-8-9-21-13-42-17-13-4-22-8-26-8-4-5-8-5-13-9-4 0-4-4-9-4 0-4 0-9 0-9 0-4 0-8 0-12 5-5 5-5 9-9 5 0 9 0 13-4 4 0 9 0 13 0 13 0 21 4 30 8 8 5 12 9 17 13 0 4 4 4 4 4 0 5 0 5 0 5z">
          <text:p/>
        </draw:path>
        <draw:path draw:style-name="gr4" draw:text-style-name="P3" draw:layer="layout" svg:width="0.14cm" svg:height="0.225cm" svg:x="3.839cm" svg:y="16.321cm" svg:viewBox="0 0 141 226" svg:d="M42 4v47h-42v21h38c0 21 0 34 0 51-4 13-4 26-4 35 0 21 4 42 13 51 8 13 21 17 38 17 21 0 38-4 56-17l-9-22c-13 9-26 13-39 13-8 0-13 0-17-4-4 0-8-4-8-9-5-8-5-12-5-21 0-8 0-17 0-30 0-21 0-43 5-64h55v-21h-55l4-38c0-5 0-5 0-5 0-4 0-4 0-8z">
          <text:p/>
        </draw:path>
        <draw:path draw:style-name="gr4" draw:text-style-name="P3" draw:layer="layout" svg:width="0.14cm" svg:height="0.174cm" svg:x="4.021cm" svg:y="16.372cm" svg:viewBox="0 0 141 175" svg:d="M0 0v94c0 17 5 30 5 38 4 9 8 17 12 26 9 4 13 8 22 13 4 4 12 4 21 4 12 0 21 0 34-9 8-4 13-13 22-21v13c0 4 0 4 0 8v5h25c0-5 0-9 0-13v-158h-25v94c0 13-5 21-5 26-4 8-9 12-13 16-4 9-9 9-13 13s-13 4-17 4c-8 0-12 0-17-4-4 0-8-4-12-8-5-5-5-9-9-17 0-9 0-17 0-30v-94z">
          <text:p/>
        </draw:path>
        <draw:path draw:style-name="gr4" draw:text-style-name="P3" draw:layer="layout" svg:width="0.149cm" svg:height="0.25cm" svg:x="4.204cm" svg:y="16.296cm" svg:viewBox="0 0 150 251" svg:d="M120 102c0-8-9-17-17-21-9-5-17-9-30-9-8 0-17 0-25 4-9 5-17 9-26 18-4 8-14 17-18 25-4 13-4 26-4 43 0 12 0 29 4 38 4 13 9 21 18 29 4 9 13 13 21 18 9 4 17 4 26 4 8 0 21-4 29-9 9-4 18-13 22-21v13c0 8 0 13 4 13h26c0-5-5-9-5-13v-226l5-4v-4h-30zM43 107c5-5 9-9 13-9 4-4 13-4 21-4 0 0 5 0 9 4 4 0 8 0 12 4 5 5 9 5 9 9 4 4 4 4 9 13 0 4 4 8 4 12 0 9 0 17 0 26 0 12 0 25-4 34 0 4-5 8-9 12 0 5-4 9-9 13-4 0-8 4-12 4s-9 4-13 4c-13 0-25-8-34-21-8-12-13-29-13-51 0-25 5-42 17-50z">
          <text:p/>
        </draw:path>
        <draw:path draw:style-name="gr4" draw:text-style-name="P3" draw:layer="layout" svg:width="0.11cm" svg:height="0.242cm" svg:x="4.412cm" svg:y="16.3cm" svg:viewBox="0 0 111 243" svg:d="M0 72v21h42v128h-42v22h111v-22h-42v-149zM42 4c-4 4-4 9-4 13s0 8 4 12c6 5 10 9 14 9 9 0 13-4 13-9 4-4 8-8 8-12s-4-9-8-13c0-4-4-4-13-4-4 0-8 0-14 4z">
          <text:p/>
        </draw:path>
        <draw:path draw:style-name="gr4" draw:text-style-name="P3" draw:layer="layout" svg:width="0.149cm" svg:height="0.178cm" svg:x="4.577cm" svg:y="16.368cm" svg:viewBox="0 0 150 179" svg:d="M81 0c-13 0-21 4-30 4-12 4-21 12-25 21-9 4-13 17-17 26-4 12-9 25-9 38 0 18 5 30 9 39 4 13 8 21 17 29 4 9 13 13 25 18 9 4 22 4 34 4 27 0 48-9 61-26l-17-12c-9 12-26 16-44 16-4 0-12 0-21-4-4 0-13-4-17-8s-8-13-12-21c-5-9-9-17-9-31h124v-4c0-5 0-5 0-9 0-12 0-25-4-34-4-12-9-21-17-25-5-9-13-13-21-17-9-4-17-4-27-4zM30 72c0-17 9-30 17-38 9-9 21-13 30-13 8 0 14 0 18 4 8 0 13 4 17 9 4 4 4 8 8 17 4 4 4 8 4 17v4z">
          <text:p/>
        </draw:path>
        <draw:path draw:style-name="gr4" draw:text-style-name="P3" draw:layer="layout" svg:width="0.149cm" svg:height="0.25cm" svg:x="4.764cm" svg:y="16.296cm" svg:viewBox="0 0 150 251" svg:d="M124 102c-4-8-12-17-21-21-8-5-17-9-30-9-8 0-16 0-26 4-8 5-17 9-26 18-4 8-12 17-12 25-5 13-9 26-9 43 0 12 0 29 4 38 5 13 9 21 17 29 5 9 13 13 22 18 9 4 18 4 26 4 13 0 21-4 30-9 8-4 17-13 21-21v13c0 8 4 13 4 13h26c0-5 0-9 0-13v-226-4-4h-26zM43 107c4-5 9-9 14-9 8-4 12-4 21-4 4 0 8 0 12 4 0 0 5 0 9 4 4 5 8 5 13 9 0 4 4 4 4 13 0 4 4 8 4 12 0 9 0 17 0 26 0 12 0 25-4 34 0 4-4 8-4 12-5 5-9 9-13 13-4 0-9 4-13 4s-8 4-8 4c-17 0-31-8-39-21-9-12-13-29-13-51 0-25 4-42 17-50z">
          <text:p/>
        </draw:path>
        <draw:path draw:style-name="gr4" draw:text-style-name="P3" draw:layer="layout" svg:width="0.11cm" svg:height="0.309cm" svg:x="4.985cm" svg:y="16.296cm" svg:viewBox="0 0 111 310" svg:d="M107 21l-8-21c-17 4-30 12-43 25-8 8-21 21-29 34-10 13-14 25-19 42-4 17-8 34-8 51s4 30 8 47c5 17 9 34 19 48 8 12 21 25 29 38 13 8 26 21 43 25l12-17c-12-8-25-17-34-25-12-13-21-21-25-35-9-13-13-26-17-43-4-12-8-25-8-38 0-29 8-55 21-76 12-21 29-43 51-55h4z">
          <text:p/>
        </draw:path>
        <draw:path draw:style-name="gr4" draw:text-style-name="P3" draw:layer="layout" svg:width="0.144cm" svg:height="0.178cm" svg:x="5.142cm" svg:y="16.368cm" svg:viewBox="0 0 145 179" svg:d="M141 25c-17-17-39-25-65-25-8 0-16 0-25 4s-17 4-21 8c-5 4-9 13-13 17-4 5-4 9-4 17 0 5 0 9 0 13 4 9 8 13 8 13 4 4 9 8 13 12 4 0 8 5 17 9 4 0 13 5 25 5 13 4 26 9 30 17 9 4 9 9 9 13s0 8 0 12c-5 5-9 9-13 9-4 4-9 4-13 4-4 4-8 4-17 4-4 0-8 0-12 0-5-4-9-4-13-4-9-4-13-8-17-13-5 0-9-4-9-4-4-4-4-4-4-8v-4l-17 29c21 17 42 26 72 26 13 0 21 0 30-4 8-5 18-9 22-13 9-5 13-9 17-17 4-5 4-13 4-21 0-13-4-22-12-31-9-9-27-13-48-17-9-4-17-8-21-8-9-5-13-5-17-9l-5-4c-4-4-4-9-4-9 0-4 4-8 4-12 0-5 5-5 9-9 4 0 9 0 13-4 4 0 8 0 12 0 9 0 17 4 26 8 8 5 18 9 22 13 0 4 0 4 0 4 0 5 0 5 4 5z">
          <text:p/>
        </draw:path>
        <draw:path draw:style-name="gr4" draw:text-style-name="P3" draw:layer="layout" svg:width="0.106cm" svg:height="0.313cm" svg:x="5.337cm" svg:y="16.296cm" svg:viewBox="0 0 107 314" svg:d="M0 21c13 8 22 17 35 25 9 9 17 17 26 30 8 12 13 25 17 38s4 27 4 39c0 17 0 30-4 43-4 12-13 25-17 38-9 13-17 21-26 30-13 12-22 21-35 25l5 25c17-8 30-17 43-29 13-13 26-26 34-38 8-13 13-30 21-43 4-17 4-34 4-51s0-30-4-47c-8-18-13-30-21-43-8-17-21-25-34-38-9-13-26-21-39-25z">
          <text:p/>
        </draw:path>
        <draw:path draw:style-name="gr4" draw:text-style-name="P3" draw:layer="layout" svg:width="0.162cm" svg:height="0.237cm" svg:x="5.651cm" svg:y="16.368cm" svg:viewBox="0 0 163 238" svg:d="M43 29c8-4 17-8 26-8 5 0 13 0 17 0 5 4 9 8 13 8 0 5 4 9 4 13 4 4 4 9 4 17 0 4 0 9-4 13 0 4-4 8-4 12-4 5-8 5-13 9-4 0-8 0-17 0-5 0-9 0-13 0-5-4-9-4-13-9-4-4-4-8-9-12 0-4-4-9-4-13 0-8 4-13 4-17 5-4 5-8 9-13zM112 16c-9-12-26-16-43-16-5 0-13 0-22 4-8 4-13 8-21 12-4 5-9 13-13 18-4 8-4 17-4 25 0 9 0 17 4 25 4 9 13 17 21 23-12 8-21 21-21 29 0 13 4 21 13 26-17 13-26 25-26 38 0 4 0 8 5 17 4 4 8 8 12 13 5 0 13 4 26 8 8 0 21 0 35 0 13 0 25 0 34-4 8 0 17-4 25-9 5-8 13-12 13-17 4-8 4-12 4-21 0-4 0-12 0-17-4-4-8-8-12-13-5-4-13-8-22-8-8-4-17-4-29-4-5 0-9 0-13 0s-9 0-14 0c-8 0-17 0-21-4-4 0-9-5-9-9s5-13 13-17c9 0 17 4 22 4 9 0 17-4 26-8 8 0 12-4 21-14 4-4 9-8 13-17 4-8 4-12 4-21 0-13-4-21-8-30 8-4 17-8 29-8h5 4l-4-21h-5c-17 0-29 4-42 16zM47 166c4 0 9 0 17 0 10 0 18 4 27 4 0 0 4 0 4-4h4c13 0 17 4 26 9 4 4 8 8 8 12 0 13-8 17-17 26-9 4-21 8-38 8-4 0-14 0-22-4-5 0-13 0-17-4-5 0-9-5-9-9-4-4-4-8-4-12 0-9 4-17 21-26z">
          <text:p/>
        </draw:path>
        <draw:path draw:style-name="gr4" draw:text-style-name="P3" draw:layer="layout" svg:width="0.136cm" svg:height="0.174cm" svg:x="5.859cm" svg:y="16.368cm" svg:viewBox="0 0 137 175" svg:d="M0 4v171h31v-81c0-9 0-17 4-26 5-9 9-17 13-26 4-4 13-8 17-13 9-4 17-4 25-4 5 0 9 0 9 0 4 0 9 0 9 4 4 0 8 5 8 5 4 4 4 8 9 12l12-30c-12-8-29-16-47-16-12 0-25 4-38 8-8 8-17 17-21 30v-34z">
          <text:p/>
        </draw:path>
        <draw:path draw:style-name="gr4" draw:text-style-name="P3" draw:layer="layout" svg:width="0.145cm" svg:height="0.178cm" svg:x="6.029cm" svg:y="16.368cm" svg:viewBox="0 0 146 179" svg:d="M17 25l13 17c13-13 25-21 42-21s31 4 35 13c9 4 13 17 13 34v8h-35c-25 0-46 4-64 13-12 13-21 26-21 43 0 4 0 13 4 17 0 4 5 13 9 17 8 4 13 9 21 9 5 4 13 4 21 4 26 0 48-9 65-22v18h26v-107c0-22-9-43-18-52-12-12-29-16-51-16-26 0-47 8-60 25zM120 93v14c0 8 0 17-4 21 0 0-4 4-4 8-5 4-9 9-13 13-4 0-10 4-18 4-4 4-13 4-17 4-13 0-21 0-25-8-9-4-13-13-13-21 0-4 0-9 4-13 0-4 4-4 9-8 4-5 12-9 21-9 8 0 21-5 35-5 4 0 4 0 8 0h13z">
          <text:p/>
        </draw:path>
        <draw:path draw:style-name="gr4" draw:text-style-name="P3" draw:layer="layout" svg:width="0.149cm" svg:height="0.25cm" svg:x="6.216cm" svg:y="16.296cm" svg:viewBox="0 0 150 251" svg:d="M120 102c-4-8-9-17-17-21-9-5-21-9-35-9-8 0-17 0-25 4-9 5-13 9-22 18-8 8-13 17-17 25-4 13-4 26-4 43 0 12 0 29 4 38 4 13 9 21 13 29 8 9 17 13 26 18 8 4 17 4 25 4s22-4 31-9c8-4 17-13 21-21v13c0 8 0 13 0 13h30c-5-5-5-9-5-13v-226c0 0 0-4 5-4v-4h-30zM43 107c4-5 8-9 12-9 5-4 13-4 17-4s10 0 14 4c4 0 8 0 13 4 4 5 8 5 8 9 4 4 4 4 9 13 0 4 0 8 0 12 4 9 4 17 4 26 0 12-4 25-4 34-5 4-5 8-9 12-4 5-4 9-8 13-5 0-9 4-13 4s-10 4-14 4c-17 0-25-8-34-21-8-12-13-29-13-51 0-25 5-42 18-50z">
          <text:p/>
        </draw:path>
        <draw:path draw:style-name="gr4" draw:text-style-name="P3" draw:layer="layout" svg:width="0.148cm" svg:height="0.178cm" svg:x="6.403cm" svg:y="16.368cm" svg:viewBox="0 0 149 179" svg:d="M77 0c-8 0-21 4-29 4-9 4-19 12-27 21-4 4-13 17-17 26-4 12-4 25-4 38 0 18 0 30 4 39 4 13 13 21 17 29 8 9 18 13 31 18 8 4 21 4 34 4 25 0 42-9 59-26l-17-12c-13 12-25 16-42 16-9 0-13 0-21-4-9 0-13-4-17-8-9-4-14-13-19-21 0-9-4-17-4-31h124v-4c0-5 0-5 0-9 0-12-4-25-4-34-4-12-13-21-17-25-8-9-13-13-21-17-9-4-17-4-30-4zM25 72c4-17 9-30 23-38 8-9 17-13 29-13 9 0 13 0 17 4 4 0 9 4 13 9 4 4 8 8 13 17 0 4 4 8 4 17h-4v4z">
          <text:p/>
        </draw:path>
        <draw:path draw:style-name="gr4" draw:text-style-name="P3" draw:layer="layout" svg:width="0.152cm" svg:height="0.098cm" svg:x="6.59cm" svg:y="16.38cm" svg:viewBox="0 0 153 99" svg:d="M0 0v22h153v-22zM0 78v21h153v-21z">
          <text:p/>
        </draw:path>
        <draw:path draw:style-name="gr4" draw:text-style-name="P3" draw:layer="layout" svg:width="0.03cm" svg:height="0.093cm" svg:x="6.836cm" svg:y="16.296cm" svg:viewBox="0 0 31 94" svg:d="M31 21c0-9 0-13-6-17 0-4-4-4-8-4s-9 0-13 4-4 8-4 13c0 4 0 13 0 26 4 8 4 13 4 21v30h21v-30c0-4 0-13 6-21 0-4 0-9 0-13s0-4 0-9z">
          <text:p/>
        </draw:path>
        <draw:path draw:style-name="gr4" draw:text-style-name="P3" draw:layer="layout" svg:width="0.149cm" svg:height="0.234cm" svg:x="6.967cm" svg:y="16.308cm" svg:viewBox="0 0 150 235" svg:d="M0 0v235h26v-102h52c13 0 25 0 34-4 8-5 17-9 21-14 4-9 8-13 13-21 0-9 4-18 4-26s-4-17-4-25c-5-9-9-17-13-22-9-4-13-12-21-12-13-4-21-9-34-9zM26 26h52c4 0 13 0 21 4 4 4 8 4 13 8 4 5 4 9 8 13 0 4 4 13 4 17 0 13-4 21-12 30-9 8-21 13-38 13h-48z">
          <text:p/>
        </draw:path>
        <draw:path draw:style-name="gr4" draw:text-style-name="P3" draw:layer="layout" svg:width="0.034cm" svg:height="0.093cm" svg:x="7.209cm" svg:y="16.296cm" svg:viewBox="0 0 35 94" svg:d="M35 21c0-9-4-13-4-17-4-4-8-4-14-4-4 0-8 0-13 4 0 4-4 8-4 13 0 4 0 13 4 26 0 8 0 13 0 21v30h23v-30c0-4 4-13 4-21 0-4 0-9 0-13s4-4 4-9z">
          <text:p/>
        </draw:path>
        <draw:path draw:style-name="gr4" draw:text-style-name="P3" draw:layer="layout" svg:width="0.149cm" svg:height="0.178cm" svg:x="7.447cm" svg:y="16.368cm" svg:viewBox="0 0 150 179" svg:d="M78 0c-9 0-22 4-30 4-9 4-17 12-27 21-8 4-12 17-17 26-4 12-4 25-4 38 0 18 0 30 4 39 5 13 9 21 17 29 10 9 18 13 27 18 12 4 21 4 34 4 25 0 46-9 59-26l-13-12c-12 12-25 16-46 16-4 0-13 0-17-4-9 0-13-4-22-8-4-4-8-13-12-21-6-9-6-17-6-31h120v-4c5-5 5-5 5-9 0-12-5-25-9-34-4-12-8-21-13-25-8-9-17-13-25-17-9-4-17-4-25-4zM25 72c6-17 10-30 18-38 9-9 22-13 35-13 4 0 12 0 16 4 5 0 9 4 13 9 4 4 9 8 9 17 4 4 4 8 4 17v4z">
          <text:p/>
        </draw:path>
        <draw:path draw:style-name="gr4" draw:text-style-name="P3" draw:layer="layout" svg:width="0.132cm" svg:height="0.25cm" svg:x="7.642cm" svg:y="16.296cm" svg:viewBox="0 0 133 251" svg:d="M82 251c17 0 34-4 51-17l-9-21c-12 8-25 12-33 12-26 0-30-21-30-51 0-42 4-107 8-174h-69v21h44c-5 42-9 111-9 149v17c-4 38 13 64 47 64z">
          <text:p/>
        </draw:path>
        <draw:path draw:style-name="gr4" draw:text-style-name="P3" draw:layer="layout" svg:width="0.14cm" svg:height="0.178cm" svg:x="7.825cm" svg:y="16.368cm" svg:viewBox="0 0 141 179" svg:d="M141 25c-17-17-38-25-64-25-13 0-21 0-30 4-8 4-12 4-22 8-4 4-8 13-12 17-5 5-5 9-5 17 0 5 0 9 5 13 0 9 4 13 8 13 0 4 4 8 9 12 5 0 13 5 22 9 4 0 8 5 21 5 17 4 26 9 34 17 4 4 8 9 8 13s-4 8-4 12c-4 5-8 9-8 9-4 4-13 4-17 4-4 4-9 4-13 4s-13 0-17 0c-4-4-9-4-13-4-8-4-13-8-18-13-4 0-8-4-8-4 0-4 0-4-4-8v-4l-13 29c17 17 43 26 73 26 9 0 17 0 26-4 8-5 16-9 25-13 4-5 8-9 13-17 4-5 4-13 4-21 0-13-4-22-13-31-8-9-25-13-46-17-9-4-18-8-22-8-4-5-8-5-13-9-4 0-8-4-8-4 0-4 0-9 0-9 0-4 0-8 0-12 4-5 4-5 8-9 5 0 9 0 13-4 4 0 9 0 13 0 13 0 21 4 30 8 8 5 12 9 17 13 0 4 0 4 0 4 0 5 4 5 4 5z">
          <text:p/>
        </draw:path>
        <draw:path draw:style-name="gr4" draw:text-style-name="P3" draw:layer="layout" svg:width="0.149cm" svg:height="0.178cm" svg:x="8.007cm" svg:y="16.368cm" svg:viewBox="0 0 150 179" svg:d="M78 0c-9 0-22 4-31 4-8 4-17 12-25 21-5 4-13 17-17 26-5 12-5 25-5 38 0 18 0 30 5 39 4 13 12 21 17 29 8 9 17 13 25 18 13 4 26 4 39 4 26 0 43-9 60-26l-17-12c-13 12-26 16-43 16-8 0-13 0-21-4-9 0-14-4-18-8-8-4-13-13-17-21 0-9-4-17-4-31h124v-4c0-5 0-5 0-9 0-12-4-25-9-34-4-12-8-21-12-25-9-9-13-13-21-17-9-4-22-4-30-4zM26 72c4-17 8-30 17-38 13-9 22-13 35-13 4 0 12 0 17 4 4 0 8 4 13 9 4 4 8 8 12 17 0 4 0 8 0 17v4z">
          <text:p/>
        </draw:path>
        <draw:path draw:style-name="gr4" draw:text-style-name="P3" draw:layer="layout" svg:width="0.166cm" svg:height="0.237cm" svg:x="8.347cm" svg:y="16.368cm" svg:viewBox="0 0 167 238" svg:d="M47 29c8-4 17-8 25-8 4 0 9 0 13 0 8 4 8 8 13 8 4 5 8 9 8 13 4 4 4 9 4 17 0 4 0 9-4 13 0 4-4 8-8 12-5 5-5 5-13 9-4 0-9 0-13 0s-8 0-13 0c-4-4-8-4-12-9-4-4-9-8-9-12-4-4-4-9-4-13 0-8 0-13 4-17 0-4 5-8 9-13zM114 16c-12-12-25-16-42-16-8 0-17 0-21 4-8 4-17 8-21 12-5 5-13 13-13 18-4 8-9 17-9 25 0 9 5 17 9 25 4 9 13 17 17 23-13 8-17 21-17 29 0 13 4 21 13 26-17 13-30 25-30 38 0 4 4 8 8 17 0 4 5 8 13 13 4 0 13 4 22 8 12 0 21 0 38 0 12 0 21 0 33-4 9 0 17-4 26-9 4-8 9-12 13-17 5-8 5-12 5-21 0-4 0-12-5-17 0-4-4-8-9-13-4-4-13-8-21-8-9-4-17-4-30-4-4 0-8 0-12 0-5 0-9 0-13 0-9 0-17 0-21-4-4 0-9-5-9-9s5-13 13-17c8 0 13 4 21 4 9 0 17-4 26-8 4 0 12-4 16-14 9-4 13-8 13-17 4-8 9-12 9-21 0-13-5-21-9-30 9-4 17-8 31-8h4 5l-5-21h-4c-18 0-31 4-44 16zM47 166c8 0 12 0 21 0 8 0 17 4 25 4 0 0 5 0 5-4h4c8 0 17 4 21 9 8 4 8 8 8 12 0 13-4 17-12 26-13 4-21 8-38 8-9 0-13 0-22-4-4 0-12 0-16-4-5 0-9-5-13-9 0-4-5-8-5-12 0-9 9-17 22-26z">
          <text:p/>
        </draw:path>
        <draw:path draw:style-name="gr4" draw:text-style-name="P3" draw:layer="layout" svg:width="0.132cm" svg:height="0.174cm" svg:x="8.559cm" svg:y="16.368cm" svg:viewBox="0 0 133 175" svg:d="M0 4v171h27v-81c0-9 4-17 4-26 4-9 8-17 17-26 4-4 8-8 17-13 8-4 13-4 21-4 4 0 9 0 13 0s4 0 8 4c4 0 4 5 9 5 0 4 4 8 8 12l9-30c-9-8-26-16-43-16-12 0-25 4-38 8-13 8-17 17-25 30l4-34z">
          <text:p/>
        </draw:path>
        <draw:path draw:style-name="gr4" draw:text-style-name="P3" draw:layer="layout" svg:width="0.144cm" svg:height="0.178cm" svg:x="8.729cm" svg:y="16.368cm" svg:viewBox="0 0 145 179" svg:d="M13 25l12 17c13-13 30-21 47-21s26 4 34 13c9 4 9 17 9 34v8h-30c-30 0-51 4-64 13-17 13-21 26-21 43 0 4 0 13 4 17 0 4 4 13 9 17 4 4 12 9 17 9 8 4 17 4 25 4 21 0 43-9 64-22v18h26v-107c0-22-8-43-22-52-13-12-25-16-47-16-25 0-46 8-63 25zM119 93v14c0 8-4 17-4 21 0 0-5 4-9 8 0 4-4 9-8 13-5 0-9 4-17 4-5 4-13 4-21 4-9 0-18 0-26-8-4-4-9-13-9-21 0-4 0-9 5-13 0-4 4-4 8-8 4-5 13-9 22-9 8 0 16-5 33-5 0 0 5 0 9 0h8z">
          <text:p/>
        </draw:path>
        <draw:path draw:style-name="gr4" draw:text-style-name="P3" draw:layer="layout" svg:width="0.152cm" svg:height="0.25cm" svg:x="8.912cm" svg:y="16.296cm" svg:viewBox="0 0 153 251" svg:d="M123 102c-5-8-13-17-22-21-8-5-17-9-29-9-9 0-17 0-26 4-8 5-17 9-21 18-9 8-13 17-17 25-4 13-8 26-8 43 0 12 4 29 8 38 0 13 8 21 13 29 8 9 12 13 21 18 8 4 17 4 30 4 8 0 17-4 25-9 13-4 17-13 26-21v13c0 8 0 13 0 13h26c0-5 0-9 0-13v-226-4c4 0 4-4 4-4h-30zM42 107c4-5 13-9 17-9 4-4 9-4 17-4 4 0 8 0 13 4 4 0 8 0 12 4 5 5 5 5 9 9s4 4 4 13c4 4 4 8 4 12 0 9 0 17 0 26 0 12 0 25-4 34 0 4 0 8-4 12-4 5-9 9-9 13-4 0-8 4-12 4-5 0-9 4-13 4-17 0-30-8-38-21-9-12-13-29-13-51 0-25 8-42 17-50z">
          <text:p/>
        </draw:path>
        <draw:path draw:style-name="gr4" draw:text-style-name="P3" draw:layer="layout" svg:width="0.148cm" svg:height="0.178cm" svg:x="9.103cm" svg:y="16.368cm" svg:viewBox="0 0 149 179" svg:d="M77 0c-8 0-21 4-30 4-8 4-17 12-25 21-4 4-13 17-17 26-5 12-5 25-5 38 0 18 0 30 5 39 4 13 8 21 17 29 8 9 17 13 25 18 13 4 22 4 34 4 26 0 47-9 60-26l-13-12c-13 12-26 16-42 16-9 0-17 0-22-4-8 0-13-4-21-8-4-4-9-13-13-21-4-9-4-17-4-31h119v-4c4-5 4-5 4-9 0-12-4-25-8-34-5-12-9-21-13-25-9-9-17-13-26-17-8-4-16-4-25-4zM26 72c4-17 8-30 17-38 8-9 21-13 34-13 4 0 13 0 17 4 4 0 8 4 13 9 4 4 8 8 8 17 4 4 4 8 4 17v4z">
          <text:p/>
        </draw:path>
        <draw:path draw:style-name="gr4" draw:text-style-name="P3" draw:layer="layout" svg:width="0.153cm" svg:height="0.098cm" svg:x="9.285cm" svg:y="16.38cm" svg:viewBox="0 0 154 99" svg:d="M0 0v22h154v-22zM0 78v21h154v-21z">
          <text:p/>
        </draw:path>
        <draw:path draw:style-name="gr4" draw:text-style-name="P3" draw:layer="layout" svg:width="0.03cm" svg:height="0.093cm" svg:x="9.535cm" svg:y="16.296cm" svg:viewBox="0 0 31 94" svg:d="M31 21c0-9 0-13-4-17-5-4-5-4-10-4-4 0-8 0-12 4-5 4-5 8-5 13 0 4 0 13 0 26 0 8 0 13 0 21l5 30h17l5-30c0-4 0-13 0-21 4-4 4-9 4-13s0-4 0-9z">
          <text:p/>
        </draw:path>
        <draw:polygon draw:style-name="gr4" draw:text-style-name="P3" draw:layer="layout" svg:width="0.136cm" svg:height="0.234cm" svg:x="9.671cm" svg:y="16.308cm" svg:viewBox="0 0 137 235" draw:points="0,0 0,235 30,235 30,120 115,120 115,98 30,98 30,26 137,26 137,0">
          <text:p/>
        </draw:polygon>
        <draw:path draw:style-name="gr4" draw:text-style-name="P3" draw:layer="layout" svg:width="0.03cm" svg:height="0.093cm" svg:x="9.909cm" svg:y="16.296cm" svg:viewBox="0 0 31 94" svg:d="M31 21c0-9 0-13-6-17 0-4-4-4-8-4s-9 0-13 4-4 8-4 13c0 4 0 13 0 26 0 8 4 13 4 21v30h21v-30c0-4 0-13 6-21 0-4 0-9 0-13s0-4 0-9z">
          <text:p/>
        </draw:path>
        <draw:polygon draw:style-name="gr1" draw:text-style-name="P1" draw:layer="layout" svg:width="0.47cm" svg:height="0.542cm" svg:x="13.663cm" svg:y="14.221cm" svg:viewBox="0 0 471 543" draw:points="0,0 471,0 471,543 0,543">
          <text:p/>
        </draw:polygon>
        <draw:polygon draw:style-name="gr2" draw:text-style-name="P2" draw:layer="layout" svg:width="0.471cm" svg:height="0.543cm" svg:x="13.662cm" svg:y="14.221cm" svg:viewBox="0 0 472 544" draw:points="0,544 472,544 472,0 0,0">
          <text:p/>
        </draw:polygon>
        <draw:polygon draw:style-name="gr1" draw:text-style-name="P1" draw:layer="layout" svg:width="2.15cm" svg:height="0.547cm" svg:x="11.056cm" svg:y="15.199cm" svg:viewBox="0 0 2151 548" draw:points="0,0 2151,0 2151,548 0,548">
          <text:p/>
        </draw:polygon>
        <draw:polygon draw:style-name="gr2" draw:text-style-name="P2" draw:layer="layout" svg:width="2.148cm" svg:height="0.543cm" svg:x="11.055cm" svg:y="15.201cm" svg:viewBox="0 0 2149 544" draw:points="0,544 2149,544 2149,0 0,0">
          <text:p/>
        </draw:polygon>
        <draw:polygon draw:style-name="gr1" draw:text-style-name="P1" draw:layer="layout" svg:width="0.474cm" svg:height="0.547cm" svg:x="13.27cm" svg:y="15.199cm" svg:viewBox="0 0 475 548" draw:points="0,0 475,0 475,548 0,548">
          <text:p/>
        </draw:polygon>
        <draw:polygon draw:style-name="gr2" draw:text-style-name="P2" draw:layer="layout" svg:width="0.467cm" svg:height="0.543cm" svg:x="13.271cm" svg:y="15.201cm" svg:viewBox="0 0 468 544" draw:points="0,544 468,544 468,0 0,0">
          <text:p/>
        </draw:polygon>
        <draw:polygon draw:style-name="gr1" draw:text-style-name="P1" draw:layer="layout" svg:width="0.842cm" svg:height="0.547cm" svg:x="13.871cm" svg:y="15.199cm" svg:viewBox="0 0 843 548" draw:points="0,0 843,0 843,548 0,548">
          <text:p/>
        </draw:polygon>
        <draw:polygon draw:style-name="gr2" draw:text-style-name="P2" draw:layer="layout" svg:width="0.84cm" svg:height="0.543cm" svg:x="13.87cm" svg:y="15.201cm" svg:viewBox="0 0 841 544" draw:points="0,544 841,544 841,0 0,0">
          <text:p/>
        </draw:polygon>
        <draw:polygon draw:style-name="gr1" draw:text-style-name="P1" draw:layer="layout" svg:width="1.778cm" svg:height="0.547cm" svg:x="14.773cm" svg:y="15.199cm" svg:viewBox="0 0 1779 548" draw:points="0,0 1779,0 1779,548 0,548">
          <text:p/>
        </draw:polygon>
        <draw:polygon draw:style-name="gr2" draw:text-style-name="P2" draw:layer="layout" svg:width="1.774cm" svg:height="0.543cm" svg:x="14.778cm" svg:y="15.201cm" svg:viewBox="0 0 1775 544" draw:points="0,544 1775,544 1775,0 0,0">
          <text:p/>
        </draw:polygon>
        <draw:polygon draw:style-name="gr1" draw:text-style-name="P1" draw:layer="layout" svg:width="1.965cm" svg:height="0.541cm" svg:x="11.538cm" svg:y="16.182cm" svg:viewBox="0 0 1966 542" draw:points="0,0 1966,0 1966,542 0,542">
          <text:p/>
        </draw:polygon>
        <draw:polygon draw:style-name="gr2" draw:text-style-name="P2" draw:layer="layout" svg:width="1.961cm" svg:height="0.543cm" svg:x="11.543cm" svg:y="16.181cm" svg:viewBox="0 0 1962 544" draw:points="0,544 1962,544 1962,0 0,0">
          <text:p/>
        </draw:polygon>
        <draw:polygon draw:style-name="gr1" draw:text-style-name="P1" draw:layer="layout" svg:width="1.778cm" svg:height="0.541cm" svg:x="13.6cm" svg:y="16.182cm" svg:viewBox="0 0 1779 542" draw:points="0,0 1779,0 1779,542 0,542">
          <text:p/>
        </draw:polygon>
        <draw:polygon draw:style-name="gr2" draw:text-style-name="P2" draw:layer="layout" svg:width="1.774cm" svg:height="0.543cm" svg:x="13.598cm" svg:y="16.181cm" svg:viewBox="0 0 1775 544" draw:points="0,544 1775,544 1775,0 0,0">
          <text:p/>
        </draw:polygon>
        <draw:line draw:style-name="gr3" draw:text-style-name="P2" draw:layer="layout" svg:x1="13.663cm" svg:y1="14.62cm" svg:x2="12.622cm" svg:y2="15.202cm">
          <text:p/>
        </draw:line>
        <draw:line draw:style-name="gr3" draw:text-style-name="P2" draw:layer="layout" svg:x1="13.79cm" svg:y1="14.764cm" svg:x2="13.615cm" svg:y2="15.202cm">
          <text:p/>
        </draw:line>
        <draw:line draw:style-name="gr3" draw:text-style-name="P2" draw:layer="layout" svg:x1="14.005cm" svg:y1="14.764cm" svg:x2="14.18cm" svg:y2="15.202cm">
          <text:p/>
        </draw:line>
        <draw:line draw:style-name="gr3" draw:text-style-name="P2" draw:layer="layout" svg:x1="14.133cm" svg:y1="14.62cm" svg:x2="15.178cm" svg:y2="15.202cm">
          <text:p/>
        </draw:line>
        <draw:line draw:style-name="gr3" draw:text-style-name="P2" draw:layer="layout" svg:x1="13.272cm" svg:y1="15.706cm" svg:x2="12.796cm" svg:y2="16.182cm">
          <text:p/>
        </draw:line>
        <draw:line draw:style-name="gr3" draw:text-style-name="P2" draw:layer="layout" svg:x1="13.738cm" svg:y1="15.706cm" svg:x2="14.215cm" svg:y2="16.182cm">
          <text:p/>
        </draw:line>
        <draw:path draw:style-name="gr4" draw:text-style-name="P3" draw:layer="layout" svg:width="0.11cm" svg:height="0.242cm" svg:x="13.751cm" svg:y="14.336cm" svg:viewBox="0 0 111 243" svg:d="M0 73v21h42v127h-42v22h111v-22h-42v-148zM42 5c-4 4-4 9-4 13 0 8 0 12 4 17 4 0 9 4 13 4 9 0 14-4 18-4 4-5 4-9 4-17 0-4 0-9-4-13-4-5-9-5-18-5-4 0-9 0-13 5z">
          <text:p/>
        </draw:path>
        <draw:path draw:style-name="gr4" draw:text-style-name="P3" draw:layer="layout" svg:width="0.157cm" svg:height="0.251cm" svg:x="13.925cm" svg:y="14.327cm" svg:viewBox="0 0 158 252" svg:d="M103 0c-9 0-17 5-26 5-8 4-13 8-21 12-4 9-13 17-13 26-5 9-9 22-9 35v17h-34v21h34v136h26v-136h60v-21h-60v-13c0-13 4-21 4-30 5-4 5-14 9-18s8-4 13-8c4 0 13-5 17-5 8 0 17 5 21 9 8 4 13 8 17 13v5c0 4 0 4 4 4l13-26c-13-17-34-26-55-26z">
          <text:p/>
        </draw:path>
        <draw:path draw:style-name="gr4" draw:text-style-name="P3" draw:layer="layout" svg:width="0.144cm" svg:height="0.178cm" svg:x="11.123cm" svg:y="15.388cm" svg:viewBox="0 0 145 179" svg:d="M77 0c-12 0-21 0-29 4-10 5-18 9-27 18-8 8-12 17-17 30-4 8-4 21-4 38 0 13 0 25 4 38 5 9 9 21 17 25 9 9 17 13 27 17 12 5 21 9 34 9 25 0 46-9 59-26l-13-16c-12 12-29 21-46 21-5 0-13-5-17-5-9-4-13-4-21-12-6-4-10-9-14-17-4-9-4-21-4-30h119c0-4 0-4 0-8v-5c0-12 0-25-4-38-4-8-8-17-17-25-4-5-12-9-21-14-8-4-17-4-26-4zM26 73c0-17 8-34 18-43 8-8 21-8 33-8 5 0 9 0 18 0 4 4 8 8 12 13 5 4 9 8 9 12 4 9 4 13 4 17 0 5 0 5 0 5v4z">
          <text:p/>
        </draw:path>
        <draw:path draw:style-name="gr4" draw:text-style-name="P3" draw:layer="layout" svg:width="0.136cm" svg:height="0.174cm" svg:x="11.314cm" svg:y="15.388cm" svg:viewBox="0 0 137 175" svg:d="M0 175h30v-99c0-8 0-17 4-21 4-9 9-13 13-17s8-9 17-13c4-4 8-4 17-4 8 0 13 4 22 13 4 4 9 17 9 38v103h25v-107c0-13 0-22-4-30 0-9-5-17-9-21-4-9-12-13-17-13-8-4-13-4-22-4-13 0-21 0-30 8-12 4-21 13-25 26v-30h-30z">
          <text:p/>
        </draw:path>
        <draw:path draw:style-name="gr4" draw:text-style-name="P3" draw:layer="layout" svg:width="0.135cm" svg:height="0.174cm" svg:x="11.514cm" svg:y="15.388cm" svg:viewBox="0 0 136 175" svg:d="M0 4v171h29v-86c0-9 0-17 6-26 0-8 4-12 12-21 5-4 9-13 17-13 9-4 17-8 26-8 4 0 8 0 8 0 5 4 9 4 9 4 4 4 4 4 8 9 5 4 5 4 9 8l12-25c-12-13-29-17-46-17-13 0-26 0-38 8-9 4-17 17-23 26v-30z">
          <text:p/>
        </draw:path>
        <draw:path draw:style-name="gr4" draw:text-style-name="P3" draw:layer="layout" svg:width="0.157cm" svg:height="0.178cm" svg:x="11.679cm" svg:y="15.388cm" svg:viewBox="0 0 158 179" svg:d="M82 0c-13 0-21 0-30 4-13 5-21 14-25 22-10 9-14 17-18 30-9 8-9 21-9 34s0 25 4 34c5 13 13 21 23 29 4 9 12 13 21 17 13 5 21 9 34 9 8 0 21-4 30-4 8-9 17-13 25-22 4-8 13-16 17-25 0-13 4-25 4-38s-4-26-4-38c-8-13-13-22-17-30-8-4-17-13-25-18-9-4-22-4-30-4zM133 90c0 8-4 21-4 30-5 8-9 12-13 17-4 8-9 12-17 12-5 4-13 4-17 4-9 0-13 0-21-4-5 0-13-8-17-12-5-5-9-13-9-22-4-8-4-17-4-25 0-13 0-21 4-30 0-8 4-13 9-21 4-4 12-9 17-13 4-4 12-4 21-4 4 0 12 0 17 4 8 4 13 9 17 13 4 8 8 13 13 21 0 9 4 17 4 30z">
          <text:p/>
        </draw:path>
        <draw:path draw:style-name="gr4" draw:text-style-name="P3" draw:layer="layout" svg:width="0.131cm" svg:height="0.255cm" svg:x="11.879cm" svg:y="15.311cm" svg:viewBox="0 0 132 256" svg:d="M80 256c17 0 35-4 52-17l-8-21c-14 8-27 12-35 12-26 0-30-25-30-50 0-47 4-106 9-180h-68v22h42c-4 43-8 111-8 153v17c-5 38 12 64 46 64z">
          <text:p/>
        </draw:path>
        <draw:path draw:style-name="gr4" draw:text-style-name="P3" draw:layer="layout" svg:width="0.132cm" svg:height="0.255cm" svg:x="12.065cm" svg:y="15.311cm" svg:viewBox="0 0 133 256" svg:d="M82 256c17 0 34-4 51-17l-8-21c-13 8-26 12-34 12-26 0-30-25-30-50 0-47 4-106 8-180h-69v22h43c-4 43-8 111-8 153v17c-5 38 12 64 47 64z">
          <text:p/>
        </draw:path>
        <draw:path draw:style-name="gr4" draw:text-style-name="P3" draw:layer="layout" svg:width="0.148cm" svg:height="0.178cm" svg:x="12.244cm" svg:y="15.388cm" svg:viewBox="0 0 149 179" svg:d="M76 0c-8 0-21 0-29 4-9 5-17 9-26 18-4 8-13 17-17 30-4 8-4 21-4 38 0 13 0 25 4 38 4 9 13 21 17 25 9 9 17 13 26 17 12 5 25 9 38 9 25 0 43-9 60-26l-17-16c-14 12-26 21-43 21-9 0-13-5-22-5-8-4-12-4-16-12-9-4-13-9-17-17 0-9-5-21-5-30h124c0-4 0-4 0-8v-5c0-12-4-25-8-38 0-8-9-17-13-25-8-5-14-9-22-14-9-4-17-4-30-4zM25 73c5-17 9-34 22-43 8-8 16-8 29-8 9 0 13 0 17 0 4 4 9 8 13 13 4 4 8 8 14 12 0 9 0 13 0 17 0 5 0 5 0 5v4z">
          <text:p/>
        </draw:path>
        <draw:path draw:style-name="gr4" draw:text-style-name="P3" draw:layer="layout" svg:width="0.148cm" svg:height="0.255cm" svg:x="12.431cm" svg:y="15.311cm" svg:viewBox="0 0 149 256" svg:d="M119 107c-4-12-8-17-17-25-8-4-21-4-30-4s-17 0-26 4c-12 4-17 8-25 13-9 8-13 17-17 29-4 9-4 26-4 39 0 17 0 29 4 42s8 21 17 25c4 9 13 17 21 17 9 5 17 9 26 9 8 0 22-4 30-9 9-8 17-12 21-25v17c0 4 0 8 0 13h30c0-5-4-9-4-17v-222c0-4 0-4 4-8v-5h-30zM42 112c4-5 9-9 13-13 4 0 13 0 21 0 0 0 5 0 9 0 5 4 9 4 13 8 4 0 9 5 9 5 4 4 4 8 8 12 0 5 0 9 4 17 0 5 0 13 0 26s0 25-4 34c0 4-4 8-8 13 0 4-5 8-9 8-4 4-8 4-13 8-4 0-9 0-13 0-17 0-26-4-34-16-9-13-13-34-13-56 0-21 4-38 17-46z">
          <text:p/>
        </draw:path>
        <draw:path draw:style-name="gr4" draw:text-style-name="P3" draw:layer="layout" svg:width="0.107cm" svg:height="0.314cm" svg:x="12.651cm" svg:y="15.311cm" svg:viewBox="0 0 108 315" svg:d="M103 26h5l-13-26c-13 9-26 18-39 26-12 13-21 21-29 38-10 13-14 25-18 42-5 13-9 30-9 47s4 34 9 51c4 17 8 31 18 43 8 17 17 30 29 39 13 12 26 21 39 29l13-21c-13-4-22-12-35-25-8-9-17-22-25-34-4-14-13-27-17-39 0-13-4-26-4-43 0-25 8-51 17-76 12-21 29-38 51-51 4 0 4 0 4 0z">
          <text:p/>
        </draw:path>
        <draw:path draw:style-name="gr4" draw:text-style-name="P3" draw:layer="layout" svg:width="0.145cm" svg:height="0.178cm" svg:x="12.808cm" svg:y="15.388cm" svg:viewBox="0 0 146 179" svg:d="M141 26c-17-17-38-26-64-26-9 0-17 0-26 4-8 0-17 5-21 9-8 5-13 9-13 13-4 9-8 13-8 21 0 5 4 9 4 13 4 4 4 9 9 13 4 4 8 8 12 8 4 5 9 9 17 9 5 4 13 4 22 8 17 5 30 9 34 13 5 4 9 13 9 17s0 9-4 13c0 0-5 4-9 8-4 0-8 4-13 4-9 0-13 0-17 0-5 0-9 0-13 0s-9 0-13-4c-9 0-17-4-21-8s-4-4-9-9v-4c0 0 0-4-4-4l-13 25c17 21 43 30 73 30 8 0 22-4 30-4 9-5 17-9 21-13 9-4 13-13 13-17 4-8 9-13 9-21 0-13-5-21-17-30-9-8-22-13-43-21-9 0-18-4-26-9-4 0-9-4-13-4-4-4-4-4-9-8 0 0 0-5 0-9s0-4 5-8c0-5 4-9 8-9 0 0 5-4 9-4s8 0 13 0c13 0 22 0 30 4 9 4 17 13 21 17v4 5z">
          <text:p/>
        </draw:path>
        <draw:path draw:style-name="gr4" draw:text-style-name="P3" draw:layer="layout" svg:width="0.111cm" svg:height="0.314cm" svg:x="12.999cm" svg:y="15.311cm" svg:viewBox="0 0 112 315" svg:d="M5 26c12 4 21 13 33 21 10 13 19 21 27 34 4 13 9 21 13 38 4 13 8 26 8 38 0 13-4 30-8 43s-9 25-17 39c-4 8-13 21-27 30-8 8-21 17-34 25l9 21c17-4 29-17 43-25 13-13 22-26 30-38 9-13 17-31 21-48 4-13 9-30 9-47s-5-34-9-46c-4-17-8-34-17-47-8-13-21-25-34-34-14-12-26-21-43-30z">
          <text:p/>
        </draw:path>
        <draw:path draw:style-name="gr4" draw:text-style-name="P3" draw:layer="layout" svg:width="0.11cm" svg:height="0.246cm" svg:x="13.356cm" svg:y="15.316cm" svg:viewBox="0 0 111 247" svg:d="M4 77v21h44v127h-48v22h111v-22h-38v-148zM48 4c-5 4-9 9-9 17 0 4 4 8 9 13 4 4 8 4 12 4 5 0 9 0 13-4 4-5 4-9 4-13 0-8 0-13-4-13-4-4-8-8-13-8-4 0-8 4-12 4z">
          <text:p/>
        </draw:path>
        <draw:path draw:style-name="gr4" draw:text-style-name="P3" draw:layer="layout" svg:width="0.157cm" svg:height="0.251cm" svg:x="13.53cm" svg:y="15.311cm" svg:viewBox="0 0 158 252" svg:d="M107 0c-9 0-21 0-30 5-4 0-12 4-21 13-5 4-9 12-14 21-4 8-4 21-4 35v16h-38v22h38v140h27v-140h55v-22h-55v-12c0-13 0-22 0-27 4-8 8-12 12-17 0-4 5-8 9-8 8-4 12-4 17-4 8 0 17 0 25 4 5 4 9 8 13 13 0 4 0 4 0 4 0 4 4 4 4 4l13-25c-13-13-30-22-51-22z">
          <text:p/>
        </draw:path>
        <draw:path draw:style-name="gr4" draw:text-style-name="P3" draw:layer="layout" svg:width="0.148cm" svg:height="0.178cm" svg:x="13.938cm" svg:y="15.388cm" svg:viewBox="0 0 149 179" svg:d="M77 0c-9 0-21 0-31 4-8 5-17 9-25 18-4 8-13 17-17 30-4 8-4 21-4 38 0 13 0 25 4 38 4 9 13 21 17 25 8 9 17 13 25 17 14 5 27 9 35 9 26 0 47-9 64-26l-17-16c-13 12-26 21-42 21-9 0-18-5-22-5-8-4-14-4-18-12-8-4-13-9-17-17 0-9-4-21-4-30h120c4-4 4-4 4-8v-5c0-12-4-25-8-38-5-8-9-17-13-25-9-5-17-9-26-14-8-4-16-4-25-4zM25 73c4-17 8-34 17-43 14-8 22-8 35-8 4 0 13 0 17 0 4 4 8 8 13 13 4 4 8 8 12 12 0 9 0 13 0 17 0 5 0 5 0 5v4z">
          <text:p/>
        </draw:path>
        <draw:path draw:style-name="gr4" draw:text-style-name="P3" draw:layer="layout" svg:width="0.132cm" svg:height="0.255cm" svg:x="14.133cm" svg:y="15.311cm" svg:viewBox="0 0 133 256" svg:d="M81 256c17 0 35-4 52-17l-9-21c-13 8-26 12-34 12-26 0-31-25-31-50 0-47 5-106 9-180h-68v22h42c-4 43-8 111-8 153v17c-4 38 13 64 47 64z">
          <text:p/>
        </draw:path>
        <draw:path draw:style-name="gr4" draw:text-style-name="P3" draw:layer="layout" svg:width="0.14cm" svg:height="0.178cm" svg:x="14.315cm" svg:y="15.388cm" svg:viewBox="0 0 141 179" svg:d="M141 26c-17-17-38-26-63-26-10 0-23 0-27 4-8 0-17 5-21 9-8 5-13 9-17 13 0 9-4 13-4 21 0 5 0 9 4 13 0 4 4 9 9 13 4 4 4 8 8 8 4 5 13 9 21 9 4 4 9 4 21 8 18 5 27 9 35 13 5 4 9 13 9 17s0 9-4 13c-5 0-5 4-9 8-4 0-8 4-17 4-4 0-8 0-14 0-4 0-8 0-17 0-4 0-8 0-12-4-4 0-13-4-17-8s-4-4-9-9v-4l-4-4-13 25c17 21 43 30 72 30 10 0 23-4 31-4 9-5 13-9 21-13 5-4 9-13 13-17 4-8 4-13 4-21 0-13-4-21-12-30-9-8-22-13-43-21-14 0-18-4-26-9-5 0-9-4-13-4-4-4-4-4-8-8 0 0 0-5 0-9s0-4 0-8c4-5 4-9 8-9s8-4 13-4c4 0 8 0 12 0 14 0 23 0 31 4 9 4 13 13 17 17 0 0 4 0 4 4v5z">
          <text:p/>
        </draw:path>
        <draw:path draw:style-name="gr4" draw:text-style-name="P3" draw:layer="layout" svg:width="0.148cm" svg:height="0.178cm" svg:x="14.498cm" svg:y="15.388cm" svg:viewBox="0 0 149 179" svg:d="M80 0c-12 0-25 0-33 4-9 5-17 9-26 18-4 8-13 17-13 30-8 8-8 21-8 38 0 13 0 25 4 38 4 9 13 21 17 25 9 9 17 13 30 17 8 5 21 9 35 9 25 0 42-9 59-26l-17-16c-12 12-25 21-42 21-10 0-14-5-23-5-8-4-12-4-16-12-9-4-13-9-13-17-4-9-9-21-9-30h124c0-4 0-4 0-8v-5c0-12-4-25-4-38-4-8-13-17-17-25-8-5-12-9-21-14-9-4-17-4-27-4zM25 73c5-17 9-34 22-43 8-8 16-8 29-8 10 0 14 0 18 0 4 4 9 8 13 13 4 4 9 8 13 12 0 9 4 13 4 17 0 5 0 5-4 5v4z">
          <text:p/>
        </draw:path>
        <draw:path draw:style-name="gr4" draw:text-style-name="P3" draw:layer="layout" svg:width="0.161cm" svg:height="0.241cm" svg:x="14.842cm" svg:y="15.384cm" svg:viewBox="0 0 162 242" svg:d="M42 33c9-8 18-12 27-12 4 0 8 4 12 4 9 0 13 4 13 8 4 5 9 9 9 13 4 4 4 9 4 13s0 13-4 17c0 4-5 8-9 8 0 5-4 9-8 9-5 4-13 4-17 4-5 0-9 0-13-4-5 0-10-4-14-9-4 0-8-4-8-8s-5-13-5-17 5-9 5-13 4-8 8-13zM111 16c-8-8-25-16-42-16-9 0-13 4-23 4-8 4-17 8-21 12-4 9-8 13-13 22-4 8-4 17-4 25 0 9 0 17 4 26 5 8 13 12 22 17-17 12-22 25-22 34 0 12 5 16 13 26-17 8-25 21-25 34 0 9 0 13 4 17 0 4 8 8 13 13 4 4 12 8 21 8 13 4 26 4 39 4s26 0 34-4 17-8 25-13c5-4 9-8 13-16 5-5 5-13 5-18 0-8 0-12-5-17 0-8-4-12-8-18-5 0-13-4-22-8-8 0-16 0-29 0-4 0-9 0-13 0s-8 0-13 0c-8 0-18 0-22-4-4 0-8-4-8-9 0-4 4-12 12-21 10 4 18 4 23 4 8 0 17 0 25-4 9-4 13-8 21-13 4-4 9-12 13-17 0-8 4-17 4-25 0-9-4-17-8-26 8-8 17-8 30-8h4 4l-4-21h-4c-18 0-30 4-43 12zM42 170c9 0 14 0 22 0 9 0 17 0 26 0h4 4c9 0 17 4 21 4 9 5 9 13 9 17 0 9-4 18-13 22-8 8-21 8-38 8-8 0-13 0-21 0-5 0-14-4-18-4-4-4-9-4-13-8 0-5-4-9-4-13 0-9 8-17 21-26z">
          <text:p/>
        </draw:path>
        <draw:path draw:style-name="gr4" draw:text-style-name="P3" draw:layer="layout" svg:width="0.136cm" svg:height="0.174cm" svg:x="15.05cm" svg:y="15.388cm" svg:viewBox="0 0 137 175" svg:d="M0 4v171h26v-86c0-9 4-17 8-26 0-8 5-12 13-21 5-4 9-13 17-13 9-4 17-8 26-8 4 0 4 0 8 0 4 4 9 4 9 4 4 4 4 4 8 9 0 4 4 4 9 8l13-25c-13-13-30-17-47-17-13 0-26 0-38 8-9 4-18 17-26 26l4-30z">
          <text:p/>
        </draw:path>
        <draw:path draw:style-name="gr4" draw:text-style-name="P3" draw:layer="layout" svg:width="0.145cm" svg:height="0.178cm" svg:x="15.219cm" svg:y="15.388cm" svg:viewBox="0 0 146 179" svg:d="M13 22l13 17c13-13 30-17 47-17s25 4 34 8c8 9 12 22 12 39v4h-34c-29 0-51 8-63 17-17 8-22 25-22 42 0 5 0 9 5 17 0 4 4 9 8 13s13 8 21 13c5 0 13 4 22 4 25 0 42-9 63-26v22h27v-106c0-26-9-43-21-51-10-14-27-18-48-18-26 0-47 9-64 22zM119 94v13c0 8 0 13-4 17 0 4-4 8-4 13-4 4-9 4-13 8s-8 8-17 8c-4 5-13 5-17 5-13 0-21-5-30-9-4-4-8-12-8-21 0-4 0-8 4-13 0-4 4-8 9-12 4 0 12-5 21-5 8-4 21-4 34-4 4 0 4 0 8 0h9z">
          <text:p/>
        </draw:path>
        <draw:path draw:style-name="gr4" draw:text-style-name="P3" draw:layer="layout" svg:width="0.153cm" svg:height="0.255cm" svg:x="15.402cm" svg:y="15.311cm" svg:viewBox="0 0 154 256" svg:d="M124 107c-4-12-8-17-17-25-8-4-21-4-34-4-8 0-17 0-25 4-9 4-17 8-23 13-8 8-12 17-16 29-5 9-9 26-9 39 0 17 4 29 9 42 4 13 8 21 12 25 10 9 18 17 27 17 4 5 17 9 25 9 9 0 17-4 30-9 8-8 17-12 21-25v17c0 4 0 8 0 13h30c-5-5-5-9-5-17v-222c0-4 0-4 0-8 5 0 5 0 5-5h-30zM43 112c9-5 13-9 17-13 5 0 13 0 18 0 4 0 8 0 12 0 4 4 9 4 13 8 4 0 4 5 8 5 5 4 5 8 5 12 4 5 4 9 4 17 0 5 4 13 4 26s-4 25-4 34c-4 4-4 8-9 13-4 4-4 8-8 8-4 4-9 4-13 8-4 0-8 0-12 0-18 0-30-4-39-16-4-13-8-34-8-56 0-21 4-38 12-46z">
          <text:p/>
        </draw:path>
        <draw:path draw:style-name="gr4" draw:text-style-name="P3" draw:layer="layout" svg:width="0.149cm" svg:height="0.178cm" svg:x="15.593cm" svg:y="15.388cm" svg:viewBox="0 0 150 179" svg:d="M78 0c-9 0-22 0-30 4-9 5-17 9-27 18-4 8-12 17-17 30-4 8-4 21-4 38 0 13 0 25 4 38 5 9 13 21 17 25 10 9 18 13 27 17 12 5 25 9 34 9 25 0 46-9 63-26l-17-16c-12 12-25 21-42 21-8 0-17-5-21-5-9-4-13-4-17-12-9-4-13-9-17-17 0-9-5-21-5-30h124c0-4 0-4 0-8v-5c0-12-5-25-9-38-4-8-8-17-13-25-8-5-12-9-25-14-9-4-17-4-25-4zM26 73c5-17 9-34 17-43 13-8 22-8 35-8 4 0 12 0 16 0 5 4 9 8 13 13 4 4 9 8 13 12 0 9 0 13 0 17 0 5 0 5 0 5v4z">
          <text:p/>
        </draw:path>
        <draw:path draw:style-name="gr4" draw:text-style-name="P3" draw:layer="layout" svg:width="0.153cm" svg:height="0.102cm" svg:x="15.78cm" svg:y="15.396cm" svg:viewBox="0 0 154 103" svg:d="M0 0v27h154v-27zM0 82v21h154v-21z">
          <text:p/>
        </draw:path>
        <draw:path draw:style-name="gr4" draw:text-style-name="P3" draw:layer="layout" svg:width="0.03cm" svg:height="0.094cm" svg:x="16.026cm" svg:y="15.311cm" svg:viewBox="0 0 31 95" svg:d="M31 26c0-8 0-17-6-17 0-4-4-9-8-9s-9 5-13 5c-4 4-4 8-4 17 0 4 0 8 0 25 0 4 4 13 4 21v27h21v-27c0-8 0-12 6-21 0-4 0-8 0-13 0-4 0-8 0-8z">
          <text:p/>
        </draw:path>
        <draw:polygon draw:style-name="gr4" draw:text-style-name="P3" draw:layer="layout" svg:width="0.132cm" svg:height="0.233cm" svg:x="16.166cm" svg:y="15.329cm" svg:viewBox="0 0 133 234" draw:points="0,0 0,234 27,234 27,118 111,118 111,97 27,97 27,21 133,21 133,0">
          <text:p/>
        </draw:polygon>
        <draw:path draw:style-name="gr4" draw:text-style-name="P3" draw:layer="layout" svg:width="0.029cm" svg:height="0.094cm" svg:x="16.4cm" svg:y="15.311cm" svg:viewBox="0 0 30 95" svg:d="M30 26c0-8 0-17-4-17 0-4-4-9-9-9-4 0-8 5-12 5-5 4-5 8-5 17 0 4 0 8 0 25 5 4 5 13 5 21v27h21v-27c0-8 0-12 4-21 0-4 0-8 0-13 0-4 0-8 0-8z">
          <text:p/>
        </draw:path>
        <draw:path draw:style-name="gr4" draw:text-style-name="P3" draw:layer="layout" svg:width="0.145cm" svg:height="0.178cm" svg:x="11.611cm" svg:y="16.368cm" svg:viewBox="0 0 146 179" svg:d="M141 25c-18-17-39-25-64-25-9 0-17 0-26 4-8 4-17 4-21 8-8 4-13 13-13 17-4 5-8 9-8 17 0 5 4 9 4 13 4 9 4 13 9 13 4 4 8 8 8 12 4 0 13 5 21 9 4 0 13 5 21 5 18 4 26 9 34 17 5 4 9 9 9 13s0 8-4 12c0 5-5 9-9 9-4 4-8 4-12 4-9 4-13 4-18 4-4 0-8 0-12 0-9-4-9-4-13-4-9-4-17-8-21-13-4 0-4-4-9-4 0-4 0-4 0-8l-4-4-13 29c17 17 43 26 72 26 9 0 22 0 30-4 9-5 17-9 21-13 10-5 14-9 14-17 4-5 9-13 9-21 0-13-9-22-17-31-10-9-23-13-44-17-8-4-17-8-25-8-5-5-9-5-13-9-4 0-4-4-9-4 0-4 0-9 0-9 0-4 0-8 5-12 0-5 4-5 8-9 0 0 4 0 9-4 4 0 8 0 12 0 13 0 22 4 30 8 9 5 13 9 21 13 0 4 0 4 0 4 0 5 0 5 0 5z">
          <text:p/>
        </draw:path>
        <draw:path draw:style-name="gr4" draw:text-style-name="P3" draw:layer="layout" svg:width="0.14cm" svg:height="0.225cm" svg:x="11.802cm" svg:y="16.321cm" svg:viewBox="0 0 141 226" svg:d="M43 4v47h-43v21h38c0 21 0 34 0 51 0 13 0 26 0 35-4 21 0 42 9 51 8 13 21 17 38 17 22 0 39-4 56-17l-8-22c-13 9-26 13-38 13-10 0-14 0-18-4-5 0-5-4-9-9 0-8-4-12-4-21 0-8 0-17 0-30 0-21 0-43 4-64h56v-21h-56l4-38c0-5 0-5 0-5 0-4 0-4 0-8z">
          <text:p/>
        </draw:path>
        <draw:path draw:style-name="gr4" draw:text-style-name="P3" draw:layer="layout" svg:width="0.144cm" svg:height="0.174cm" svg:x="11.985cm" svg:y="16.372cm" svg:viewBox="0 0 145 175" svg:d="M4 0l-4 94c0 17 4 30 4 38 4 9 9 17 13 26 8 4 13 8 21 13 10 4 14 4 22 4 13 0 21 0 34-9 9-4 17-13 22-21v13c0 4 0 4 0 8v5h29c-4-5-4-9-4-13v-158h-25v94c0 13 0 21-5 26-4 8-4 12-12 16 0 9-9 9-13 13-5 4-13 4-17 4-5 0-9 0-17-4-4 0-9-4-9-8-5-5-9-9-9-17-4-9-4-17-4-30v-94z">
          <text:p/>
        </draw:path>
        <draw:path draw:style-name="gr4" draw:text-style-name="P3" draw:layer="layout" svg:width="0.149cm" svg:height="0.25cm" svg:x="12.167cm" svg:y="16.296cm" svg:viewBox="0 0 150 251" svg:d="M125 102c-5-8-13-17-22-21-8-5-17-9-30-9-8 0-16 0-25 4-9 5-18 9-26 18-5 8-13 17-18 25 0 13-4 26-4 43 0 12 0 29 4 38 5 13 9 21 18 29 4 9 12 13 21 18 9 4 18 4 26 4 13 0 21-4 30-9 9-4 17-13 21-21v13c0 8 0 13 5 13h25c0-5 0-9 0-13v-226-4-4h-25zM43 107c5-5 9-9 14-9 8-4 12-4 21-4 4 0 8 0 12 4 0 0 5 0 9 4 4 5 9 5 13 9 0 4 4 4 4 13 0 4 4 8 4 12 0 9 0 17 0 26 0 12 0 25-4 34 0 4-4 8-4 12-4 5-9 9-13 13-4 0-9 4-13 4s-8 4-8 4c-17 0-30-8-39-21-9-12-13-29-13-51 0-25 4-42 17-50z">
          <text:p/>
        </draw:path>
        <draw:path draw:style-name="gr4" draw:text-style-name="P3" draw:layer="layout" svg:width="0.111cm" svg:height="0.242cm" svg:x="12.375cm" svg:y="16.3cm" svg:viewBox="0 0 112 243" svg:d="M0 72v21h44v128h-44v22h112v-22h-39v-149zM44 4c-4 4-4 9-4 13s0 8 4 12c4 5 8 9 13 9 8 0 12-4 16-9 5-4 5-8 5-12s0-9-5-13c-4-4-8-4-16-4-5 0-9 0-13 4z">
          <text:p/>
        </draw:path>
        <draw:path draw:style-name="gr4" draw:text-style-name="P3" draw:layer="layout" svg:width="0.149cm" svg:height="0.178cm" svg:x="12.541cm" svg:y="16.368cm" svg:viewBox="0 0 150 179" svg:d="M81 0c-13 0-22 4-30 4-9 4-17 12-25 21-9 4-13 17-18 26-4 12-8 25-8 38 0 18 4 30 8 39 5 13 9 21 18 29 8 9 16 13 25 18 8 4 21 4 34 4 25 0 48-9 60-26l-12-12c-13 12-31 16-48 16-4 0-13 0-17-4-9 0-13-4-21-8-5-4-9-13-13-21-4-9-4-17-4-31h120v-4c0-5 0-5 0-9 0-12 0-25-5-34-4-12-8-21-17-25-4-9-14-13-22-17-9-4-17-4-25-4zM30 72c0-17 8-30 17-38 8-9 21-13 34-13 4 0 8 0 16 4 5 0 9 4 13 9 4 4 10 8 10 17 4 4 4 8 4 17v4z">
          <text:p/>
        </draw:path>
        <draw:path draw:style-name="gr4" draw:text-style-name="P3" draw:layer="layout" svg:width="0.153cm" svg:height="0.25cm" svg:x="12.728cm" svg:y="16.296cm" svg:viewBox="0 0 154 251" svg:d="M124 102c-6-8-14-17-22-21-9-5-17-9-30-9-9 0-17 0-26 4-8 5-16 9-21 18-8 8-13 17-17 25-4 13-8 26-8 43 0 12 4 29 8 38 0 13 9 21 13 29 9 9 13 13 21 18 9 4 17 4 30 4 8 0 17-4 25-9 13-4 17-13 27-21v13c0 8 0 13 0 13h25c0-5 0-9 0-13v-226-4l5-4h-30zM42 107c4-5 13-9 17-9 4-4 9-4 17-4 4 0 9 0 13 4 4 0 8 0 13 4 0 5 4 5 8 9 0 4 4 4 4 13 4 4 4 8 4 12 0 9 0 17 0 26 0 12 0 25-4 34 0 4 0 8-4 12-4 5-8 9-13 13 0 0-4 4-8 4s-9 4-13 4c-17 0-30-8-38-21-8-12-13-29-13-51 0-25 9-42 17-50z">
          <text:p/>
        </draw:path>
        <draw:path draw:style-name="gr4" draw:text-style-name="P3" draw:layer="layout" svg:width="0.106cm" svg:height="0.309cm" svg:x="12.953cm" svg:y="16.296cm" svg:viewBox="0 0 107 310" svg:d="M103 21l-9-21c-17 4-30 12-42 25-9 8-23 21-27 34-8 13-17 25-21 42s-4 34-4 51 0 30 4 47 13 34 17 48c8 12 22 25 31 38 12 8 25 21 42 25l13-17c-13-8-26-17-34-25-13-13-21-21-26-35-8-13-13-26-18-43-4-12-4-25-4-38 0-29 4-55 18-76 13-21 30-43 51-55h4z">
          <text:p/>
        </draw:path>
        <draw:path draw:style-name="gr4" draw:text-style-name="P3" draw:layer="layout" svg:width="0.145cm" svg:height="0.178cm" svg:x="13.105cm" svg:y="16.368cm" svg:viewBox="0 0 146 179" svg:d="M142 25c-13-17-34-25-64-25-10 0-18 0-26 4-9 4-13 4-22 8-4 4-8 13-13 17-4 5-4 9-4 17 0 5 0 9 4 13 0 9 5 13 9 13 0 4 4 8 8 12 5 0 13 5 22 9 0 0 8 5 22 5 17 4 25 9 30 17 8 4 12 9 12 13s-4 8-4 12c-4 5-8 9-13 9-4 4-8 4-12 4-5 4-9 4-13 4-10 0-14 0-18 0-4-4-8-4-13-4-8-4-13-8-17-13-4 0-8-4-8-4 0-4-5-4-5-8v-4l-17 29c22 17 47 26 73 26 13 0 22 0 30-4 9-5 17-9 26-13 4-5 8-9 13-17 4-5 4-13 4-21 0-13-4-22-13-31s-25-13-47-17c-8-4-18-8-22-8-4-5-12-5-12-9-5 0-9-4-9-4 0-4-4-9-4-9 0-4 4-8 4-12 4-5 4-5 9-9 4 0 8 0 12-4 4 0 9 0 14 0 8 0 21 4 30 8 8 5 12 9 16 13 0 4 0 4 0 4 0 5 0 5 5 5z">
          <text:p/>
        </draw:path>
        <draw:path draw:style-name="gr4" draw:text-style-name="P3" draw:layer="layout" svg:width="0.106cm" svg:height="0.313cm" svg:x="13.301cm" svg:y="16.296cm" svg:viewBox="0 0 107 314" svg:d="M0 21c13 8 26 17 35 25 8 9 17 17 25 30 9 12 13 25 17 38s4 27 4 39c0 17 0 30-4 43-4 12-8 25-17 38-8 13-17 21-25 30-13 12-22 21-35 25l4 25c18-8 31-17 44-29 12-13 25-26 33-38 9-13 17-30 22-43 4-17 4-34 4-51s0-30-4-47c-5-18-13-30-22-43-8-17-17-25-29-38-13-13-26-21-43-25z">
          <text:p/>
        </draw:path>
        <draw:path draw:style-name="gr4" draw:text-style-name="P3" draw:layer="layout" svg:width="0.161cm" svg:height="0.237cm" svg:x="13.662cm" svg:y="16.368cm" svg:viewBox="0 0 162 238" svg:d="M42 29c8-4 17-8 26-8 8 0 12 0 17 0 4 4 8 8 12 8 4 5 4 9 9 13 0 4 0 9 0 17 0 4 0 9 0 13-5 4-5 8-9 12-4 5-8 5-12 9-5 0-9 0-17 0-5 0-9 0-13 0-5-4-9-4-13-9-4-4-4-8-9-12 0-4 0-9 0-13 0-8 0-13 0-17 5-4 5-8 9-13zM111 16c-10-12-22-16-39-16-9 0-17 0-26 4-8 4-13 8-21 12-4 5-8 13-13 18-4 8-4 17-4 25 0 9 0 17 4 25 9 9 13 17 21 23-12 8-21 21-21 29 0 13 5 21 17 26-21 13-29 25-29 38 0 4 0 8 4 17 4 4 8 8 13 13 8 0 16 4 25 8 8 0 21 0 34 0s25 0 35-4c13 0 21-4 25-9 9-8 13-12 13-17 4-8 9-12 9-21 0-4-5-12-5-17-4-4-8-8-12-13-5-4-13-8-22-8-4-4-18-4-26-4-4 0-8 0-17 0-4 0-8 0-13 0-8 0-13 0-21-4-4 0-4-5-4-9s4-13 8-17c9 0 17 4 26 4 8 0 13-4 21-8 8 0 13-4 22-14 4-4 9-8 13-17 4-8 4-12 4-21 0-13-4-21-8-30 8-4 17-8 29-8h5c4 0 4 0 4 0v-21h-9c-12 0-29 4-42 16zM46 166c4 0 13 0 17 0 9 0 17 4 26 4 4 0 4 0 4-4h4c14 0 22 4 27 9 4 4 8 8 8 12 0 13-4 17-17 26-9 4-22 8-39 8-4 0-13 0-21-4-5 0-9 0-17-4-5 0-9-5-9-9-4-4-4-8-4-12 0-9 4-17 21-26z">
          <text:p/>
        </draw:path>
        <draw:path draw:style-name="gr4" draw:text-style-name="P3" draw:layer="layout" svg:width="0.135cm" svg:height="0.174cm" svg:x="13.87cm" svg:y="16.368cm" svg:viewBox="0 0 136 175" svg:d="M0 4v171h29v-81c0-9 0-17 4-26 5-9 9-17 13-26 5-4 13-8 17-13 9-4 17-4 26-4 4 0 8 0 12 0 0 0 6 0 10 4l4 5c4 4 4 8 9 12l12-30c-12-8-25-16-47-16-13 0-26 4-34 8-13 8-22 17-26 30v-34z">
          <text:p/>
        </draw:path>
        <draw:path draw:style-name="gr4" draw:text-style-name="P3" draw:layer="layout" svg:width="0.145cm" svg:height="0.178cm" svg:x="14.039cm" svg:y="16.368cm" svg:viewBox="0 0 146 179" svg:d="M18 25l13 17c13-13 25-21 47-21 13 0 25 4 30 13 8 4 12 17 12 34v8h-34c-25 0-46 4-63 13-13 13-23 26-23 43 0 4 0 13 6 17 4 4 8 13 12 17 5 4 9 9 17 9 9 4 13 4 26 4 21 0 42-9 59-22v18h26v-107c0-22-5-43-17-52-13-12-30-16-51-16-26 0-47 8-60 25zM120 93v14c0 8 0 17-4 21 0 0 0 4-4 8s-9 9-13 13c-4 0-8 4-13 4-8 4-13 4-21 4-9 0-17 0-25-8-9-4-13-13-13-21 0-4 4-9 4-13 4-4 4-4 9-8 8-5 12-9 21-9 8 0 21-5 34-5 4 0 8 0 8 0h13z">
          <text:p/>
        </draw:path>
        <draw:path draw:style-name="gr4" draw:text-style-name="P3" draw:layer="layout" svg:width="0.149cm" svg:height="0.25cm" svg:x="14.226cm" svg:y="16.296cm" svg:viewBox="0 0 150 251" svg:d="M120 102c0-8-8-17-17-21-8-5-21-9-30-9-8 0-18 0-26 4-9 5-17 9-26 18-4 8-12 17-17 25-4 13-4 26-4 43 0 12 0 29 4 38 5 13 9 21 17 29 5 9 13 13 22 18 8 4 18 4 26 4s21-4 30-9c8-4 17-13 21-21v13c0 8 0 13 4 13h26c0-5-5-9-5-13v-226l5-4v-4h-30zM43 107c4-5 8-9 12-9 6-4 14-4 22-4 0 0 5 0 9 4 4 0 9 0 13 4 4 5 8 5 8 9 5 4 5 4 9 13 0 4 4 8 4 12 0 9 0 17 0 26 0 12 0 25-4 34 0 4-4 8-9 12 0 5-4 9-8 13-4 0-9 4-13 4s-9 4-13 4c-12 0-26-8-35-21-8-12-12-29-12-51 0-25 4-42 17-50z">
          <text:p/>
        </draw:path>
        <draw:path draw:style-name="gr4" draw:text-style-name="P3" draw:layer="layout" svg:width="0.148cm" svg:height="0.178cm" svg:x="14.413cm" svg:y="16.368cm" svg:viewBox="0 0 149 179" svg:d="M81 0c-12 0-21 4-33 4-9 4-17 12-22 21-9 4-13 17-18 26-4 12-8 25-8 38 0 18 4 30 8 39 5 13 9 21 18 29 5 9 13 13 26 18 8 4 21 4 34 4 25 0 42-9 59-26l-17-12c-8 12-25 16-42 16-9 0-13 0-21-4-5 0-13-4-17-8-5-4-9-13-13-21-4-9-9-17-9-31h123v-4c0-5 0-5 0-9 0-12 0-25-4-34-4-12-8-21-17-25-4-9-12-13-21-17-8-4-17-4-26-4zM31 72c0-17 8-30 17-38 8-9 17-13 29-13 9 0 13 0 17 4 9 0 13 4 17 9 5 4 5 8 9 17 0 4 4 8 4 17v4z">
          <text:p/>
        </draw:path>
        <draw:path draw:style-name="gr4" draw:text-style-name="P3" draw:layer="layout" svg:width="0.153cm" svg:height="0.098cm" svg:x="14.6cm" svg:y="16.38cm" svg:viewBox="0 0 154 99" svg:d="M0 0v22h154v-22zM0 78v21h154v-21z">
          <text:p/>
        </draw:path>
        <draw:path draw:style-name="gr4" draw:text-style-name="P3" draw:layer="layout" svg:width="0.034cm" svg:height="0.093cm" svg:x="14.846cm" svg:y="16.296cm" svg:viewBox="0 0 35 94" svg:d="M35 21c0-9-4-13-4-17-5-4-10-4-14-4s-9 0-13 4c0 4-4 8-4 13 0 4 0 13 4 26 0 8 0 13 0 21v30h22v-30c0-4 5-13 5-21 0-4 0-9 0-13 4-4 4-4 4-9z">
          <text:p/>
        </draw:path>
        <draw:path draw:style-name="gr4" draw:text-style-name="P3" draw:layer="layout" svg:width="0.149cm" svg:height="0.234cm" svg:x="14.977cm" svg:y="16.308cm" svg:viewBox="0 0 150 235" svg:d="M0 0v235h30v-102h48c13 0 25 0 34-4 8-5 17-9 21-14 4-9 9-13 13-21 4-9 4-18 4-26s0-17-4-25c-4-9-9-17-13-22-4-4-13-12-21-12-9-4-21-9-34-9zM30 26h48c8 0 13 0 21 4 4 4 8 4 13 8 4 5 8 9 8 13 5 4 5 13 5 17 0 13-5 21-13 30-9 8-17 13-34 13h-48z">
          <text:p/>
        </draw:path>
        <draw:path draw:style-name="gr4" draw:text-style-name="P3" draw:layer="layout" svg:width="0.034cm" svg:height="0.093cm" svg:x="15.219cm" svg:y="16.296cm" svg:viewBox="0 0 35 94" svg:d="M35 21c0-9-4-13-4-17-4-4-8-4-13-4s-9 0-9 4c-4 4-9 8-9 13 0 4 0 13 5 26 0 8 0 13 0 21v30h22l4-30c0-4 0-13 0-21 0-4 0-9 4-13 0-4 0-4 0-9z">
          <text:p/>
        </draw:path>
      </draw:page>
      <draw:page draw:name="page5" draw:style-name="dp1" draw:master-page-name="master-page3">
        <draw:polygon draw:style-name="gr1" draw:text-style-name="P1" draw:layer="layout" svg:width="1.046cm" svg:height="0.546cm" svg:x="6.884cm" svg:y="6.359cm" svg:viewBox="0 0 1047 547" draw:points="0,0 1047,0 1047,547 0,547">
          <text:p/>
        </draw:polygon>
        <draw:polygon draw:style-name="gr2" draw:text-style-name="P2" draw:layer="layout" svg:width="1.045cm" svg:height="0.543cm" svg:x="6.884cm" svg:y="6.36cm" svg:viewBox="0 0 1046 544" draw:points="0,544 1046,544 1046,0 0,0">
          <text:p/>
        </draw:polygon>
        <draw:polygon draw:style-name="gr1" draw:text-style-name="P1" draw:layer="layout" svg:width="1.041cm" svg:height="0.542cm" svg:x="5.906cm" svg:y="7.345cm" svg:viewBox="0 0 1042 543" draw:points="0,0 1042,0 1042,543 0,543">
          <text:p/>
        </draw:polygon>
        <draw:polygon draw:style-name="gr2" draw:text-style-name="P2" draw:layer="layout" svg:width="1.044cm" svg:height="0.539cm" svg:x="5.904cm" svg:y="7.344cm" svg:viewBox="0 0 1045 540" draw:points="0,540 1045,540 1045,0 0,0">
          <text:p/>
        </draw:polygon>
        <draw:polygon draw:style-name="gr1" draw:text-style-name="P1" draw:layer="layout" svg:width="0.288cm" svg:height="0.542cm" svg:x="7.261cm" svg:y="7.345cm" svg:viewBox="0 0 289 543" draw:points="0,0 289,0 289,543 0,543">
          <text:p/>
        </draw:polygon>
        <draw:polygon draw:style-name="gr2" draw:text-style-name="P2" draw:layer="layout" svg:width="0.28cm" svg:height="0.539cm" svg:x="7.267cm" svg:y="7.344cm" svg:viewBox="0 0 281 540" draw:points="0,540 281,540 281,0 0,0">
          <text:p/>
        </draw:polygon>
        <draw:polygon draw:style-name="gr1" draw:text-style-name="P1" draw:layer="layout" svg:width="1.046cm" svg:height="0.542cm" svg:x="8.357cm" svg:y="7.345cm" svg:viewBox="0 0 1047 543" draw:points="0,0 1047,0 1047,543 0,543">
          <text:p/>
        </draw:polygon>
        <draw:polygon draw:style-name="gr2" draw:text-style-name="P2" draw:layer="layout" svg:width="1.044cm" svg:height="0.539cm" svg:x="8.358cm" svg:y="7.344cm" svg:viewBox="0 0 1045 540" draw:points="0,540 1045,540 1045,0 0,0">
          <text:p/>
        </draw:polygon>
        <draw:polygon draw:style-name="gr1" draw:text-style-name="P1" draw:layer="layout" svg:width="0.283cm" svg:height="0.542cm" svg:x="6.283cm" svg:y="8.323cm" svg:viewBox="0 0 284 543" draw:points="0,0 284,0 284,543 0,543">
          <text:p/>
        </draw:polygon>
        <draw:polygon draw:style-name="gr2" draw:text-style-name="P2" draw:layer="layout" svg:width="0.284cm" svg:height="0.543cm" svg:x="6.282cm" svg:y="8.324cm" svg:viewBox="0 0 285 544" draw:points="0,544 285,544 285,0 0,0">
          <text:p/>
        </draw:polygon>
        <draw:polygon draw:style-name="gr1" draw:text-style-name="P1" draw:layer="layout" svg:width="1.041cm" svg:height="0.542cm" svg:x="7.375cm" svg:y="8.323cm" svg:viewBox="0 0 1042 543" draw:points="0,0 1042,0 1042,543 0,543">
          <text:p/>
        </draw:polygon>
        <draw:polygon draw:style-name="gr2" draw:text-style-name="P2" draw:layer="layout" svg:width="1.04cm" svg:height="0.543cm" svg:x="7.377cm" svg:y="8.324cm" svg:viewBox="0 0 1041 544" draw:points="0,544 1041,544 1041,0 0,0">
          <text:p/>
        </draw:polygon>
        <draw:polygon draw:style-name="gr1" draw:text-style-name="P1" draw:layer="layout" svg:width="0.288cm" svg:height="0.542cm" svg:x="8.734cm" svg:y="8.323cm" svg:viewBox="0 0 289 543" draw:points="0,0 289,0 289,543 0,543">
          <text:p/>
        </draw:polygon>
        <draw:polygon draw:style-name="gr2" draw:text-style-name="P2" draw:layer="layout" svg:width="0.284cm" svg:height="0.543cm" svg:x="8.736cm" svg:y="8.324cm" svg:viewBox="0 0 285 544" draw:points="0,544 285,544 285,0 0,0">
          <text:p/>
        </draw:polygon>
        <draw:polygon draw:style-name="gr1" draw:text-style-name="P1" draw:layer="layout" svg:width="1.046cm" svg:height="0.542cm" svg:x="9.339cm" svg:y="8.323cm" svg:viewBox="0 0 1047 543" draw:points="0,0 1047,0 1047,543 0,543">
          <text:p/>
        </draw:polygon>
        <draw:polygon draw:style-name="gr2" draw:text-style-name="P2" draw:layer="layout" svg:width="1.045cm" svg:height="0.543cm" svg:x="9.338cm" svg:y="8.324cm" svg:viewBox="0 0 1046 544" draw:points="0,544 1046,544 1046,0 0,0">
          <text:p/>
        </draw:polygon>
        <draw:polygon draw:style-name="gr1" draw:text-style-name="P1" draw:layer="layout" svg:width="0.284cm" svg:height="0.542cm" svg:x="7.756cm" svg:y="9.305cm" svg:viewBox="0 0 285 543" draw:points="0,0 285,0 285,543 0,543">
          <text:p/>
        </draw:polygon>
        <draw:polygon draw:style-name="gr2" draw:text-style-name="P2" draw:layer="layout" svg:width="0.284cm" svg:height="0.542cm" svg:x="7.755cm" svg:y="9.304cm" svg:viewBox="0 0 285 543" draw:points="0,543 285,543 285,0 0,0">
          <text:p/>
        </draw:polygon>
        <draw:polygon draw:style-name="gr1" draw:text-style-name="P1" draw:layer="layout" svg:width="0.284cm" svg:height="0.542cm" svg:x="9.716cm" svg:y="9.305cm" svg:viewBox="0 0 285 543" draw:points="0,0 285,0 285,543 0,543">
          <text:p/>
        </draw:polygon>
        <draw:polygon draw:style-name="gr2" draw:text-style-name="P2" draw:layer="layout" svg:width="0.281cm" svg:height="0.542cm" svg:x="9.72cm" svg:y="9.304cm" svg:viewBox="0 0 282 543" draw:points="0,543 282,543 282,0 0,0">
          <text:p/>
        </draw:polygon>
        <draw:line draw:style-name="gr3" draw:text-style-name="P2" draw:layer="layout" svg:x1="7.136cm" svg:y1="6.903cm" svg:x2="6.698cm" svg:y2="7.345cm">
          <text:p/>
        </draw:line>
        <draw:line draw:style-name="gr3" draw:text-style-name="P2" draw:layer="layout" svg:x1="7.407cm" svg:y1="6.903cm" svg:x2="7.407cm" svg:y2="7.344cm">
          <text:p/>
        </draw:line>
        <draw:line draw:style-name="gr3" draw:text-style-name="P2" draw:layer="layout" svg:x1="7.814cm" svg:y1="6.903cm" svg:x2="8.473cm" svg:y2="7.345cm">
          <text:p/>
        </draw:line>
        <draw:line draw:style-name="gr3" draw:text-style-name="P2" draw:layer="layout" svg:x1="6.426cm" svg:y1="7.883cm" svg:x2="6.426cm" svg:y2="8.324cm">
          <text:p/>
        </draw:line>
        <draw:line draw:style-name="gr3" draw:text-style-name="P2" draw:layer="layout" svg:x1="8.609cm" svg:y1="7.883cm" svg:x2="8.167cm" svg:y2="8.325cm">
          <text:p/>
        </draw:line>
        <draw:line draw:style-name="gr3" draw:text-style-name="P2" draw:layer="layout" svg:x1="8.88cm" svg:y1="7.883cm" svg:x2="8.88cm" svg:y2="8.324cm">
          <text:p/>
        </draw:line>
        <draw:line draw:style-name="gr3" draw:text-style-name="P2" draw:layer="layout" svg:x1="9.152cm" svg:y1="7.883cm" svg:x2="9.59cm" svg:y2="8.325cm">
          <text:p/>
        </draw:line>
        <draw:line draw:style-name="gr3" draw:text-style-name="P2" draw:layer="layout" svg:x1="7.895cm" svg:y1="8.867cm" svg:x2="7.895cm" svg:y2="9.304cm">
          <text:p/>
        </draw:line>
        <draw:line draw:style-name="gr3" draw:text-style-name="P2" draw:layer="layout" svg:x1="9.861cm" svg:y1="8.867cm" svg:x2="9.861cm" svg:y2="9.304cm">
          <text:p/>
        </draw:line>
        <draw:polygon draw:style-name="gr4" draw:text-style-name="P3" draw:layer="layout" svg:width="0.102cm" svg:height="0.344cm" svg:x="6.965cm" svg:y="6.449cm" svg:viewBox="0 0 103 345" draw:points="103,345 26,174 103,0 82,0 0,174 82,345">
          <text:p/>
        </draw:polygon>
        <draw:path draw:style-name="gr4" draw:text-style-name="P3" draw:layer="layout" svg:width="0.127cm" svg:height="0.174cm" svg:x="7.093cm" svg:y="6.551cm" svg:viewBox="0 0 128 175" svg:d="M34 80c8-42 29-67 52-67 8 0 17 8 17 21 0 21-27 42-69 46zM29 89c65-4 99-25 99-55 0-21-17-34-38-34-18 0-40 9-56 30-22 21-34 50-34 80 0 39 21 65 55 65 21 0 48-13 69-34v-17c-21 21-44 30-57 30-25 0-38-17-38-48 0-4 0-8 0-17z">
          <text:p/>
        </draw:path>
        <draw:path draw:style-name="gr4" draw:text-style-name="P3" draw:layer="layout" svg:width="0.191cm" svg:height="0.174cm" svg:x="7.22cm" svg:y="6.551cm" svg:viewBox="0 0 192 175" svg:d="M59 0l-34 13v8h30c9 13 17 30 26 64-13 35-34 56-47 64l-17-12c-13 0-17 8-17 17 0 12 8 21 21 21 21 0 43-26 68-73 13 47 17 69 38 69 14 0 27 0 44-9v-13c-9 5-17 5-21 5-23 0-27-21-40-69 17-38 31-55 48-60l17 13c8-4 17-13 17-21s-9-17-21-17c-21 0-44 21-69 68-13-47-17-68-38-68z">
          <text:p/>
        </draw:path>
        <draw:path draw:style-name="gr4" draw:text-style-name="P3" draw:layer="layout" svg:width="0.187cm" svg:height="0.246cm" svg:x="7.381cm" svg:y="6.551cm" svg:viewBox="0 0 188 247" svg:d="M81 0l-47 9v8l26 4-39 209-21 4v13h85v-13l-34-4 9-65c8 5 21 5 29 5 22 0 47-13 69-30 17-21 30-47 30-81 0-38-17-59-48-59-12 0-34 9-51 21l5-21zM64 144l21-106c17-13 30-21 38-21 22 0 35 17 35 47 0 25-13 55-22 72-13 12-25 21-42 21-9 0-17-4-30-13z">
          <text:p/>
        </draw:path>
        <draw:path draw:style-name="gr4" draw:text-style-name="P3" draw:layer="layout" svg:width="0.127cm" svg:height="0.17cm" svg:x="7.598cm" svg:y="6.551cm" svg:viewBox="0 0 128 171" svg:d="M51 0l-51 13v8l29 4-29 146h29l13-86c5-30 17-51 52-64l9 21h4c13 0 21-12 21-25 0-8-4-17-17-17-17 0-43 17-64 47l12-47z">
          <text:p/>
        </draw:path>
        <draw:polygon draw:style-name="gr4" draw:text-style-name="P3" draw:layer="layout" svg:width="0.102cm" svg:height="0.344cm" svg:x="7.746cm" svg:y="6.449cm" svg:viewBox="0 0 103 345" draw:points="103,174 17,0 0,0 73,174 0,345 17,345">
          <text:p/>
        </draw:polygon>
        <draw:polygon draw:style-name="gr4" draw:text-style-name="P3" draw:layer="layout" svg:width="0.097cm" svg:height="0.348cm" svg:x="5.985cm" svg:y="7.429cm" svg:viewBox="0 0 98 349" draw:points="98,349 25,175 98,0 81,0 0,175 81,349">
          <text:p/>
        </draw:polygon>
        <draw:path draw:style-name="gr4" draw:text-style-name="P3" draw:layer="layout" svg:width="0.123cm" svg:height="0.174cm" svg:x="6.112cm" svg:y="7.531cm" svg:viewBox="0 0 124 175" svg:d="M29 80c13-42 30-63 52-63 12 0 16 8 16 17 0 21-21 42-68 46zM29 93c64-4 95-25 95-59 0-17-13-34-35-34-17 0-43 13-60 29-16 22-29 51-29 81 0 42 21 65 51 65 25 0 46-10 69-31v-17c-17 17-39 25-56 25-22 0-35-16-35-42 0-8 0-13 0-17z">
          <text:p/>
        </draw:path>
        <draw:path draw:style-name="gr4" draw:text-style-name="P3" draw:layer="layout" svg:width="0.191cm" svg:height="0.174cm" svg:x="6.235cm" svg:y="7.531cm" svg:viewBox="0 0 192 175" svg:d="M64 0l-34 13v8l29 4c9 9 17 30 26 59-17 35-34 60-51 68l-17-16c-9 4-17 8-17 16 0 13 8 23 26 23 21 0 42-27 63-73 13 50 17 73 43 73 8 0 21-5 39-14v-9c-10 0-14 5-18 5-21 0-26-26-39-73 13-33 30-55 47-59l14 13c13-4 17-9 17-17 0-13-9-21-17-21-26 0-48 25-69 72-13-51-17-72-38-72z">
          <text:p/>
        </draw:path>
        <draw:path draw:style-name="gr4" draw:text-style-name="P3" draw:layer="layout" svg:width="0.187cm" svg:height="0.246cm" svg:x="6.396cm" svg:y="7.531cm" svg:viewBox="0 0 188 247" svg:d="M86 0l-51 13v8l30 4-38 205-6 4-21 4v9h86v-9l-34-8 13-65c9 4 17 9 25 9 26 0 52-13 68-34 22-21 30-47 30-77 0-42-17-63-42-63-17 0-34 8-56 21l5-21zM69 148l21-110c13-13 26-17 39-17 17 0 29 13 29 42 0 30-8 56-21 73-8 12-21 21-38 21-9 0-21-5-30-9z">
          <text:p/>
        </draw:path>
        <draw:path draw:style-name="gr4" draw:text-style-name="P3" draw:layer="layout" svg:width="0.131cm" svg:height="0.169cm" svg:x="6.613cm" svg:y="7.531cm" svg:viewBox="0 0 132 170" svg:d="M56 0l-56 13v8l31 4-31 145h31l17-81c4-34 16-51 50-64l9 17c17 0 25-8 25-21s-8-21-21-21c-17 0-38 17-59 51l8-51z">
          <text:p/>
        </draw:path>
        <draw:polygon draw:style-name="gr4" draw:text-style-name="P3" draw:layer="layout" svg:width="0.097cm" svg:height="0.348cm" svg:x="6.766cm" svg:y="7.429cm" svg:viewBox="0 0 98 349" draw:points="98,175 17,0 0,0 72,175 0,349 17,349">
          <text:p/>
        </draw:polygon>
        <draw:polygon draw:style-name="gr4" draw:text-style-name="P3" draw:layer="layout" svg:width="0.157cm" svg:height="0.157cm" svg:x="7.33cm" svg:y="7.505cm" svg:viewBox="0 0 158 158" draw:points="68,0 68,65 0,65 0,90 68,90 68,158 94,158 94,90 158,90 158,65 94,65 94,0">
          <text:p/>
        </draw:polygon>
        <draw:polygon draw:style-name="gr4" draw:text-style-name="P3" draw:layer="layout" svg:width="0.102cm" svg:height="0.348cm" svg:x="8.438cm" svg:y="7.429cm" svg:viewBox="0 0 103 349" draw:points="103,349 26,175 103,0 81,0 0,175 81,349">
          <text:p/>
        </draw:polygon>
        <draw:path draw:style-name="gr4" draw:text-style-name="P3" draw:layer="layout" svg:width="0.127cm" svg:height="0.174cm" svg:x="8.566cm" svg:y="7.531cm" svg:viewBox="0 0 128 175" svg:d="M35 80c8-42 29-63 51-63 8 0 17 8 17 17 0 21-26 42-68 46zM30 93c64-4 98-25 98-59 0-17-13-34-38-34-17 0-38 13-55 29-21 22-35 51-35 81 0 42 22 65 56 65 21 0 47-10 68-31v-17c-21 17-42 25-55 25-26 0-39-16-39-42 0-8 0-13 0-17z">
          <text:p/>
        </draw:path>
        <draw:path draw:style-name="gr4" draw:text-style-name="P3" draw:layer="layout" svg:width="0.191cm" svg:height="0.174cm" svg:x="8.693cm" svg:y="7.531cm" svg:viewBox="0 0 192 175" svg:d="M60 0l-34 13v8l29 4c9 9 17 30 26 59-13 35-34 60-47 68l-17-16c-13 4-17 8-17 16 0 13 9 23 21 23 22 0 43-27 68-73 13 50 17 73 38 73 13 0 26-5 43-14v-9c-8 0-17 5-21 5-22 0-26-26-39-73 17-33 30-55 47-59l17 13c9-4 18-9 18-17 0-13-9-21-22-21-21 0-43 25-68 72-13-51-17-72-38-72z">
          <text:p/>
        </draw:path>
        <draw:path draw:style-name="gr4" draw:text-style-name="P3" draw:layer="layout" svg:width="0.186cm" svg:height="0.246cm" svg:x="8.855cm" svg:y="7.531cm" svg:viewBox="0 0 187 247" svg:d="M80 0l-47 13v8l26 4-38 205v4l-21 4v9h84v-9l-34-8 9-65c13 4 21 9 30 9 21 0 46-13 68-34 18-21 30-47 30-77 0-42-17-63-48-63-12 0-33 8-50 21l4-21zM63 148l21-110c17-13 30-17 39-17 21 0 34 13 34 42 0 30-13 56-22 73-12 12-25 21-42 21-9 0-17-5-30-9z">
          <text:p/>
        </draw:path>
        <draw:path draw:style-name="gr4" draw:text-style-name="P3" draw:layer="layout" svg:width="0.127cm" svg:height="0.169cm" svg:x="9.071cm" svg:y="7.531cm" svg:viewBox="0 0 128 170" svg:d="M52 0l-52 13v8l31 4-31 145h31l13-81c4-34 16-51 50-64l9 17h4c13 0 21-8 21-21s-4-21-17-21c-17 0-42 17-63 51l12-51z">
          <text:p/>
        </draw:path>
        <draw:polygon draw:style-name="gr4" draw:text-style-name="P3" draw:layer="layout" svg:width="0.102cm" svg:height="0.348cm" svg:x="9.22cm" svg:y="7.429cm" svg:viewBox="0 0 103 349" draw:points="103,175 17,0 0,0 77,175 0,349 17,349">
          <text:p/>
        </draw:polygon>
        <draw:path draw:style-name="gr4" draw:text-style-name="P3" draw:layer="layout" svg:width="0.145cm" svg:height="0.178cm" svg:x="6.349cm" svg:y="8.511cm" svg:viewBox="0 0 146 179" svg:d="M18 21l12 17c13-13 31-17 48-17s26 4 34 8c4 9 9 17 9 34v9h-30c-30 0-52 4-65 16-17 9-26 22-26 40 0 8 5 13 5 17 4 8 8 12 13 17 4 4 12 8 17 12 8 0 17 5 26 5 21 0 43-9 60-26v21h25v-107c0-25-4-42-17-55-13-8-30-12-51-12-26 0-43 4-60 21zM125 93v8c0 9-4 17-4 23-5 4-5 8-9 8 0 4-4 9-8 13-5 4-13 4-18 8-4 0-12 4-21 4s-18-4-26-8c-9-8-9-13-9-21 0-4 0-10 0-14 5-4 9-8 13-13 4-4 13-4 22-8 9 0 17 0 34 0 0 0 5 0 9 0h8z">
          <text:p/>
        </draw:path>
        <draw:polygon draw:style-name="gr4" draw:text-style-name="P3" draw:layer="layout" svg:width="0.097cm" svg:height="0.344cm" svg:x="7.458cm" svg:y="8.413cm" svg:viewBox="0 0 98 345" draw:points="98,345 25,170 98,0 81,0 0,170 81,345">
          <text:p/>
        </draw:polygon>
        <draw:path draw:style-name="gr4" draw:text-style-name="P3" draw:layer="layout" svg:width="0.123cm" svg:height="0.169cm" svg:x="7.585cm" svg:y="8.515cm" svg:viewBox="0 0 124 170" svg:d="M30 77c12-42 30-65 51-65 12 0 21 10 21 23 0 21-25 42-72 42zM30 90c63-5 94-26 94-55 0-23-13-35-35-35-17 0-42 8-59 26-17 21-30 51-30 81 0 42 21 63 51 63 26 0 47-8 69-29v-17c-18 17-39 29-56 29-22 0-34-16-34-46 0-4 0-13 0-17z">
          <text:p/>
        </draw:path>
        <draw:path draw:style-name="gr4" draw:text-style-name="P3" draw:layer="layout" svg:width="0.191cm" svg:height="0.173cm" svg:x="7.708cm" svg:y="8.511cm" svg:viewBox="0 0 192 174" svg:d="M65 0l-34 12v9l30 4c8 8 17 31 25 64-17 35-34 56-51 64l-13-12c-13 0-22 8-22 16 0 9 9 17 26 17 22 0 43-21 64-72 13 51 17 72 43 72 8 0 21-4 38-8v-13c-9 4-13 4-17 4-21 0-25-21-38-68 13-39 30-60 46-64l13 17c13-4 17-13 17-21 0-13-8-21-17-21-25 0-46 25-68 73-13-48-17-73-38-73z">
          <text:p/>
        </draw:path>
        <draw:path draw:style-name="gr4" draw:text-style-name="P3" draw:layer="layout" svg:width="0.187cm" svg:height="0.246cm" svg:x="7.869cm" svg:y="8.515cm" svg:viewBox="0 0 188 247" svg:d="M86 0l-52 8v9l31 4-39 204-4 5-22 4v13h86v-13l-33-4 12-69c9 4 17 8 26 8 25 0 51-12 68-29 21-26 29-51 29-81 0-38-17-59-42-59-17 0-34 4-55 21l4-21zM69 144l22-110c12-13 25-17 38-17 17 0 30 17 30 42 0 30-9 60-22 72-8 17-21 21-38 21-8 0-21 0-30-8z">
          <text:p/>
        </draw:path>
        <draw:path draw:style-name="gr4" draw:text-style-name="P3" draw:layer="layout" svg:width="0.132cm" svg:height="0.169cm" svg:x="8.086cm" svg:y="8.515cm" svg:viewBox="0 0 133 170" svg:d="M55 0l-55 8v9l30 9-30 144h30l17-85c4-29 17-50 51-63l9 17h4c13 0 22-9 22-22s-9-17-22-17c-18 0-39 12-60 47l8-47z">
          <text:p/>
        </draw:path>
        <draw:polygon draw:style-name="gr4" draw:text-style-name="P3" draw:layer="layout" svg:width="0.097cm" svg:height="0.344cm" svg:x="8.239cm" svg:y="8.413cm" svg:viewBox="0 0 98 345" draw:points="98,170 17,0 0,0 73,170 0,345 17,345">
          <text:p/>
        </draw:polygon>
        <draw:polygon draw:style-name="gr4" draw:text-style-name="P3" draw:layer="layout" svg:width="0.158cm" svg:height="0.153cm" svg:x="8.803cm" svg:y="8.489cm" svg:viewBox="0 0 159 154" draw:points="64,0 74,68 9,38 0,64 64,81 17,137 39,154 78,94 121,154 142,137 95,81 159,64 146,38 91,68 95,9 95,5 95,0">
          <text:p/>
        </draw:polygon>
        <draw:polygon draw:style-name="gr4" draw:text-style-name="P3" draw:layer="layout" svg:width="0.102cm" svg:height="0.344cm" svg:x="9.419cm" svg:y="8.413cm" svg:viewBox="0 0 103 345" draw:points="103,345 31,170 103,0 86,0 0,170 86,345">
          <text:p/>
        </draw:polygon>
        <draw:path draw:style-name="gr4" draw:text-style-name="P3" draw:layer="layout" svg:width="0.123cm" svg:height="0.169cm" svg:x="9.551cm" svg:y="8.515cm" svg:viewBox="0 0 124 170" svg:d="M30 77c8-42 29-65 50-65 9 0 18 10 18 23 0 21-26 42-68 42zM30 90c59-5 94-26 94-55 0-23-13-35-35-35-17 0-43 8-59 26-22 21-30 51-30 81 0 42 17 63 51 63 25 0 47-8 69-29v-17c-22 17-40 29-57 29-21 0-38-16-38-46 0-4 0-13 5-17z">
          <text:p/>
        </draw:path>
        <draw:path draw:style-name="gr4" draw:text-style-name="P3" draw:layer="layout" svg:width="0.191cm" svg:height="0.173cm" svg:x="9.674cm" svg:y="8.511cm" svg:viewBox="0 0 192 174" svg:d="M64 0l-39 12v9l30 4c13 8 17 31 30 64-17 35-34 56-51 64l-17-12c-9 0-17 8-17 16 0 9 8 17 21 17 25 0 47-21 68-72 13 51 17 72 42 72 9 0 22-4 40-8v-13c-10 4-14 4-18 4-22 0-26-21-43-68 17-39 34-60 47-64l18 17c13-4 17-13 17-21 0-13-9-21-21-21-23 0-44 25-65 73-13-48-17-73-38-73-4 0-4 0-4 0z">
          <text:p/>
        </draw:path>
        <draw:path draw:style-name="gr4" draw:text-style-name="P3" draw:layer="layout" svg:width="0.187cm" svg:height="0.246cm" svg:x="9.835cm" svg:y="8.515cm" svg:viewBox="0 0 188 247" svg:d="M85 0l-51 8v9l30 4-38 204-5 5-21 4v13h85v-13l-34-4 13-69c8 4 17 8 25 8 26 0 52-12 69-29 22-26 30-51 30-81 0-38-17-59-47-59-12 0-30 4-52 21l5-21zM68 144l17-110c17-13 30-17 44-17 17 0 29 17 29 42 0 30-8 60-21 72-8 17-26 21-39 21s-21 0-30-8z">
          <text:p/>
        </draw:path>
        <draw:path draw:style-name="gr4" draw:text-style-name="P3" draw:layer="layout" svg:width="0.131cm" svg:height="0.169cm" svg:x="10.052cm" svg:y="8.515cm" svg:viewBox="0 0 132 170" svg:d="M51 0l-51 8v9l29 9-29 144h29l13-85c9-29 17-50 55-63l10 17c17 0 25-9 25-22s-8-17-21-17c-18 0-39 12-65 47l13-47z">
          <text:p/>
        </draw:path>
        <draw:polygon draw:style-name="gr4" draw:text-style-name="P3" draw:layer="layout" svg:width="0.102cm" svg:height="0.344cm" svg:x="10.2cm" svg:y="8.413cm" svg:viewBox="0 0 103 345" draw:points="103,170 22,0 0,0 78,170 0,345 22,345">
          <text:p/>
        </draw:polygon>
        <draw:path draw:style-name="gr4" draw:text-style-name="P3" draw:layer="layout" svg:width="0.149cm" svg:height="0.254cm" svg:x="7.827cm" svg:y="9.414cm" svg:viewBox="0 0 150 255" svg:d="M0 0v251h17l13-21c4 8 12 13 21 17 8 4 17 8 30 8 8 0 18 0 26-4 9-4 13-13 21-17 9-8 13-17 17-29 5-13 5-26 5-43 0-13 0-25-5-38-4-9-8-18-17-27-4-8-12-12-21-16-8-5-18-5-26-5-13 0-22 0-30 9-9 4-17 12-21 21v-98-4c4 0 4 0 4 0v-4zM47 226c-5-4-5-4-9-9 0-4-4-8-4-12-4-5-4-9-4-17 0-9 0-18 0-26 0-17 0-30 4-38 4-9 8-14 13-18 8-4 17-9 21-9 17 0 31 9 43 18 9 13 13 30 13 55 0 13-4 22-4 30-4 9-9 13-13 17-8 5-12 9-18 13-8 0-13 0-17 0s-8 0-13 0c0 0-4-4-12-4z">
          <text:p/>
        </draw:path>
        <draw:path draw:style-name="gr4" draw:text-style-name="P3" draw:layer="layout" svg:width="0.148cm" svg:height="0.178cm" svg:x="9.793cm" svg:y="9.49cm" svg:viewBox="0 0 149 179" svg:d="M149 30c-8-9-17-17-25-21-13-4-26-9-38-9-13 0-26 5-34 9-14 4-23 8-31 17-4 9-13 18-17 30-4 9-4 22-4 34 0 13 0 26 4 34 4 13 13 22 17 30 8 8 17 13 31 17 8 4 21 8 34 8 25 0 46-8 59-25l-13-21c-12 17-29 21-46 21-9 0-17 0-22-4-8-4-17-9-22-13-4-8-8-13-13-21 0-9-4-17-4-30 0-8 4-17 4-25 5-9 9-13 13-22 5-4 14-9 18-13 9 0 13-5 21-5 17 0 26 5 34 13 5 5 9 5 9 10 4 0 4 4 4 4 0 4 0 4 0 4l4 4z">
          <text:p/>
        </draw:path>
        <draw:polygon draw:style-name="gr1" draw:text-style-name="P1" draw:layer="layout" svg:width="1.046cm" svg:height="0.546cm" svg:x="14.021cm" svg:y="6.359cm" svg:viewBox="0 0 1047 547" draw:points="0,0 1047,0 1047,547 0,547">
          <text:p/>
        </draw:polygon>
        <draw:polygon draw:style-name="gr2" draw:text-style-name="P2" draw:layer="layout" svg:width="1.045cm" svg:height="0.543cm" svg:x="14.021cm" svg:y="6.36cm" svg:viewBox="0 0 1046 544" draw:points="0,544 1046,544 1046,0 0,0">
          <text:p/>
        </draw:polygon>
        <draw:polygon draw:style-name="gr1" draw:text-style-name="P1" draw:layer="layout" svg:width="1.046cm" svg:height="0.542cm" svg:x="12.548cm" svg:y="7.345cm" svg:viewBox="0 0 1047 543" draw:points="0,0 1047,0 1047,543 0,543">
          <text:p/>
        </draw:polygon>
        <draw:polygon draw:style-name="gr2" draw:text-style-name="P2" draw:layer="layout" svg:width="1.045cm" svg:height="0.539cm" svg:x="12.548cm" svg:y="7.344cm" svg:viewBox="0 0 1046 540" draw:points="0,540 1046,540 1046,0 0,0">
          <text:p/>
        </draw:polygon>
        <draw:polygon draw:style-name="gr1" draw:text-style-name="P1" draw:layer="layout" svg:width="0.288cm" svg:height="0.542cm" svg:x="12.929cm" svg:y="8.323cm" svg:viewBox="0 0 289 543" draw:points="0,0 289,0 289,543 0,543">
          <text:p/>
        </draw:polygon>
        <draw:polygon draw:style-name="gr2" draw:text-style-name="P2" draw:layer="layout" svg:width="0.28cm" svg:height="0.543cm" svg:x="12.93cm" svg:y="8.324cm" svg:viewBox="0 0 281 544" draw:points="0,544 281,544 281,0 0,0">
          <text:p/>
        </draw:polygon>
        <draw:polygon draw:style-name="gr1" draw:text-style-name="P1" draw:layer="layout" svg:width="1.042cm" svg:height="0.542cm" svg:x="15.003cm" svg:y="7.345cm" svg:viewBox="0 0 1043 543" draw:points="0,0 1043,0 1043,543 0,543">
          <text:p/>
        </draw:polygon>
        <draw:polygon draw:style-name="gr2" draw:text-style-name="P2" draw:layer="layout" svg:width="1.044cm" svg:height="0.539cm" svg:x="15.002cm" svg:y="7.344cm" svg:viewBox="0 0 1045 540" draw:points="0,540 1045,540 1045,0 0,0">
          <text:p/>
        </draw:polygon>
        <draw:polygon draw:style-name="gr1" draw:text-style-name="P1" draw:layer="layout" svg:width="0.284cm" svg:height="0.542cm" svg:x="11.947cm" svg:y="9.305cm" svg:viewBox="0 0 285 543" draw:points="0,0 285,0 285,543 0,543">
          <text:p/>
        </draw:polygon>
        <draw:polygon draw:style-name="gr2" draw:text-style-name="P2" draw:layer="layout" svg:width="0.28cm" svg:height="0.542cm" svg:x="11.95cm" svg:y="9.304cm" svg:viewBox="0 0 281 543" draw:points="0,543 281,543 281,0 0,0">
          <text:p/>
        </draw:polygon>
        <draw:polygon draw:style-name="gr1" draw:text-style-name="P1" draw:layer="layout" svg:width="1.046cm" svg:height="0.542cm" svg:x="11.566cm" svg:y="8.323cm" svg:viewBox="0 0 1047 543" draw:points="0,0 1047,0 1047,543 0,543">
          <text:p/>
        </draw:polygon>
        <draw:polygon draw:style-name="gr2" draw:text-style-name="P2" draw:layer="layout" svg:width="1.044cm" svg:height="0.543cm" svg:x="11.568cm" svg:y="8.324cm" svg:viewBox="0 0 1045 544" draw:points="0,544 1045,544 1045,0 0,0">
          <text:p/>
        </draw:polygon>
        <draw:polygon draw:style-name="gr1" draw:text-style-name="P1" draw:layer="layout" svg:width="0.288cm" svg:height="0.542cm" svg:x="14.398cm" svg:y="7.345cm" svg:viewBox="0 0 289 543" draw:points="0,0 289,0 289,543 0,543">
          <text:p/>
        </draw:polygon>
        <draw:polygon draw:style-name="gr2" draw:text-style-name="P2" draw:layer="layout" svg:width="0.28cm" svg:height="0.539cm" svg:x="14.404cm" svg:y="7.344cm" svg:viewBox="0 0 281 540" draw:points="0,540 281,540 281,0 0,0">
          <text:p/>
        </draw:polygon>
        <draw:polygon draw:style-name="gr1" draw:text-style-name="P1" draw:layer="layout" svg:width="1.042cm" svg:height="0.542cm" svg:x="13.53cm" svg:y="8.323cm" svg:viewBox="0 0 1043 543" draw:points="0,0 1043,0 1043,543 0,543">
          <text:p/>
        </draw:polygon>
        <draw:polygon draw:style-name="gr2" draw:text-style-name="P2" draw:layer="layout" svg:width="1.044cm" svg:height="0.543cm" svg:x="13.529cm" svg:y="8.324cm" svg:viewBox="0 0 1045 544" draw:points="0,544 1045,544 1045,0 0,0">
          <text:p/>
        </draw:polygon>
        <draw:polygon draw:style-name="gr1" draw:text-style-name="P1" draw:layer="layout" svg:width="0.284cm" svg:height="0.542cm" svg:x="13.911cm" svg:y="9.305cm" svg:viewBox="0 0 285 543" draw:points="0,0 285,0 285,543 0,543">
          <text:p/>
        </draw:polygon>
        <draw:polygon draw:style-name="gr2" draw:text-style-name="P2" draw:layer="layout" svg:width="0.284cm" svg:height="0.542cm" svg:x="13.911cm" svg:y="9.304cm" svg:viewBox="0 0 285 543" draw:points="0,543 285,543 285,0 0,0">
          <text:p/>
        </draw:polygon>
        <draw:polygon draw:style-name="gr1" draw:text-style-name="P1" draw:layer="layout" svg:width="0.284cm" svg:height="0.542cm" svg:x="15.384cm" svg:y="8.323cm" svg:viewBox="0 0 285 543" draw:points="0,0 285,0 285,543 0,543">
          <text:p/>
        </draw:polygon>
        <draw:polygon draw:style-name="gr2" draw:text-style-name="P2" draw:layer="layout" svg:width="0.28cm" svg:height="0.543cm" svg:x="15.384cm" svg:y="8.324cm" svg:viewBox="0 0 281 544" draw:points="0,544 281,544 281,0 0,0">
          <text:p/>
        </draw:polygon>
        <draw:line draw:style-name="gr3" draw:text-style-name="P2" draw:layer="layout" svg:x1="14.137cm" svg:y1="6.903cm" svg:x2="13.478cm" svg:y2="7.345cm">
          <text:p/>
        </draw:line>
        <draw:line draw:style-name="gr3" draw:text-style-name="P2" draw:layer="layout" svg:x1="14.544cm" svg:y1="6.903cm" svg:x2="14.544cm" svg:y2="7.344cm">
          <text:p/>
        </draw:line>
        <draw:line draw:style-name="gr3" draw:text-style-name="P2" draw:layer="layout" svg:x1="14.815cm" svg:y1="6.903cm" svg:x2="15.254cm" svg:y2="7.345cm">
          <text:p/>
        </draw:line>
        <draw:line draw:style-name="gr3" draw:text-style-name="P2" draw:layer="layout" svg:x1="12.8cm" svg:y1="7.883cm" svg:x2="12.361cm" svg:y2="8.325cm">
          <text:p/>
        </draw:line>
        <draw:line draw:style-name="gr3" draw:text-style-name="P2" draw:layer="layout" svg:x1="13.07cm" svg:y1="7.883cm" svg:x2="13.07cm" svg:y2="8.324cm">
          <text:p/>
        </draw:line>
        <draw:line draw:style-name="gr3" draw:text-style-name="P2" draw:layer="layout" svg:x1="13.342cm" svg:y1="7.883cm" svg:x2="13.78cm" svg:y2="8.325cm">
          <text:p/>
        </draw:line>
        <draw:line draw:style-name="gr3" draw:text-style-name="P2" draw:layer="layout" svg:x1="15.524cm" svg:y1="7.883cm" svg:x2="15.524cm" svg:y2="8.324cm">
          <text:p/>
        </draw:line>
        <draw:line draw:style-name="gr3" draw:text-style-name="P2" draw:layer="layout" svg:x1="12.09cm" svg:y1="8.867cm" svg:x2="12.09cm" svg:y2="9.304cm">
          <text:p/>
        </draw:line>
        <draw:line draw:style-name="gr3" draw:text-style-name="P2" draw:layer="layout" svg:x1="14.051cm" svg:y1="8.867cm" svg:x2="14.051cm" svg:y2="9.304cm">
          <text:p/>
        </draw:line>
        <draw:polygon draw:style-name="gr4" draw:text-style-name="P3" draw:layer="layout" svg:width="0.102cm" svg:height="0.344cm" svg:x="14.102cm" svg:y="6.449cm" svg:viewBox="0 0 103 345" draw:points="103,345 30,174 103,0 85,0 0,174 85,345">
          <text:p/>
        </draw:polygon>
        <draw:path draw:style-name="gr4" draw:text-style-name="P3" draw:layer="layout" svg:width="0.123cm" svg:height="0.174cm" svg:x="14.234cm" svg:y="6.551cm" svg:viewBox="0 0 124 175" svg:d="M29 80c9-42 30-67 51-67 9 0 18 8 18 21 0 21-26 42-69 46zM29 89c60-4 95-25 95-55 0-21-13-34-35-34-17 0-43 9-60 30-21 21-29 50-29 80 0 39 17 65 51 65 25 0 47-13 69-34v-17c-22 21-40 30-57 30-21 0-38-17-38-48 0-4 0-8 4-17z">
          <text:p/>
        </draw:path>
        <draw:path draw:style-name="gr4" draw:text-style-name="P3" draw:layer="layout" svg:width="0.191cm" svg:height="0.174cm" svg:x="14.357cm" svg:y="6.551cm" svg:viewBox="0 0 192 175" svg:d="M64 0l-39 13v8h30c14 13 18 30 31 64-17 35-35 56-52 64l-17-12c-9 0-17 8-17 17 0 12 8 21 21 21 26 0 48-26 69-73 13 47 17 69 42 69 9 0 22 0 39-9v-13c-9 5-13 5-17 5-22 0-26-21-43-69 17-38 34-55 47-60l17 13c13-4 17-13 17-21s-9-17-21-17c-22 0-43 21-68 68-9-47-13-68-34-68-5 0-5 0-5 0z">
          <text:p/>
        </draw:path>
        <draw:path draw:style-name="gr4" draw:text-style-name="P3" draw:layer="layout" svg:width="0.187cm" svg:height="0.246cm" svg:x="14.518cm" svg:y="6.551cm" svg:viewBox="0 0 188 247" svg:d="M86 0l-52 9v8l25 4-33 209h-5l-21 4v13h86v-13l-35-4 13-65c8 5 17 5 26 5 26 0 51-13 68-30 22-21 30-47 30-81 0-38-17-59-47-59-13 0-29 9-51 21l5-21zM68 144l18-106c17-13 30-21 42-21 17 0 30 17 30 47 0 25-8 55-21 72-13 12-25 21-38 21s-22-4-31-13z">
          <text:p/>
        </draw:path>
        <draw:path draw:style-name="gr4" draw:text-style-name="P3" draw:layer="layout" svg:width="0.131cm" svg:height="0.17cm" svg:x="14.735cm" svg:y="6.551cm" svg:viewBox="0 0 132 171" svg:d="M52 0l-52 13v8l30 4-30 146h30l13-86c9-30 17-51 55-64l9 21c17 0 25-12 25-25 0-8-8-17-21-17-17 0-38 17-64 47l13-47z">
          <text:p/>
        </draw:path>
        <draw:polygon draw:style-name="gr4" draw:text-style-name="P3" draw:layer="layout" svg:width="0.102cm" svg:height="0.344cm" svg:x="14.883cm" svg:y="6.449cm" svg:viewBox="0 0 103 345" draw:points="103,174 22,0 0,0 78,174 0,345 22,345">
          <text:p/>
        </draw:polygon>
        <draw:polygon draw:style-name="gr4" draw:text-style-name="P3" draw:layer="layout" svg:width="0.102cm" svg:height="0.348cm" svg:x="12.629cm" svg:y="7.429cm" svg:viewBox="0 0 103 349" draw:points="103,349 25,175 103,0 86,0 0,175 86,349">
          <text:p/>
        </draw:polygon>
        <draw:path draw:style-name="gr4" draw:text-style-name="P3" draw:layer="layout" svg:width="0.123cm" svg:height="0.174cm" svg:x="12.761cm" svg:y="7.531cm" svg:viewBox="0 0 124 175" svg:d="M29 80c9-42 30-63 51-63 9 0 18 8 18 17 0 21-26 42-69 46zM25 93c64-4 99-25 99-59 0-17-13-34-35-34-17 0-43 13-60 29-21 22-29 51-29 81 0 42 16 65 50 65 22 0 48-10 69-31v-17c-21 17-39 25-56 25-21 0-38-16-38-42 0-8 0-13 0-17z">
          <text:p/>
        </draw:path>
        <draw:path draw:style-name="gr4" draw:text-style-name="P3" draw:layer="layout" svg:width="0.191cm" svg:height="0.174cm" svg:x="12.884cm" svg:y="7.531cm" svg:viewBox="0 0 192 175" svg:d="M64 0l-38 13v8l30 4c8 9 17 30 30 59-17 35-35 60-52 68l-16-16c-10 4-18 8-18 16 0 13 8 23 22 23 25 0 47-27 68-73 12 50 17 73 42 73 9 0 22-5 38-14v-9c-8 0-12 5-16 5-22 0-30-26-43-73 17-33 34-55 47-59l17 13c12-4 17-9 17-17 0-13-9-21-22-21-21 0-42 25-68 72-8-51-12-72-33-72-5 0-5 0-5 0z">
          <text:p/>
        </draw:path>
        <draw:path draw:style-name="gr4" draw:text-style-name="P3" draw:layer="layout" svg:width="0.187cm" svg:height="0.246cm" svg:x="13.045cm" svg:y="7.531cm" svg:viewBox="0 0 188 247" svg:d="M86 0l-52 13v8l25 4-34 205-4 4-21 4v9h86v-9l-35-8 12-65c10 4 19 9 27 9 26 0 51-13 68-34 21-21 30-47 30-77 0-42-17-63-47-63-13 0-30 8-51 21l4-21zM68 148l18-110c17-13 30-17 42-17 17 0 30 13 30 42 0 30-9 56-21 73-13 12-26 21-38 21-13 0-22-5-31-9z">
          <text:p/>
        </draw:path>
        <draw:path draw:style-name="gr4" draw:text-style-name="P3" draw:layer="layout" svg:width="0.132cm" svg:height="0.169cm" svg:x="13.261cm" svg:y="7.531cm" svg:viewBox="0 0 133 170" svg:d="M52 0l-52 13v8l30 4-30 145h30l14-81c8-34 17-51 51-64l13 17c16 0 25-8 25-21s-9-21-21-21c-17 0-38 17-64 51l13-51z">
          <text:p/>
        </draw:path>
        <draw:polygon draw:style-name="gr4" draw:text-style-name="P3" draw:layer="layout" svg:width="0.102cm" svg:height="0.348cm" svg:x="13.41cm" svg:y="7.429cm" svg:viewBox="0 0 103 349" draw:points="103,175 21,0 0,0 77,175 0,349 21,349">
          <text:p/>
        </draw:polygon>
        <draw:polygon draw:style-name="gr4" draw:text-style-name="P3" draw:layer="layout" svg:width="0.153cm" svg:height="0.153cm" svg:x="12.998cm" svg:y="8.489cm" svg:viewBox="0 0 154 154" draw:points="64,0 64,64 0,64 0,85 64,85 64,154 89,154 89,85 154,85 154,64 89,64 89,0">
          <text:p/>
        </draw:polygon>
        <draw:polygon draw:style-name="gr4" draw:text-style-name="P3" draw:layer="layout" svg:width="0.098cm" svg:height="0.348cm" svg:x="15.087cm" svg:y="7.429cm" svg:viewBox="0 0 99 349" draw:points="99,349 25,175 99,0 81,0 0,175 81,349">
          <text:p/>
        </draw:polygon>
        <draw:path draw:style-name="gr4" draw:text-style-name="P3" draw:layer="layout" svg:width="0.128cm" svg:height="0.174cm" svg:x="15.214cm" svg:y="7.531cm" svg:viewBox="0 0 129 175" svg:d="M30 80c13-42 30-63 51-63 14 0 22 8 22 17 0 21-26 42-73 46zM30 93c65-4 99-25 99-59 0-17-17-34-40-34-16 0-38 13-59 29-17 22-30 51-30 81 0 42 22 65 51 65 26 0 48-10 74-31v-17c-22 17-44 25-61 25-21 0-34-16-34-42 0-8 0-13 0-17z">
          <text:p/>
        </draw:path>
        <draw:path draw:style-name="gr4" draw:text-style-name="P3" draw:layer="layout" svg:width="0.187cm" svg:height="0.174cm" svg:x="15.342cm" svg:y="7.531cm" svg:viewBox="0 0 188 175" svg:d="M60 0l-34 13v8l30 4c8 9 17 30 26 59-13 35-35 60-52 68l-12-16c-13 4-18 8-18 16 0 13 9 23 22 23 21 0 42-27 68-73 8 50 13 73 38 73 9 0 26-5 38-14v-9c-8 0-12 5-17 5-21 0-25-26-38-73 13-33 30-55 47-59l13 13c12-4 17-9 17-17 0-13-9-21-17-21-26 0-47 25-68 72-13-51-17-72-39-72z">
          <text:p/>
        </draw:path>
        <draw:path draw:style-name="gr4" draw:text-style-name="P3" draw:layer="layout" svg:width="0.187cm" svg:height="0.246cm" svg:x="15.499cm" svg:y="7.531cm" svg:viewBox="0 0 188 247" svg:d="M85 0l-51 13v8l29 4-38 205-4 4-21 4v9h85v-9l-34-8 12-65c9 4 17 9 30 9 22 0 48-13 65-34 21-21 30-47 30-77 0-42-17-63-43-63-17 0-35 8-56 21l4-21zM68 148l21-110c13-13 31-17 39-17 17 0 30 13 30 42 0 30-9 56-21 73-9 12-22 21-39 21-9 0-22-5-30-9z">
          <text:p/>
        </draw:path>
        <draw:path draw:style-name="gr4" draw:text-style-name="P3" draw:layer="layout" svg:width="0.132cm" svg:height="0.169cm" svg:x="15.715cm" svg:y="7.531cm" svg:viewBox="0 0 133 170" svg:d="M55 0l-55 13v8l30 4-30 145h30l17-81c4-34 17-51 52-64l9 17h4c12 0 21-8 21-21s-9-21-17-21c-21 0-42 17-65 51l9-51z">
          <text:p/>
        </draw:path>
        <draw:polygon draw:style-name="gr4" draw:text-style-name="P3" draw:layer="layout" svg:width="0.098cm" svg:height="0.348cm" svg:x="15.868cm" svg:y="7.429cm" svg:viewBox="0 0 99 349" draw:points="99,175 17,0 0,0 72,175 0,349 17,349">
          <text:p/>
        </draw:polygon>
        <draw:path draw:style-name="gr4" draw:text-style-name="P3" draw:layer="layout" svg:width="0.145cm" svg:height="0.178cm" svg:x="12.017cm" svg:y="9.49cm" svg:viewBox="0 0 146 179" svg:d="M14 26l13 18c13-14 30-23 47-23s25 5 34 9c8 9 12 22 12 39v4h-34c-29 5-51 9-63 17-18 13-23 26-23 43 0 4 0 13 5 17 0 4 5 8 9 12 5 5 13 9 21 13 5 4 13 4 22 4 25 0 42-8 63-21v17h26v-106c0-25-9-43-21-52-9-12-26-17-47-17-26 0-47 9-64 26zM120 94v13c0 9 0 13-4 22 0 0-4 4-4 8-4 4-9 4-13 9-4 4-8 8-17 8-4 4-13 4-17 4-13 0-21-4-30-8-4-4-8-13-8-21 0-5 0-9 4-13 0-4 4-9 9-9 4-4 12-8 21-8 8-5 21-5 34-5 4 0 4 0 8 0h9z">
          <text:p/>
        </draw:path>
        <draw:polygon draw:style-name="gr4" draw:text-style-name="P3" draw:layer="layout" svg:width="0.102cm" svg:height="0.344cm" svg:x="11.648cm" svg:y="8.413cm" svg:viewBox="0 0 103 345" draw:points="103,345 26,170 103,0 82,0 0,170 82,345">
          <text:p/>
        </draw:polygon>
        <draw:path draw:style-name="gr4" draw:text-style-name="P3" draw:layer="layout" svg:width="0.127cm" svg:height="0.169cm" svg:x="11.776cm" svg:y="8.515cm" svg:viewBox="0 0 128 170" svg:d="M33 77c9-42 30-65 47-65 13 0 22 10 22 23 0 21-26 42-69 42zM29 90c64-5 99-26 99-55 0-23-17-35-39-35-17 0-39 8-56 26-21 21-33 51-33 81 0 42 21 63 55 63 21 0 47-8 69-29v-17c-22 17-44 29-61 29-21 0-34-16-34-46 0-4 0-13 0-17z">
          <text:p/>
        </draw:path>
        <draw:path draw:style-name="gr4" draw:text-style-name="P3" draw:layer="layout" svg:width="0.191cm" svg:height="0.173cm" svg:x="11.903cm" svg:y="8.511cm" svg:viewBox="0 0 192 174" svg:d="M60 0l-35 12v9l31 4c9 8 17 31 25 64-12 35-33 56-47 64l-17-12c-13 0-17 8-17 16 0 9 8 17 21 17 22 0 44-21 69-72 8 51 17 72 38 72 13 0 26-4 43-8v-13c-9 4-17 4-22 4-21 0-25-21-38-68 17-39 30-60 47-64l17 17c8-4 17-13 17-21 0-13-9-21-21-21-22 0-43 25-68 73-13-48-17-73-38-73z">
          <text:p/>
        </draw:path>
        <draw:path draw:style-name="gr4" draw:text-style-name="P3" draw:layer="layout" svg:width="0.187cm" svg:height="0.246cm" svg:x="12.064cm" svg:y="8.515cm" svg:viewBox="0 0 188 247" svg:d="M81 0l-47 8v9l26 4-39 204-4 5-17 4v13h81v-13l-30-4 9-69c8 4 21 8 29 8 22 0 48-12 65-29 21-26 34-51 34-81 0-38-17-59-47-59-17 0-35 4-56 21l4-21zM64 144l21-110c17-13 30-17 39-17 22 0 34 17 34 42 0 30-12 60-21 72-13 17-26 21-43 21-9 0-17 0-30-8z">
          <text:p/>
        </draw:path>
        <draw:path draw:style-name="gr4" draw:text-style-name="P3" draw:layer="layout" svg:width="0.127cm" svg:height="0.169cm" svg:x="12.281cm" svg:y="8.515cm" svg:viewBox="0 0 128 170" svg:d="M51 0l-51 8v9l25 9-25 144h30l12-85c4-29 17-50 51-63l8 17h6c13 0 21-9 21-22s-4-17-17-17c-18 0-43 12-65 47l13-47z">
          <text:p/>
        </draw:path>
        <draw:polygon draw:style-name="gr4" draw:text-style-name="P3" draw:layer="layout" svg:width="0.102cm" svg:height="0.344cm" svg:x="12.429cm" svg:y="8.413cm" svg:viewBox="0 0 103 345" draw:points="103,170 17,0 0,0 74,170 0,345 17,345">
          <text:p/>
        </draw:polygon>
        <draw:path draw:style-name="gr4" draw:text-style-name="P3" draw:layer="layout" svg:width="0.157cm" svg:height="0.152cm" svg:x="14.467cm" svg:y="7.51cm" svg:viewBox="0 0 158 153" svg:d="M69 0l4 64-60-29-13 25 69 21-52 55 21 17 44-63 38 63 21-17-46-55 63-21-8-21-60 25 5-56v-4c0-4 4-4 4-4z">
          <text:p/>
        </draw:path>
        <draw:polygon draw:style-name="gr4" draw:text-style-name="P3" draw:layer="layout" svg:width="0.097cm" svg:height="0.344cm" svg:x="13.614cm" svg:y="8.413cm" svg:viewBox="0 0 98 345" draw:points="98,345 26,170 98,0 82,0 0,170 82,345">
          <text:p/>
        </draw:polygon>
        <draw:path draw:style-name="gr4" draw:text-style-name="P3" draw:layer="layout" svg:width="0.123cm" svg:height="0.169cm" svg:x="13.741cm" svg:y="8.515cm" svg:viewBox="0 0 124 170" svg:d="M30 77c13-42 30-65 51-65 13 0 18 10 18 23 0 21-22 42-69 42zM30 90c64-5 94-26 94-55 0-23-13-35-35-35-17 0-42 8-59 26-17 21-30 51-30 81 0 42 21 63 51 63 26 0 48-8 69-29v-17c-17 17-39 29-56 29-21 0-34-16-34-46 0-4 0-13 0-17z">
          <text:p/>
        </draw:path>
        <draw:path draw:style-name="gr4" draw:text-style-name="P3" draw:layer="layout" svg:width="0.191cm" svg:height="0.173cm" svg:x="13.864cm" svg:y="8.511cm" svg:viewBox="0 0 192 174" svg:d="M64 0l-34 12v9l30 4c8 8 17 31 25 64-17 35-34 56-51 64l-12-12c-13 0-22 8-22 16 0 9 9 17 26 17 21 0 42-21 63-72 13 51 18 72 43 72 8 0 21-4 38-8v-13c-8 4-13 4-17 4-21 0-25-21-38-68 13-39 30-60 47-64l12 17c14-4 18-13 18-21 0-13-8-21-18-21-25 0-46 25-67 73-13-48-18-73-39-73z">
          <text:p/>
        </draw:path>
        <draw:path draw:style-name="gr4" draw:text-style-name="P3" draw:layer="layout" svg:width="0.186cm" svg:height="0.246cm" svg:x="14.026cm" svg:y="8.515cm" svg:viewBox="0 0 187 247" svg:d="M85 0l-50 8v9l29 4-38 204-4 5-22 4v13h85v-13l-33-4 12-69c9 4 17 8 26 8 25 0 51-12 68-29 21-26 29-51 29-81 0-38-17-59-42-59-17 0-34 4-55 21l4-21zM69 144l21-110c12-13 25-17 38-17 17 0 30 17 30 42 0 30-9 60-21 72-9 17-22 21-39 21-8 0-21 0-29-8z">
          <text:p/>
        </draw:path>
        <draw:path draw:style-name="gr4" draw:text-style-name="P3" draw:layer="layout" svg:width="0.132cm" svg:height="0.169cm" svg:x="14.242cm" svg:y="8.515cm" svg:viewBox="0 0 133 170" svg:d="M55 0l-55 8v9l30 9-30 144h30l17-85c4-29 17-50 51-63l9 17h5c12 0 21-9 21-22s-9-17-21-17c-18 0-40 12-61 47l8-47z">
          <text:p/>
        </draw:path>
        <draw:polygon draw:style-name="gr4" draw:text-style-name="P3" draw:layer="layout" svg:width="0.098cm" svg:height="0.344cm" svg:x="14.395cm" svg:y="8.413cm" svg:viewBox="0 0 99 345" draw:points="99,170 18,0 0,0 73,170 0,345 18,345">
          <text:p/>
        </draw:polygon>
        <draw:path draw:style-name="gr4" draw:text-style-name="P3" draw:layer="layout" svg:width="0.149cm" svg:height="0.254cm" svg:x="13.983cm" svg:y="9.414cm" svg:viewBox="0 0 150 255" svg:d="M0 0v251h18l13-21c4 8 13 13 21 17s17 8 30 8c8 0 17 0 25-4 9-4 13-13 21-17 9-8 13-17 17-29 5-13 5-26 5-43 0-13 0-25-5-38-4-9-8-18-17-27-4-8-12-12-21-16-8-5-17-5-25-5-13 0-22 0-30 9-8 4-17 12-21 21v-98-4c4 0 4 0 4 0v-4zM48 226c-4-4-4-4-9-9 0-4-4-8-4-12-4-5-4-9-4-17 0-9 0-18 0-26 0-17 0-30 4-38 4-9 9-14 13-18 8-4 17-9 21-9 17 0 30 9 43 18 8 13 12 30 12 55 0 13-4 22-4 30-4 9-8 13-13 17-8 5-12 9-17 13-8 0-13 0-17 0s-8 0-13 0c0 0-4-4-12-4z">
          <text:p/>
        </draw:path>
        <draw:path draw:style-name="gr4" draw:text-style-name="P3" draw:layer="layout" svg:width="0.149cm" svg:height="0.178cm" svg:x="15.456cm" svg:y="8.511cm" svg:viewBox="0 0 150 179" svg:d="M150 29c-4-8-13-17-26-21-12-8-21-8-38-8-12 0-21 0-34 4-8 4-17 12-25 21-9 4-13 17-18 25-4 13-9 26-9 38 0 13 5 22 9 36 5 8 9 21 18 29 8 4 17 13 25 17 13 4 22 9 34 9 26 0 47-13 64-30l-17-17c-13 13-26 21-42 21-9 0-17 0-26-4-8-4-13-8-17-17-8-4-13-14-13-22-4-9-4-17-4-26 0-8 0-17 4-25 0-9 5-17 9-21 8-5 13-9 21-13 4-4 13-4 17-4 17 0 30 4 38 8 4 4 4 9 9 13v4c4 0 4 0 4 4-4 0 0 0 0 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3cm" fo:margin-bottom="1cm" fo:margin-left="2.7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1-04-12T22:04:30.935000000</dc:date>
    <meta:editing-duration>PT21M6S</meta:editing-duration>
    <meta:editing-cycles>6</meta:editing-cycles>
    <meta:generator>LibreOffice/6.4.7.2$Windows_X86_64 LibreOffice_project/639b8ac485750d5696d7590a72ef1b496725cfb5</meta:generator>
    <meta:document-statistic meta:object-count="637"/>
  </office:meta>
</office:document-meta>
</file>